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, RobotoDraft, Helvetica, Arial, sans-serif"/>
    <style:font-face style:name="Verdana" svg:font-family="Verdana"/>
    <style:font-face style:name="Verdana1" svg:font-family="Verdana, Arial, sans-serif"/>
    <style:font-face style:name="arial" svg:font-family="arial, sans-serif"/>
  </office:font-face-decls>
  <office:automatic-styles>
    <style:style style:name="Tabella1" style:family="table">
      <style:table-properties style:width="17cm" table:align="left" style:writing-mode="lr-tb"/>
    </style:style>
    <style:style style:name="Tabella1.A" style:family="table-column">
      <style:table-column-properties style:column-width="5.517cm"/>
    </style:style>
    <style:style style:name="Tabella1.B" style:family="table-column">
      <style:table-column-properties style:column-width="11.483cm"/>
    </style:style>
    <style:style style:name="Tabella1.A1" style:family="table-cell">
      <style:table-cell-properties style:vertical-align="middle" fo:padding="0cm" fo:border="none"/>
    </style:style>
    <style:style style:name="Tabella1.A2" style:family="table-cell">
      <style:table-cell-properties style:vertical-align="middle" fo:background-color="#93c47d" fo:padding-left="0cm" fo:padding-right="0cm" fo:padding-top="0cm" fo:padding-bottom="0.053cm" fo:border-left="none" fo:border-right="none" fo:border-top="none" fo:border-bottom="1.5pt solid #000000">
        <style:background-image/>
      </style:table-cell-properties>
    </style:style>
    <style:style style:name="Tabella1.B2" style:family="table-cell">
      <style:table-cell-properties style:vertical-align="middle" fo:background-color="#b6d7a8" fo:padding-left="0cm" fo:padding-right="0cm" fo:padding-top="0cm" fo:padding-bottom="0.053cm" fo:border-left="none" fo:border-right="none" fo:border-top="none" fo:border-bottom="2.25pt solid #000000">
        <style:background-image/>
      </style:table-cell-properties>
    </style:style>
    <style:style style:name="Tabella1.A3" style:family="table-cell">
      <style:table-cell-properties style:vertical-align="middle" fo:background-color="#b6d7a8" fo:padding-left="0.079cm" fo:padding-right="0.079cm" fo:padding-top="0cm" fo:padding-bottom="0.053cm" fo:border-left="1.5pt solid #000000" fo:border-right="1.5pt solid #000000" fo:border-top="none" fo:border-bottom="1.5pt solid #000000">
        <style:background-image/>
      </style:table-cell-properties>
    </style:style>
    <style:style style:name="Tabella1.B5" style:family="table-cell">
      <style:table-cell-properties style:vertical-align="middle" fo:padding-left="0cm" fo:padding-right="0cm" fo:padding-top="0cm" fo:padding-bottom="0.053cm" fo:border-left="none" fo:border-right="none" fo:border-top="none" fo:border-bottom="1.5pt solid #000000"/>
    </style:style>
    <style:style style:name="Tabella1.A6" style:family="table-cell">
      <style:table-cell-properties style:vertical-align="middle" fo:background-color="#ffe599" fo:padding-left="0.079cm" fo:padding-right="0.079cm" fo:padding-top="0cm" fo:padding-bottom="0.053cm" fo:border-left="1.5pt solid #000000" fo:border-right="1.5pt solid #000000" fo:border-top="none" fo:border-bottom="1.5pt solid #000000">
        <style:background-image/>
      </style:table-cell-properties>
    </style:style>
    <style:style style:name="Tabella1.B6" style:family="table-cell">
      <style:table-cell-properties style:vertical-align="middle" fo:background-color="#ffe599" fo:padding-left="0cm" fo:padding-right="0.079cm" fo:padding-top="0cm" fo:padding-bottom="0.053cm" fo:border-left="none" fo:border-right="1.5pt solid #000000" fo:border-top="none" fo:border-bottom="1.5pt solid #000000">
        <style:background-image/>
      </style:table-cell-properties>
    </style:style>
    <style:style style:name="Tabella1.B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1.5pt solid #000000"/>
    </style:style>
    <style:style style:name="Tabella1.B14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.B15" style:family="table-cell">
      <style:table-cell-properties style:vertical-align="middle" fo:padding-left="0cm" fo:padding-right="0cm" fo:padding-top="0cm" fo:padding-bottom="0.053cm" fo:border-left="none" fo:border-right="none" fo:border-top="none" fo:border-bottom="1.5pt solid #000000"/>
    </style:style>
    <style:style style:name="Tabella1.B19" style:family="table-cell">
      <style:table-cell-properties style:vertical-align="middle" fo:padding-left="0cm" fo:padding-right="0cm" fo:padding-top="0cm" fo:padding-bottom="0.053cm" fo:border-left="none" fo:border-right="none" fo:border-top="none" fo:border-bottom="2.25pt solid #000000"/>
    </style:style>
    <style:style style:name="Tabella1.A20" style:family="table-cell">
      <style:table-cell-properties style:vertical-align="middle" fo:background-color="#a4c2f4" fo:padding-left="0.079cm" fo:padding-right="0.079cm" fo:padding-top="0cm" fo:padding-bottom="0.053cm" fo:border-left="1.5pt solid #000000" fo:border-right="1.5pt solid #000000" fo:border-top="none" fo:border-bottom="1.5pt solid #000000">
        <style:background-image/>
      </style:table-cell-properties>
    </style:style>
    <style:style style:name="Tabella1.B20" style:family="table-cell">
      <style:table-cell-properties style:vertical-align="middle" fo:background-color="#a4c2f4" fo:padding-left="0cm" fo:padding-right="0cm" fo:padding-top="0cm" fo:padding-bottom="0.053cm" fo:border-left="none" fo:border-right="none" fo:border-top="none" fo:border-bottom="0.05pt solid #000000">
        <style:background-image/>
      </style:table-cell-properties>
    </style:style>
    <style:style style:name="Tabella1.B23" style:family="table-cell">
      <style:table-cell-properties style:vertical-align="middle" fo:padding-left="0cm" fo:padding-right="0cm" fo:padding-top="0cm" fo:padding-bottom="0.053cm" fo:border-left="none" fo:border-right="none" fo:border-top="none" fo:border-bottom="1.5pt solid #000000"/>
    </style:style>
    <style:style style:name="Tabella1.B24" style:family="table-cell">
      <style:table-cell-properties style:vertical-align="middle" fo:background-color="#a4c2f4" fo:padding-left="0cm" fo:padding-right="0.079cm" fo:padding-top="0cm" fo:padding-bottom="0.053cm" fo:border-left="none" fo:border-right="1.5pt solid #000000" fo:border-top="none" fo:border-bottom="1.5pt solid #000000">
        <style:background-image/>
      </style:table-cell-properties>
    </style:style>
    <style:style style:name="Tabella1.B26" style:family="table-cell">
      <style:table-cell-properties style:vertical-align="middle" fo:padding-left="0cm" fo:padding-right="0cm" fo:padding-top="0cm" fo:padding-bottom="0.053cm" fo:border-left="none" fo:border-right="none" fo:border-top="none" fo:border-bottom="1.5pt solid #000000"/>
    </style:style>
    <style:style style:name="Tabella1.A27" style:family="table-cell">
      <style:table-cell-properties style:vertical-align="middle" fo:background-color="#d5a6bd" fo:padding-left="0.079cm" fo:padding-right="0.079cm" fo:padding-top="0cm" fo:padding-bottom="0.053cm" fo:border-left="1.5pt solid #000000" fo:border-right="1.5pt solid #000000" fo:border-top="none" fo:border-bottom="1.5pt solid #000000">
        <style:background-image/>
      </style:table-cell-properties>
    </style:style>
    <style:style style:name="Tabella1.B27" style:family="table-cell">
      <style:table-cell-properties style:vertical-align="middle" fo:background-color="#d5a6bd" fo:padding-left="0cm" fo:padding-right="0.079cm" fo:padding-top="0cm" fo:padding-bottom="0.053cm" fo:border-left="none" fo:border-right="1.5pt solid #000000" fo:border-top="none" fo:border-bottom="1.5pt solid #000000">
        <style:background-image/>
      </style:table-cell-properties>
    </style:style>
    <style:style style:name="Tabella1.B28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29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30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31" style:family="table-cell">
      <style:table-cell-properties style:vertical-align="middle" fo:padding-left="0cm" fo:padding-right="0.079cm" fo:padding-top="0cm" fo:padding-bottom="0.053cm" fo:border-left="none" fo:border-right="1.5pt solid #000000" fo:border-top="none" fo:border-bottom="1.5pt solid #000000"/>
    </style:style>
    <style:style style:name="Tabella1.B33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34" style:family="table-cell">
      <style:table-cell-properties style:vertical-align="middle" fo:padding-left="0cm" fo:padding-right="0.079cm" fo:padding-top="0cm" fo:padding-bottom="0.053cm" fo:border-left="none" fo:border-right="1.5pt solid #000000" fo:border-top="none" fo:border-bottom="1.5pt solid #000000"/>
    </style:style>
    <style:style style:name="Tabella1.B36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37" style:family="table-cell">
      <style:table-cell-properties style:vertical-align="middle" fo:padding-left="0cm" fo:padding-right="0.079cm" fo:padding-top="0cm" fo:padding-bottom="0.053cm" fo:border-left="none" fo:border-right="1.5pt solid #000000" fo:border-top="none" fo:border-bottom="1.5pt solid #000000"/>
    </style:style>
    <style:style style:name="Tabella1.A38" style:family="table-cell">
      <style:table-cell-properties style:vertical-align="middle" fo:background-color="#f6b26b" fo:padding-left="0.079cm" fo:padding-right="0.079cm" fo:padding-top="0cm" fo:padding-bottom="0.053cm" fo:border-left="1.5pt solid #000000" fo:border-right="1.5pt solid #000000" fo:border-top="none" fo:border-bottom="1.5pt solid #000000">
        <style:background-image/>
      </style:table-cell-properties>
    </style:style>
    <style:style style:name="Tabella1.B38" style:family="table-cell">
      <style:table-cell-properties style:vertical-align="middle" fo:background-color="#f6b26b" fo:padding-left="0cm" fo:padding-right="0.079cm" fo:padding-top="0cm" fo:padding-bottom="0cm" fo:border-left="none" fo:border-right="1.5pt solid #000000" fo:border-top="none" fo:border-bottom="none">
        <style:background-image/>
      </style:table-cell-properties>
    </style:style>
    <style:style style:name="Tabella1.B39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40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41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B42" style:family="table-cell">
      <style:table-cell-properties style:vertical-align="middle" fo:padding-left="0cm" fo:padding-right="0.079cm" fo:padding-top="0cm" fo:padding-bottom="0cm" fo:border-left="none" fo:border-right="1.5pt solid #000000" fo:border-top="none" fo:border-bottom="none"/>
    </style:style>
    <style:style style:name="Tabella1.A43" style:family="table-cell">
      <style:table-cell-properties style:vertical-align="middle" fo:background-color="#b4a7d6" fo:padding-left="0.079cm" fo:padding-right="0.079cm" fo:padding-top="0cm" fo:padding-bottom="0.053cm" fo:border-left="1.5pt solid #000000" fo:border-right="1.5pt solid #000000" fo:border-top="none" fo:border-bottom="1.5pt solid #000000">
        <style:background-image/>
      </style:table-cell-properties>
    </style:style>
    <style:style style:name="Tabella1.B43" style:family="table-cell">
      <style:table-cell-properties style:vertical-align="middle" fo:background-color="#b4a7d6" fo:padding="0cm" fo:border="none">
        <style:background-image/>
      </style:table-cell-properties>
    </style:style>
    <style:style style:name="P1" style:family="paragraph" style:parent-style-name="Standard">
      <style:text-properties officeooo:rsid="001d5fc7" officeooo:paragraph-rsid="001d5fc7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d5fc7" officeooo:paragraph-rsid="001d5fc7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weight="bold" officeooo:rsid="001d5fc7" officeooo:paragraph-rsid="001d5fc7" style:font-weight-asian="bold" style:font-weight-complex="bold"/>
    </style:style>
    <style:style style:name="P4" style:family="paragraph" style:parent-style-name="Standard">
      <style:text-properties fo:font-weight="bold" officeooo:rsid="001f58b0" officeooo:paragraph-rsid="001f58b0" style:font-weight-asian="bold" style:font-weight-complex="bold"/>
    </style:style>
    <style:style style:name="P5" style:family="paragraph" style:parent-style-name="Standard">
      <style:text-properties fo:font-weight="normal" officeooo:rsid="001d5fc7" officeooo:paragraph-rsid="001d5fc7" style:font-weight-asian="normal" style:font-weight-complex="normal"/>
    </style:style>
    <style:style style:name="P6" style:family="paragraph" style:parent-style-name="Standard">
      <style:text-properties fo:font-weight="normal" officeooo:rsid="001f58b0" officeooo:paragraph-rsid="001f58b0" style:font-weight-asian="normal" style:font-weight-complex="normal"/>
    </style:style>
    <style:style style:name="P7" style:family="paragraph" style:parent-style-name="Standard">
      <style:text-properties fo:font-size="20pt" fo:font-weight="bold" officeooo:rsid="001d5fc7" officeooo:paragraph-rsid="001d5fc7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f58b0" officeooo:paragraph-rsid="001f58b0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20eeff" officeooo:paragraph-rsid="0020eeff" style:font-size-asian="17.5pt" style:font-weight-asian="bold" style:font-size-complex="20pt" style:font-weight-complex="bold"/>
    </style:style>
    <style:style style:name="P10" style:family="paragraph" style:parent-style-name="Standard">
      <style:text-properties style:font-name="Liberation Serif" fo:font-size="20pt" fo:font-weight="bold" officeooo:rsid="001f58b0" officeooo:paragraph-rsid="001f58b0" style:font-size-asian="20pt" style:font-weight-asian="bold" style:font-size-complex="20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line-height="100%" style:register-true="true"/>
      <style:text-properties style:font-name="Liberation Serif" fo:font-size="20pt" fo:font-weight="bold" officeooo:rsid="0020eeff" officeooo:paragraph-rsid="0020eeff" style:font-size-asian="17.5pt" style:font-weight-asian="bold" style:font-size-complex="20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50%" style:register-true="true"/>
      <style:text-properties style:font-name="Liberation Serif" fo:font-size="20pt" fo:font-weight="bold" officeooo:rsid="0020eeff" officeooo:paragraph-rsid="0020eeff" style:font-size-asian="17.5pt" style:font-weight-asian="bold" style:font-size-complex="20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line-height="100%" style:register-true="true"/>
      <style:text-properties style:font-name="Liberation Serif" fo:font-size="20pt" fo:font-weight="bold" officeooo:rsid="0021802d" officeooo:paragraph-rsid="0021802d" style:font-size-asian="17.5pt" style:font-weight-asian="bold" style:font-size-complex="20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50%" style:register-true="true"/>
      <style:text-properties style:font-name="Liberation Serif" fo:font-size="12pt" fo:font-weight="normal" officeooo:rsid="0020eeff" officeooo:paragraph-rsid="0020eeff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00%" style:register-true="true"/>
      <style:text-properties style:font-name="Liberation Serif" fo:font-size="12pt" fo:font-weight="normal" officeooo:rsid="0020eeff" officeooo:paragraph-rsid="0020eeff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00%" style:register-true="true"/>
      <style:text-properties style:font-name="Liberation Serif" fo:font-size="12pt" fo:font-weight="normal" officeooo:rsid="0021802d" officeooo:paragraph-rsid="0021802d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00%" style:register-true="true"/>
      <style:text-properties style:font-name="Liberation Serif" fo:font-size="12pt" fo:font-weight="bold" officeooo:rsid="0020eeff" officeooo:paragraph-rsid="0020eeff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line-height="100%" style:register-true="true"/>
      <style:text-properties style:font-name="Liberation Serif" fo:font-size="12pt" fo:font-weight="bold" officeooo:rsid="0021802d" officeooo:paragraph-rsid="0021802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erif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1" style:family="paragraph" style:parent-style-name="Table_20_Contents">
      <style:text-properties style:font-name="Liberation Serif" fo:font-size="12pt" fo:font-weight="bold" style:font-size-asian="12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weight="normal" officeooo:paragraph-rsid="002357f4"/>
    </style:style>
    <style:style style:name="P23" style:family="paragraph" style:parent-style-name="Text_20_body" style:list-style-name="L7">
      <loext:graphic-properties draw:fill-gradient-name="gradient" draw:fill-hatch-name="hatch"/>
      <style:paragraph-properties fo:line-height="80%" style:register-true="true"/>
      <style:text-properties fo:font-weight="normal" officeooo:paragraph-rsid="002357f4" style:font-weight-asian="normal" style:font-weight-complex="normal"/>
    </style:style>
    <style:style style:name="P24" style:family="paragraph" style:parent-style-name="Text_20_body" style:list-style-name="L12">
      <loext:graphic-properties draw:fill-gradient-name="gradient" draw:fill-hatch-name="hatch"/>
      <style:paragraph-properties fo:line-height="80%" style:register-true="true"/>
      <style:text-properties fo:font-weight="normal" officeooo:paragraph-rsid="002583cb" style:font-weight-asian="normal" style:font-weight-complex="normal"/>
    </style:style>
    <style:style style:name="P25" style:family="paragraph" style:parent-style-name="Text_20_body" style:list-style-name="L9">
      <loext:graphic-properties draw:fill-gradient-name="gradient" draw:fill-hatch-name="hatch"/>
      <style:paragraph-properties fo:line-height="80%" style:register-true="true"/>
      <style:text-properties fo:font-weight="normal" officeooo:paragraph-rsid="0025077c" style:font-weight-asian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c8c3bc" loext:opacity="100%" style:font-name="Verdana1" fo:font-size="10.5pt" fo:letter-spacing="normal" fo:font-style="normal" fo:font-weight="normal" officeooo:paragraph-rsid="002357f4" style:font-weight-asian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line-height="80%" style:register-true="true"/>
      <style:text-properties fo:font-variant="normal" fo:text-transform="none" fo:color="#c8c3bc" loext:opacity="100%" style:font-name="Verdana1" fo:font-size="10.5pt" fo:letter-spacing="normal" fo:font-style="normal" fo:font-weight="normal" officeooo:paragraph-rsid="002357f4" style:font-weight-asian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c8c3bc" loext:opacity="100%" style:font-name="Verdana1" fo:font-size="20pt" fo:letter-spacing="normal" fo:font-style="normal" fo:font-weight="bold" officeooo:rsid="0028b0e0" officeooo:paragraph-rsid="0028b0e0" style:font-size-asian="17.5pt" style:font-weight-asian="bold" style:font-size-complex="20pt" style:font-weight-complex="bold"/>
    </style:style>
    <style:style style:name="P29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c8c3bc" loext:opacity="100%" style:font-name="Verdana1" fo:font-size="20pt" fo:letter-spacing="normal" fo:font-style="normal" fo:font-weight="bold" officeooo:rsid="002dabf3" officeooo:paragraph-rsid="002dabf3" style:font-size-asian="17.5pt" style:font-weight-asian="bold" style:font-size-complex="20pt" style:font-weight-complex="bold"/>
    </style:style>
    <style:style style:name="P30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c8c3bc" loext:opacity="100%" style:font-name="Verdana1" fo:font-size="12pt" fo:letter-spacing="normal" fo:font-style="normal" fo:font-weight="normal" officeooo:rsid="0028b0e0" officeooo:paragraph-rsid="0028b0e0" style:font-size-asian="10.5pt" style:font-weight-asian="normal" style:font-size-complex="12pt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line-height="70%" style:register-true="true"/>
      <style:text-properties fo:font-variant="normal" fo:text-transform="none" fo:color="#c8c3bc" loext:opacity="100%" style:font-name="Liberation Serif" fo:font-size="12pt" fo:letter-spacing="normal" fo:font-style="normal" fo:font-weight="normal" officeooo:rsid="002dabf3" officeooo:paragraph-rsid="002dabf3" style:font-size-asian="12pt" style:font-weight-asian="normal" style:font-size-complex="12pt" style:font-weight-complex="normal"/>
    </style:style>
    <style:style style:name="P32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c8c3bc" loext:opacity="100%" style:font-name="Liberation Serif" fo:font-size="20pt" fo:letter-spacing="normal" fo:font-style="normal" fo:font-weight="bold" officeooo:rsid="002fed39" officeooo:paragraph-rsid="002fed39" style:font-size-asian="17.5pt" style:font-weight-asian="bold" style:font-size-complex="20pt" style:font-weight-complex="bold"/>
    </style:style>
    <style:style style:name="P3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87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87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87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Arial" fo:font-size="20pt" fo:font-style="normal" style:text-underline-style="none" fo:font-weight="bold" officeooo:rsid="001f58b0" officeooo:paragraph-rsid="001f58b0" style:text-blinking="false" fo:background-color="transparent" style:font-size-asian="20pt" style:font-weight-asian="bold" style:font-size-complex="20pt" style:font-weight-complex="bold"/>
    </style:style>
    <style:style style:name="P36" style:family="paragraph" style:parent-style-name="Text_20_body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Arial" fo:font-size="20pt" fo:font-style="normal" style:text-underline-style="none" fo:font-weight="bold" officeooo:rsid="001f58b0" officeooo:paragraph-rsid="001f58b0" style:text-blinking="false" fo:background-color="transparent" style:font-size-asian="20pt" style:font-weight-asian="bold" style:font-size-complex="20pt" style:font-weight-complex="bold"/>
    </style:style>
    <style:style style:name="P37" style:family="paragraph" style:parent-style-name="Text_20_body">
      <style:text-properties fo:font-variant="normal" fo:text-transform="none" fo:color="#212121" loext:opacity="100%" style:text-line-through-style="none" style:text-line-through-type="none" style:font-name="Liberation Serif" fo:font-size="12pt" fo:font-style="normal" style:text-underline-style="none" fo:font-weight="normal" officeooo:rsid="001f58b0" officeooo:paragraph-rsid="001f58b0" style:text-blinking="false" fo:background-color="transparent" style:font-size-asian="10.5pt" style:font-weight-asian="normal" style:font-size-complex="12pt" style:font-weight-complex="normal"/>
    </style:style>
    <style:style style:name="P38" style:family="paragraph" style:parent-style-name="Text_20_body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Liberation Serif" fo:font-size="12pt" fo:font-style="normal" style:text-underline-style="none" fo:font-weight="normal" officeooo:rsid="001f58b0" officeooo:paragraph-rsid="001f58b0" style:text-blinking="false" fo:background-color="transparent" style:font-size-asian="10.5pt" style:font-weight-asian="normal" style:font-size-complex="12pt" style:font-weight-complex="normal"/>
    </style:style>
    <style:style style:name="P39" style:family="paragraph" style:parent-style-name="Text_20_body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Liberation Serif" fo:font-size="12pt" fo:font-style="normal" style:text-underline-style="none" fo:font-weight="normal" officeooo:rsid="001f58b0" officeooo:paragraph-rsid="001fbe7e" style:text-blinking="false" fo:background-color="transparent" style:font-size-asian="10.5pt" style:font-weight-asian="normal" style:font-size-complex="12pt" style:font-weight-complex="normal"/>
    </style:style>
    <style:style style:name="P4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87%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87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87%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weight-asian="bold" style:font-weight-complex="bold"/>
    </style:style>
    <style:style style:name="P43" style:family="paragraph" style:parent-style-name="Text_20_body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212121" loext:opacity="100%" style:text-line-through-style="none" style:text-line-through-type="none" style:font-name="Liberation Serif" fo:font-size="12pt" fo:font-style="normal" style:text-underline-style="none" fo:font-weight="bold" officeooo:rsid="001f58b0" officeooo:paragraph-rsid="001fbe7e" style:text-blinking="false" fo:background-color="transparent" style:font-size-asian="10.5pt" style:font-weight-asian="bold" style:font-size-complex="12pt" style:font-weight-complex="bold"/>
    </style:style>
    <style:style style:name="P44" style:family="paragraph" style:parent-style-name="Text_20_body">
      <loext:graphic-properties draw:fill-gradient-name="gradient" draw:fill-hatch-name="hatch"/>
      <style:paragraph-properties fo:margin-left="0cm" fo:margin-right="0cm" fo:margin-top="0.37cm" fo:margin-bottom="0cm" style:contextual-spacing="false" fo:line-height="100%" fo:orphans="2" fo:widows="2" style:register-true="true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loext:graphic-properties draw:fill-gradient-name="gradient" draw:fill-hatch-name="hatch"/>
      <style:paragraph-properties fo:margin-left="0cm" fo:margin-right="0cm" fo:margin-top="0.37cm" fo:margin-bottom="0cm" style:contextual-spacing="false" fo:line-height="100%" fo:orphans="2" fo:widows="2" style:register-true="true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6" style:family="paragraph" style:parent-style-name="Text_20_body" style:list-style-name="L36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7" style:family="paragraph" style:parent-style-name="Text_20_body" style:list-style-name="L36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fed39" style:font-size-asian="12pt" style:font-size-complex="12pt"/>
    </style:style>
    <style:style style:name="P48" style:family="paragraph" style:parent-style-name="Text_20_body" style:list-style-name="L36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loext:graphic-properties draw:fill-gradient-name="gradient" draw:fill-hatch-name="hatch"/>
      <style:paragraph-properties fo:margin-left="0cm" fo:margin-right="0cm" fo:margin-top="0.37cm" fo:margin-bottom="0cm" style:contextual-spacing="false" fo:line-height="50%" fo:orphans="2" fo:widows="2" style:register-true="true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50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000000" loext:opacity="100%" style:font-name="Liberation Serif" fo:font-size="12pt" fo:letter-spacing="normal" fo:font-style="normal" fo:font-weight="normal" officeooo:rsid="002fed39" officeooo:paragraph-rsid="002fed39" style:font-size-asian="10.5pt" style:font-weight-asian="normal" style:font-size-complex="12pt" style:font-weight-complex="normal"/>
    </style:style>
    <style:style style:name="P51" style:family="paragraph" style:parent-style-name="Text_20_body">
      <loext:graphic-properties draw:fill-gradient-name="gradient" draw:fill-hatch-name="hatch"/>
      <style:paragraph-properties fo:margin-left="0cm" fo:margin-right="0cm" fo:margin-top="0.37cm" fo:margin-bottom="0cm" style:contextual-spacing="false" fo:line-height="50%" fo:orphans="2" fo:widows="2" style:register-true="true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size-asian="10.5pt" style:font-weight-asian="bold" style:font-size-complex="12pt" style:font-weight-complex="bold"/>
    </style:style>
    <style:style style:name="P52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bold" officeooo:paragraph-rsid="002fed39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4" style:family="paragraph" style:parent-style-name="Text_20_body">
      <loext:graphic-properties draw:fill-gradient-name="gradient" draw:fill-hatch-name="hatch"/>
      <style:paragraph-properties fo:margin-left="0cm" fo:margin-right="0cm" fo:margin-top="0.37cm" fo:margin-bottom="0cm" style:contextual-spacing="false" fo:line-height="70%" fo:orphans="2" fo:widows="2" style:register-true="true" fo:text-indent="0cm" style:auto-text-indent="false" fo:padding="0cm" fo:border="none"/>
      <style:text-properties fo:font-variant="normal" fo:text-transform="none" fo:color="#000000" loext:opacity="100%" style:font-name="Liberation Serif" fo:font-size="20pt" fo:letter-spacing="normal" fo:font-style="normal" fo:font-weight="bold" style:font-size-asian="17.5pt" style:font-weight-asian="bold" style:font-size-complex="20pt" style:font-weight-complex="bold"/>
    </style:style>
    <style:style style:name="P55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000000" loext:opacity="100%" style:font-name="Liberation Serif" fo:font-size="20pt" fo:letter-spacing="normal" fo:font-style="normal" fo:font-weight="bold" officeooo:rsid="0032098a" officeooo:paragraph-rsid="0032098a" style:font-size-asian="17.5pt" style:font-weight-asian="bold" style:font-size-complex="20pt" style:font-weight-complex="bold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Text_20_body" style:list-style-name="L22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9" style:family="paragraph" style:parent-style-name="Text_20_body" style:list-style-name="L22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0" style:family="paragraph" style:parent-style-name="Text_20_body" style:list-style-name="L22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1" style:family="paragraph" style:parent-style-name="Text_20_body" style:list-style-name="L23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2" style:family="paragraph" style:parent-style-name="Text_20_body" style:list-style-name="L23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3" style:family="paragraph" style:parent-style-name="Text_20_body" style:list-style-name="L23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4" style:family="paragraph" style:parent-style-name="Text_20_body" style:list-style-name="L24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5" style:family="paragraph" style:parent-style-name="Text_20_body" style:list-style-name="L24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 style:list-style-name="L25">
      <loext:graphic-properties draw:fill="none" draw:fill-color="#ffffff" draw:fill-gradient-name="gradient" draw:fill-hatch-name="hatch"/>
      <style:paragraph-properties fo:margin-left="0.529cm" fo:margin-right="0cm" fo:margin-top="0.423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7" style:family="paragraph" style:parent-style-name="Text_20_body" style:list-style-name="L26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 style:list-style-name="L26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9" style:family="paragraph" style:parent-style-name="Text_20_body" style:list-style-name="L27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0" style:family="paragraph" style:parent-style-name="Text_20_body" style:list-style-name="L27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1" style:family="paragraph" style:parent-style-name="Text_20_body" style:list-style-name="L27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2" style:family="paragraph" style:parent-style-name="Text_20_body" style:list-style-name="L28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3" style:family="paragraph" style:parent-style-name="Text_20_body" style:list-style-name="L28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4" style:family="paragraph" style:parent-style-name="Text_20_body" style:list-style-name="L29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5" style:family="paragraph" style:parent-style-name="Text_20_body" style:list-style-name="L29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6" style:family="paragraph" style:parent-style-name="Text_20_body" style:list-style-name="L29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7" style:family="paragraph" style:parent-style-name="Text_20_body" style:list-style-name="L30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8" style:family="paragraph" style:parent-style-name="Text_20_body" style:list-style-name="L30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9" style:family="paragraph" style:parent-style-name="Text_20_body" style:list-style-name="L30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0" style:family="paragraph" style:parent-style-name="Text_20_body" style:list-style-name="L31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1" style:family="paragraph" style:parent-style-name="Text_20_body" style:list-style-name="L31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2" style:family="paragraph" style:parent-style-name="Text_20_body" style:list-style-name="L31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3" style:family="paragraph" style:parent-style-name="Text_20_body" style:list-style-name="L32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4" style:family="paragraph" style:parent-style-name="Text_20_body" style:list-style-name="L32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5" style:family="paragraph" style:parent-style-name="Text_20_body" style:list-style-name="L32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dabf3" style:text-blinking="false" fo:background-color="transparent" style:font-size-asian="12pt" style:font-size-complex="12pt"/>
    </style:style>
    <style:style style:name="P86" style:family="paragraph" style:parent-style-name="Text_20_body" style:list-style-name="L33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7" style:family="paragraph" style:parent-style-name="Text_20_body" style:list-style-name="L33">
      <loext:graphic-properties draw:fill="none" draw:fill-color="#ffffff" draw:fill-gradient-name="gradient" draw:fill-hatch-name="hatch"/>
      <style:paragraph-properties fo:margin-left="0.529cm" fo:margin-right="0cm" fo:margin-top="0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8" style:family="paragraph" style:parent-style-name="Text_20_body" style:list-style-name="L33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dabf3" style:text-blinking="false" fo:background-color="transparent" style:font-size-asian="12pt" style:font-size-complex="12pt"/>
    </style:style>
    <style:style style:name="P89" style:family="paragraph" style:parent-style-name="Text_20_body" style:list-style-name="L34">
      <loext:graphic-properties draw:fill="none" draw:fill-color="#ffffff" draw:fill-gradient-name="gradient" draw:fill-hatch-name="hatch"/>
      <style:paragraph-properties fo:margin-left="0.529cm" fo:margin-right="0cm" fo:margin-top="0.423cm" fo:margin-bottom="0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0" style:family="paragraph" style:parent-style-name="Text_20_body" style:list-style-name="L34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1" style:family="paragraph" style:parent-style-name="Text_20_body">
      <loext:graphic-properties draw:fill="none" draw:fill-color="#ffffff" draw:fill-gradient-name="gradient" draw:fill-hatch-name="hatch"/>
      <style:paragraph-properties fo:margin-left="0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2" style:family="paragraph" style:parent-style-name="Text_20_body">
      <loext:graphic-properties draw:fill="none" draw:fill-color="#ffffff" draw:fill-gradient-name="gradient" draw:fill-hatch-name="hatch"/>
      <style:paragraph-properties fo:margin-left="0.529cm" fo:margin-right="0cm" fo:margin-top="0cm" fo:margin-bottom="0.423cm" style:contextual-spacing="false" fo:line-height="7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3" style:family="paragraph" style:parent-style-name="Text_20_body">
      <loext:graphic-properties draw:fill-gradient-name="gradient" draw:fill-hatch-name="hatch"/>
      <style:paragraph-properties fo:margin-left="2.505cm" fo:margin-right="0cm" fo:margin-top="0cm" fo:margin-bottom="0cm" style:contextual-spacing="false" fo:line-height="80%" style:register-true="tru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4" style:family="paragraph" style:parent-style-name="Text_20_body" style:list-style-name="L2">
      <loext:graphic-properties draw:fill="none" draw:fill-color="#ffffff" draw:fill-gradient-name="gradient" draw:fill-hatch-name="hatch"/>
      <style:paragraph-properties fo:margin-left="1.058cm" fo:margin-right="0cm" fo:margin-top="0.388cm" fo:margin-bottom="0cm" style:contextual-spacing="false" fo:line-height="8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5" style:family="paragraph" style:parent-style-name="Text_20_body" style:list-style-name="L2">
      <loext:graphic-properties draw:fill="none" draw:fill-color="#ffffff" draw:fill-gradient-name="gradient" draw:fill-hatch-name="hatch"/>
      <style:paragraph-properties fo:margin-left="1.058cm" fo:margin-right="0cm" fo:margin-top="0cm" fo:margin-bottom="0cm" style:contextual-spacing="false" fo:line-height="8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6" style:family="paragraph" style:parent-style-name="Text_20_body" style:list-style-name="L2">
      <loext:graphic-properties draw:fill="none" draw:fill-color="#ffffff" draw:fill-gradient-name="gradient" draw:fill-hatch-name="hatch"/>
      <style:paragraph-properties fo:margin-left="1.058cm" fo:margin-right="0cm" fo:margin-top="0cm" fo:margin-bottom="0cm" style:contextual-spacing="false" fo:line-height="8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357f4" style:text-blinking="false" fo:background-color="transparent" style:font-size-asian="12pt" style:font-size-complex="12pt"/>
    </style:style>
    <style:style style:name="P97" style:family="paragraph" style:parent-style-name="Text_20_body" style:list-style-name="L2">
      <loext:graphic-properties draw:fill="none" draw:fill-color="#ffffff" draw:fill-gradient-name="gradient" draw:fill-hatch-name="hatch"/>
      <style:paragraph-properties fo:margin-left="1.058cm" fo:margin-right="0cm" fo:margin-top="0cm" fo:margin-bottom="0.388cm" style:contextual-spacing="false" fo:line-height="8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357f4" style:text-blinking="false" fo:background-color="transparent" style:font-size-asian="12pt" style:font-size-complex="12pt"/>
    </style:style>
    <style:style style:name="P98" style:family="paragraph" style:parent-style-name="Text_20_body" style:list-style-name="L3">
      <loext:graphic-properties draw:fill="none" draw:fill-color="#ffffff" draw:fill-gradient-name="gradient" draw:fill-hatch-name="hatch"/>
      <style:paragraph-properties fo:margin-top="0.388cm" fo:margin-bottom="0cm" style:contextual-spacing="false" fo:line-height="80%" style:register-true="tru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9" style:family="paragraph" style:parent-style-name="Text_20_body" style:list-style-name="L3">
      <loext:graphic-properties draw:fill="none" draw:fill-color="#ffffff" draw:fill-gradient-name="gradient" draw:fill-hatch-name="hatch"/>
      <style:paragraph-properties fo:margin-top="0cm" fo:margin-bottom="0cm" style:contextual-spacing="false" fo:line-height="80%" style:register-true="tru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0" style:family="paragraph" style:parent-style-name="Text_20_body" style:list-style-name="L4">
      <loext:graphic-properties draw:fill="none" draw:fill-color="#ffffff" draw:fill-gradient-name="gradient" draw:fill-hatch-name="hatch"/>
      <style:paragraph-properties fo:margin-top="0.388cm" fo:margin-bottom="0cm" style:contextual-spacing="false" fo:line-height="80%" style:register-true="tru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1" style:family="paragraph" style:parent-style-name="Text_20_body" style:list-style-name="L4">
      <loext:graphic-properties draw:fill="none" draw:fill-color="#ffffff" draw:fill-gradient-name="gradient" draw:fill-hatch-name="hatch"/>
      <style:paragraph-properties fo:margin-top="0cm" fo:margin-bottom="0cm" style:contextual-spacing="false" fo:line-height="80%" style:register-true="tru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2" style:family="paragraph" style:parent-style-name="Text_20_body" style:list-style-name="L4">
      <loext:graphic-properties draw:fill="none" draw:fill-color="#ffffff" draw:fill-gradient-name="gradient" draw:fill-hatch-name="hatch"/>
      <style:paragraph-properties fo:margin-top="0cm" fo:margin-bottom="0.388cm" style:contextual-spacing="false" fo:line-height="80%" style:register-true="tru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3" style:family="paragraph" style:parent-style-name="Text_20_body" style:list-style-name="L3">
      <loext:graphic-properties draw:fill="none" draw:fill-color="#ffffff" draw:fill-gradient-name="gradient" draw:fill-hatch-name="hatch"/>
      <style:paragraph-properties fo:margin-top="0cm" fo:margin-bottom="0.388cm" style:contextual-spacing="false" fo:line-height="80%" style:register-true="tru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P104" style:family="paragraph" style:parent-style-name="Text_20_body">
      <loext:graphic-properties draw:fill-gradient-name="gradient" draw:fill-hatch-name="hatch"/>
      <style:paragraph-properties fo:line-height="70%" style:register-true="tru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2dabf3" officeooo:paragraph-rsid="002dabf3" style:text-blinking="false" fo:background-color="transparent" style:font-size-asian="12pt" style:font-weight-asian="normal" style:font-size-complex="12pt" style:font-weight-complex="normal"/>
    </style:style>
    <style:style style:name="P105" style:family="paragraph" style:parent-style-name="Text_20_body" style:list-style-name="L35">
      <loext:graphic-properties draw:fill="none" draw:fill-color="#ffffff" draw:fill-gradient-name="gradient" draw:fill-hatch-name="hatch"/>
      <style:paragraph-properties fo:margin-top="0cm" fo:margin-bottom="0.423cm" style:contextual-spacing="false" fo:line-height="100%" style:register-true="tru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e8802" officeooo:paragraph-rsid="002e8802" style:text-blinking="false" fo:background-color="transparent" style:font-size-asian="12pt" style:font-weight-asian="bold" style:font-size-complex="12pt" style:font-weight-complex="bold"/>
    </style:style>
    <style:style style:name="P106" style:family="paragraph" style:parent-style-name="Text_20_body">
      <loext:graphic-properties draw:fill="none" draw:fill-color="#ffffff" draw:fill-gradient-name="gradient" draw:fill-hatch-name="hatch"/>
      <style:paragraph-properties fo:margin-left="0cm" fo:margin-right="0cm" fo:margin-top="0cm" fo:margin-bottom="0.423cm" style:contextual-spacing="false" fo:line-height="100%" style:register-true="tru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bold" officeooo:rsid="002e671d" officeooo:paragraph-rsid="002e671d" style:text-blinking="false" fo:background-color="transparent" style:font-size-asian="17.5pt" style:font-weight-asian="bold" style:font-size-complex="20pt" style:font-weight-complex="bold"/>
    </style:style>
    <style:style style:name="P107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e8e6e3" loext:opacity="100%" fo:font-size="12pt" fo:letter-spacing="normal" fo:font-style="normal" style:text-underline-style="none" fo:font-weight="bold" officeooo:paragraph-rsid="00227bf6" style:font-size-asian="12pt" style:font-weight-asian="bold" style:font-size-complex="12pt" style:font-weight-complex="bold"/>
    </style:style>
    <style:style style:name="P108" style:family="paragraph" style:parent-style-name="Text_20_body">
      <loext:graphic-properties draw:fill-gradient-name="gradient" draw:fill-hatch-name="hatch"/>
      <style:paragraph-properties fo:line-height="80%" style:register-true="true"/>
      <style:text-properties fo:font-variant="normal" fo:text-transform="none" fo:color="#e8e6e3" loext:opacity="100%" style:font-name="Arial" fo:font-size="9.75pt" fo:letter-spacing="normal" fo:font-style="normal" fo:font-weight="normal" officeooo:paragraph-rsid="00273bd8" style:font-weight-asian="normal" style:font-weight-complex="normal"/>
    </style:style>
    <style:style style:name="P109" style:family="paragraph" style:parent-style-name="Text_20_body" style:list-style-name="L16">
      <loext:graphic-properties draw:fill-gradient-name="gradient" draw:fill-hatch-name="hatch"/>
      <style:paragraph-properties fo:line-height="80%" style:register-true="true"/>
      <style:text-properties fo:font-variant="normal" fo:text-transform="none" fo:color="#e8e6e3" loext:opacity="100%" style:font-name="Arial" fo:font-size="9.75pt" fo:letter-spacing="normal" fo:font-style="normal" fo:font-weight="normal" officeooo:paragraph-rsid="002583cb"/>
    </style:style>
    <style:style style:name="P110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variant="normal" fo:text-transform="none" fo:color="#e8e6e3" loext:opacity="100%" style:font-name="Liberation Serif" fo:font-size="12pt" fo:letter-spacing="normal" fo:font-style="normal" fo:font-weight="bold" officeooo:rsid="002fed39" officeooo:paragraph-rsid="002fed39" style:font-size-asian="12pt" style:font-weight-asian="bold" style:font-size-complex="12pt" style:font-weight-complex="bold"/>
    </style:style>
    <style:style style:name="P111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size="12pt" fo:font-weight="normal" officeooo:rsid="0020eeff" officeooo:paragraph-rsid="0020eeff" style:font-size-asian="10.5pt" style:font-weight-asian="normal" style:font-size-complex="12pt" style:font-weight-complex="normal"/>
    </style:style>
    <style:style style:name="P112" style:family="paragraph" style:parent-style-name="Text_20_body">
      <loext:graphic-properties draw:fill-gradient-name="gradient" draw:fill-hatch-name="hatch"/>
      <style:paragraph-properties fo:line-height="80%" style:register-true="true"/>
      <style:text-properties fo:font-size="12pt" fo:font-weight="normal" officeooo:rsid="00227bf6" officeooo:paragraph-rsid="00227bf6" style:font-size-asian="10.5pt" style:font-weight-asian="normal" style:font-size-complex="12pt" style:font-weight-complex="normal"/>
    </style:style>
    <style:style style:name="P113" style:family="paragraph" style:parent-style-name="Text_20_body">
      <loext:graphic-properties draw:fill-gradient-name="gradient" draw:fill-hatch-name="hatch"/>
      <style:paragraph-properties fo:line-height="80%" style:register-true="true"/>
      <style:text-properties fo:font-size="12pt" fo:font-weight="bold" officeooo:rsid="00227bf6" officeooo:paragraph-rsid="00227bf6" style:font-size-asian="10.5pt" style:font-weight-asian="bold" style:font-size-complex="12pt" style:font-weight-complex="bold"/>
    </style:style>
    <style:style style:name="P114" style:family="paragraph" style:parent-style-name="Text_20_body">
      <style:text-properties fo:font-size="20pt" fo:font-weight="bold" officeooo:rsid="00227bf6" officeooo:paragraph-rsid="00227bf6" style:font-size-asian="17.5pt" style:font-weight-asian="bold" style:font-size-complex="20pt" style:font-weight-complex="bold"/>
    </style:style>
    <style:style style:name="P115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font-size="20pt" fo:font-weight="bold" officeooo:rsid="00227bf6" officeooo:paragraph-rsid="00227bf6" style:font-size-asian="17.5pt" style:font-weight-asian="bold" style:font-size-complex="20pt" style:font-weight-complex="bold"/>
    </style:style>
    <style:style style:name="P116" style:family="paragraph" style:parent-style-name="Text_20_body">
      <loext:graphic-properties draw:fill-gradient-name="gradient" draw:fill-hatch-name="hatch"/>
      <style:paragraph-properties fo:line-height="80%" style:register-true="true"/>
      <style:text-properties fo:font-weight="bold" officeooo:paragraph-rsid="002357f4" style:font-weight-asian="bold" style:font-weight-complex="bold"/>
    </style:style>
    <style:style style:name="P117" style:family="paragraph" style:parent-style-name="Text_20_body">
      <loext:graphic-properties draw:fill-gradient-name="gradient" draw:fill-hatch-name="hatch"/>
      <style:paragraph-properties fo:margin-top="0.388cm" fo:margin-bottom="0cm" style:contextual-spacing="false" fo:line-height="80%" style:register-true="true" style:writing-mode="lr-tb"/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P118" style:family="paragraph" style:parent-style-name="Text_20_body">
      <loext:graphic-properties draw:fill-gradient-name="gradient" draw:fill-hatch-name="hatch"/>
      <style:paragraph-properties fo:margin-left="0cm" fo:margin-right="0cm" fo:margin-top="0.388cm" fo:margin-bottom="0cm" style:contextual-spacing="false" fo:line-height="80%" style:register-true="true" fo:text-indent="0cm" style:auto-text-indent="false" style:writing-mode="lr-tb"/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P119" style:family="paragraph" style:parent-style-name="Text_20_body">
      <loext:graphic-properties draw:fill-gradient-name="gradient" draw:fill-hatch-name="hatch"/>
      <style:paragraph-properties fo:margin-left="2.505cm" fo:margin-right="0cm" fo:margin-top="0cm" fo:margin-bottom="0cm" style:contextual-spacing="false" fo:line-height="80%" style:register-true="true" fo:text-indent="0cm" style:auto-text-indent="false" style:writing-mode="lr-tb"/>
      <style:text-properties fo:color="#000000" loext:opacity="100%" style:font-name="Liberation Serif" fo:font-size="12pt" fo:font-weight="normal" style:font-size-asian="12pt" style:font-size-complex="12pt"/>
    </style:style>
    <style:style style:name="P120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fo:font-size="12pt" fo:letter-spacing="normal" style:text-underline-style="none" fo:font-weight="bold" style:font-size-asian="12pt" style:font-size-complex="12pt"/>
    </style:style>
    <style:style style:name="P121" style:family="paragraph" style:parent-style-name="Text_20_body">
      <loext:graphic-properties draw:fill-gradient-name="gradient" draw:fill-hatch-name="hatch"/>
      <style:paragraph-properties fo:line-height="80%" style:register-true="true"/>
      <style:text-properties fo:color="#000000" loext:opacity="100%" fo:font-weight="normal"/>
    </style:style>
    <style:style style:name="P122" style:family="paragraph" style:parent-style-name="Text_20_body">
      <loext:graphic-properties draw:fill-gradient-name="gradient" draw:fill-hatch-name="hatch"/>
      <style:paragraph-properties fo:line-height="80%" style:register-true="true"/>
      <style:text-properties fo:color="#000000" loext:opacity="100%" fo:font-weight="normal" officeooo:paragraph-rsid="002357f4"/>
    </style:style>
    <style:style style:name="P123" style:family="paragraph" style:parent-style-name="Text_20_body">
      <loext:graphic-properties draw:fill-gradient-name="gradient" draw:fill-hatch-name="hatch"/>
      <style:paragraph-properties fo:line-height="100%" style:register-true="true"/>
      <style:text-properties fo:color="#000000" loext:opacity="100%" fo:font-weight="normal" officeooo:paragraph-rsid="002357f4"/>
    </style:style>
    <style:style style:name="P124" style:family="paragraph" style:parent-style-name="Text_20_body">
      <loext:graphic-properties draw:fill-gradient-name="gradient" draw:fill-hatch-name="hatch"/>
      <style:paragraph-properties fo:line-height="70%" style:register-true="true"/>
      <style:text-properties style:font-name="Liberation Serif" fo:font-size="12pt" fo:font-weight="normal" officeooo:rsid="0021802d" officeooo:paragraph-rsid="0021802d" style:font-size-asian="10.5pt" style:font-weight-asian="normal" style:font-size-complex="12pt" style:font-weight-complex="normal"/>
    </style:style>
    <style:style style:name="P125" style:family="paragraph" style:parent-style-name="Text_20_body">
      <loext:graphic-properties draw:fill-gradient-name="gradient" draw:fill-hatch-name="hatch"/>
      <style:paragraph-properties fo:margin-top="0.423cm" fo:margin-bottom="0.423cm" style:contextual-spacing="false" fo:line-height="70%" style:register-true="true" style:writing-mode="lr-tb"/>
      <style:text-properties style:font-name="Liberation Serif" fo:font-size="12pt" style:font-size-asian="12pt" style:font-size-complex="12pt"/>
    </style:style>
    <style:style style:name="P126" style:family="paragraph" style:parent-style-name="Text_20_body">
      <loext:graphic-properties draw:fill-gradient-name="gradient" draw:fill-hatch-name="hatch"/>
      <style:paragraph-properties fo:margin-top="0.423cm" fo:margin-bottom="0.423cm" style:contextual-spacing="false" fo:line-height="70%" style:register-true="true" style:writing-mode="lr-tb"/>
      <style:text-properties style:font-name="Liberation Serif" fo:font-size="12pt" officeooo:paragraph-rsid="002dabf3" style:font-size-asian="12pt" style:font-size-complex="12pt"/>
    </style:style>
    <style:style style:name="P127" style:family="paragraph" style:parent-style-name="Text_20_body">
      <loext:graphic-properties draw:fill-gradient-name="gradient" draw:fill-hatch-name="hatch"/>
      <style:paragraph-properties fo:margin-left="1.905cm" fo:margin-right="0cm" fo:margin-top="0.106cm" fo:margin-bottom="0cm" style:contextual-spacing="false" fo:line-height="70%" fo:text-align="justify" style:justify-single-word="false" style:register-true="true" fo:text-indent="0cm" style:auto-text-indent="false" style:writing-mode="lr-tb"/>
      <style:text-properties style:font-name="Liberation Serif" fo:font-size="12pt" officeooo:paragraph-rsid="00227bf6" style:font-size-asian="12pt" style:font-size-complex="12pt"/>
    </style:style>
    <style:style style:name="P128" style:family="paragraph" style:parent-style-name="Text_20_body">
      <loext:graphic-properties draw:fill-gradient-name="gradient" draw:fill-hatch-name="hatch"/>
      <style:paragraph-properties fo:line-height="80%" style:register-true="true"/>
      <style:text-properties officeooo:paragraph-rsid="002357f4"/>
    </style:style>
    <style:style style:name="P129" style:family="paragraph" style:parent-style-name="Text_20_body" style:list-style-name="L7">
      <loext:graphic-properties draw:fill-gradient-name="gradient" draw:fill-hatch-name="hatch"/>
      <style:paragraph-properties fo:line-height="80%" style:register-true="true"/>
      <style:text-properties officeooo:paragraph-rsid="002357f4"/>
    </style:style>
    <style:style style:name="P130" style:family="paragraph" style:parent-style-name="Text_20_body" style:list-style-name="L7">
      <loext:graphic-properties draw:fill-gradient-name="gradient" draw:fill-hatch-name="hatch"/>
      <style:paragraph-properties fo:line-height="80%" style:register-true="true"/>
      <style:text-properties officeooo:paragraph-rsid="00245f8f"/>
    </style:style>
    <style:style style:name="P131" style:family="paragraph" style:parent-style-name="Text_20_body" style:list-style-name="L7">
      <loext:graphic-properties draw:fill-gradient-name="gradient" draw:fill-hatch-name="hatch"/>
      <style:paragraph-properties fo:line-height="80%" style:register-true="true"/>
      <style:text-properties officeooo:paragraph-rsid="0025077c"/>
    </style:style>
    <style:style style:name="P132" style:family="paragraph" style:parent-style-name="Text_20_body">
      <loext:graphic-properties draw:fill-gradient-name="gradient" draw:fill-hatch-name="hatch"/>
      <style:paragraph-properties fo:line-height="80%" style:register-true="true"/>
      <style:text-properties officeooo:paragraph-rsid="002583cb"/>
    </style:style>
    <style:style style:name="P133" style:family="paragraph" style:parent-style-name="Text_20_body" style:list-style-name="L16">
      <loext:graphic-properties draw:fill-gradient-name="gradient" draw:fill-hatch-name="hatch"/>
      <style:paragraph-properties fo:line-height="80%" style:register-true="true"/>
      <style:text-properties officeooo:paragraph-rsid="002583cb"/>
    </style:style>
    <style:style style:name="P134" style:family="paragraph" style:parent-style-name="Text_20_body" style:list-style-name="L18">
      <loext:graphic-properties draw:fill-gradient-name="gradient" draw:fill-hatch-name="hatch"/>
      <style:paragraph-properties fo:line-height="80%" style:register-true="true"/>
      <style:text-properties officeooo:paragraph-rsid="002583cb"/>
    </style:style>
    <style:style style:name="P135" style:family="paragraph" style:parent-style-name="Text_20_body" style:list-style-name="L9">
      <loext:graphic-properties draw:fill-gradient-name="gradient" draw:fill-hatch-name="hatch"/>
      <style:paragraph-properties fo:line-height="80%" style:register-true="true"/>
      <style:text-properties officeooo:paragraph-rsid="0025077c"/>
    </style:style>
    <style:style style:name="P136" style:family="paragraph" style:parent-style-name="Text_20_body">
      <loext:graphic-properties draw:fill-gradient-name="gradient" draw:fill-hatch-name="hatch"/>
      <style:paragraph-properties fo:line-height="80%" style:register-true="true"/>
      <style:text-properties officeooo:paragraph-rsid="0025077c"/>
    </style:style>
    <style:style style:name="P137" style:family="paragraph" style:parent-style-name="Text_20_body">
      <loext:graphic-properties draw:fill-gradient-name="gradient" draw:fill-hatch-name="hatch"/>
      <style:paragraph-properties fo:margin-left="0.635cm" fo:margin-right="0cm" fo:margin-top="0.106cm" fo:margin-bottom="0cm" style:contextual-spacing="false" fo:line-height="70%" fo:text-align="justify" style:justify-single-word="false" style:register-true="true" fo:text-indent="0cm" style:auto-text-indent="false" style:writing-mode="lr-tb"/>
    </style:style>
    <style:style style:name="P138" style:family="paragraph" style:parent-style-name="Text_20_body">
      <loext:graphic-properties draw:fill-gradient-name="gradient" draw:fill-hatch-name="hatch"/>
      <style:paragraph-properties fo:margin-left="1.27cm" fo:margin-right="0cm" fo:margin-top="0.106cm" fo:margin-bottom="0cm" style:contextual-spacing="false" fo:line-height="70%" fo:text-align="justify" style:justify-single-word="false" style:register-true="true" fo:text-indent="0cm" style:auto-text-indent="false" style:writing-mode="lr-tb"/>
    </style:style>
    <style:style style:name="P139" style:family="paragraph" style:parent-style-name="Text_20_body">
      <loext:graphic-properties draw:fill-gradient-name="gradient" draw:fill-hatch-name="hatch"/>
      <style:paragraph-properties fo:margin-left="1.905cm" fo:margin-right="0cm" fo:margin-top="0.106cm" fo:margin-bottom="0cm" style:contextual-spacing="false" fo:line-height="70%" fo:text-align="justify" style:justify-single-word="false" style:register-true="true" fo:text-indent="0cm" style:auto-text-indent="false" style:writing-mode="lr-tb"/>
    </style:style>
    <style:style style:name="P140" style:family="paragraph" style:parent-style-name="Text_20_body">
      <loext:graphic-properties draw:fill-gradient-name="gradient" draw:fill-hatch-name="hatch"/>
      <style:paragraph-properties fo:margin-top="0.353cm" fo:margin-bottom="0cm" style:contextual-spacing="false" fo:line-height="70%" fo:text-align="justify" style:justify-single-word="false" style:register-true="true" style:writing-mode="lr-tb"/>
    </style:style>
    <style:style style:name="P141" style:family="paragraph" style:parent-style-name="Text_20_body">
      <loext:graphic-properties draw:fill-gradient-name="gradient" draw:fill-hatch-name="hatch"/>
      <style:paragraph-properties fo:margin-left="2.54cm" fo:margin-right="0cm" fo:margin-top="0.106cm" fo:margin-bottom="0cm" style:contextual-spacing="false" fo:line-height="70%" fo:text-align="justify" style:justify-single-word="false" style:register-true="true" fo:text-indent="0cm" style:auto-text-indent="false" style:writing-mode="lr-tb"/>
    </style:style>
    <style:style style:name="P142" style:family="paragraph" style:parent-style-name="Text_20_body">
      <loext:graphic-properties draw:fill-gradient-name="gradient" draw:fill-hatch-name="hatch"/>
      <style:paragraph-properties fo:margin-left="1.905cm" fo:margin-right="0cm" fo:margin-top="0.106cm" fo:margin-bottom="0cm" style:contextual-spacing="false" fo:line-height="70%" fo:text-align="justify" style:justify-single-word="false" style:register-true="true" fo:text-indent="0cm" style:auto-text-indent="false" style:writing-mode="lr-tb"/>
      <style:text-properties officeooo:paragraph-rsid="00227bf6"/>
    </style:style>
    <style:style style:name="P143" style:family="paragraph" style:parent-style-name="Text_20_body">
      <loext:graphic-properties draw:fill-gradient-name="gradient" draw:fill-hatch-name="hatch"/>
      <style:paragraph-properties fo:margin-left="0cm" fo:margin-right="0cm" fo:margin-top="0.106cm" fo:margin-bottom="0cm" style:contextual-spacing="false" fo:line-height="70%" fo:text-align="justify" style:justify-single-word="false" style:register-true="true" fo:text-indent="0cm" style:auto-text-indent="false" style:writing-mode="lr-tb"/>
      <style:text-properties officeooo:paragraph-rsid="00227bf6"/>
    </style:style>
    <style:style style:name="P144" style:family="paragraph" style:parent-style-name="Text_20_body">
      <loext:graphic-properties draw:fill-gradient-name="gradient" draw:fill-hatch-name="hatch"/>
      <style:paragraph-properties fo:margin-left="0cm" fo:margin-right="0cm" fo:margin-top="0.37cm" fo:margin-bottom="0cm" style:contextual-spacing="false" fo:line-height="100%" fo:orphans="2" fo:widows="2" style:register-true="true" fo:text-indent="0cm" style:auto-text-indent="false"/>
    </style:style>
    <style:style style:name="P145" style:family="paragraph" style:parent-style-name="Text_20_body">
      <loext:graphic-properties draw:fill-gradient-name="gradient" draw:fill-hatch-name="hatch"/>
      <style:paragraph-properties fo:line-height="100%" style:register-true="true"/>
      <style:text-properties officeooo:paragraph-rsid="00227bf6"/>
    </style:style>
    <style:style style:name="P146" style:family="paragraph" style:parent-style-name="Text_20_body" style:list-style-name="L35">
      <loext:graphic-properties draw:fill="none" draw:fill-color="#ffffff" draw:fill-gradient-name="gradient" draw:fill-hatch-name="hatch"/>
      <style:paragraph-properties fo:margin-left="0cm" fo:margin-right="0cm" fo:margin-top="0cm" fo:margin-bottom="0.423cm" style:contextual-spacing="false" fo:line-height="100%" style:register-true="true" fo:text-indent="0cm" style:auto-text-indent="false" fo:background-color="transparent" fo:padding="0cm" fo:border="none" style:writing-mode="lr-tb"/>
      <style:text-properties officeooo:paragraph-rsid="002e8802"/>
    </style:style>
    <style:style style:name="P147" style:family="paragraph" style:parent-style-name="Text_20_body" style:list-style-name="L21">
      <loext:graphic-properties draw:fill-gradient-name="gradient" draw:fill-hatch-name="hatch"/>
      <style:paragraph-properties fo:line-height="80%" style:register-true="true"/>
      <style:text-properties officeooo:rsid="00273bd8" officeooo:paragraph-rsid="00273bd8"/>
    </style:style>
    <style:style style:name="P148" style:family="paragraph" style:parent-style-name="Text_20_body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bold" style:font-size-asian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27bf6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size-asian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2357f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227bf6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357f4" style:text-blinking="false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45f8f" style:text-blinking="false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2357f4" style:text-blinking="false" fo:background-color="transparent" loext:char-shading-value="0" style:font-size-asian="10.5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officeooo:rsid="002357f4" style:text-blinking="false" fo:background-color="transparent" loext:char-shading-value="0" style:font-size-asian="10.5pt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bold" officeooo:rsid="002357f4" style:text-blinking="false" fo:background-color="transparent" loext:char-shading-value="0" style:font-size-asian="17.5pt" style:font-weight-asian="bold" style:font-size-complex="20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227bf6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227bf6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size-asian="12pt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27bf6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font-style="normal"/>
    </style:style>
    <style:style style:name="T40" style:family="text">
      <style:text-properties fo:font-variant="normal" fo:text-transform="none" fo:font-style="normal" style:font-weight-asian="bold" style:font-weight-complex="bold"/>
    </style:style>
    <style:style style:name="T4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style:font-name="Arial" fo:font-size="11pt" fo:font-style="normal"/>
    </style:style>
    <style:style style:name="T44" style:family="text">
      <style:text-properties fo:font-variant="normal" fo:text-transform="none" fo:font-size="11pt" fo:font-style="normal"/>
    </style:style>
    <style:style style:name="T45" style:family="text">
      <style:text-properties fo:font-variant="normal" fo:text-transform="none" fo:color="#c8c3bc" loext:opacity="100%" style:font-name="Verdana1" fo:font-size="10.5pt" fo:letter-spacing="normal" fo:font-style="normal" fo:font-weight="normal"/>
    </style:style>
    <style:style style:name="T46" style:family="text">
      <style:text-properties fo:font-variant="normal" fo:text-transform="none" fo:color="#c8c3bc" loext:opacity="100%" style:font-name="Verdana1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c8c3bc" loext:opacity="100%" style:font-name="Liberation Serif" fo:font-size="12pt" fo:letter-spacing="normal" fo:font-style="normal" fo:font-weight="normal" style:font-size-asian="12pt" style:font-size-complex="12pt"/>
    </style:style>
    <style:style style:name="T48" style:family="text">
      <style:text-properties fo:font-style="normal" fo:font-weight="normal" fo:background-color="transparent" loext:char-shading-value="0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fo:font-size="12pt" style:font-size-asian="12pt" style:font-size-complex="12pt"/>
    </style:style>
    <style:style style:name="T51" style:family="text">
      <style:text-properties fo:color="#000000" loext:opacity="100%" officeooo:rsid="00227bf6"/>
    </style:style>
    <style:style style:name="T52" style:family="text">
      <style:text-properties fo:color="#000000" loext:opacity="100%" style:font-name="Liberation Serif" fo:font-size="12pt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erif" fo:font-size="12pt" style:text-underline-style="none" officeooo:rsid="002357f4" style:text-blinking="false" fo:background-color="transparent" loext:char-shading-value="0" style:font-size-asian="10.5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erif" fo:font-size="12pt" style:text-underline-style="none" officeooo:rsid="002357f4" style:text-blinking="false" fo:background-color="transparent" loext:char-shading-value="0" style:font-size-asian="10.5pt" style:font-weight-asian="normal" style:font-size-complex="12pt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erif" style:text-underline-style="none" style:text-blinking="false" fo:background-color="transparent" loext:char-shading-value="0"/>
    </style:style>
    <style:style style:name="T56" style:family="text">
      <style:text-properties fo:color="#000000" loext:opacity="100%" style:text-line-through-style="none" style:text-line-through-type="none" style:font-name="Liberation Serif" style:text-underline-style="none" officeooo:rsid="002357f4" style:text-blinking="false" fo:background-color="transparent" loext:char-shading-value="0"/>
    </style:style>
    <style:style style:name="T57" style:family="text">
      <style:text-properties fo:color="#000000" loext:opacity="100%" style:text-line-through-style="none" style:text-line-through-type="none" style:font-name="Liberation Serif" style:text-underline-style="none" fo:font-weight="bold" style:text-blinking="false" fo:background-color="transparent" loext:char-shading-value="0" style:font-weight-asian="bold" style:font-weight-complex="bold"/>
    </style:style>
    <style:style style:name="T58" style:family="text">
      <style:text-properties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9" style:family="text">
      <style:text-properties fo:color="#000000" loext:opacity="100%" fo:font-weight="normal"/>
    </style:style>
    <style:style style:name="T60" style:family="text">
      <style:text-properties style:font-name="Liberation Serif" fo:font-size="12pt" style:font-size-asian="12pt" style:font-size-complex="12pt"/>
    </style:style>
    <style:style style:name="T61" style:family="text">
      <style:text-properties style:font-name="Liberation Serif" fo:font-size="20pt" fo:font-weight="bold" officeooo:rsid="002357f4" style:font-size-asian="17.5pt" style:font-weight-asian="bold" style:font-size-complex="20pt" style:font-weight-complex="bold"/>
    </style:style>
    <style:style style:name="T62" style:family="text">
      <style:text-properties fo:font-size="11pt" style:font-size-asian="11pt" style:font-size-complex="11pt"/>
    </style:style>
    <style:style style:name="T6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64" style:family="text">
      <style:text-properties fo:font-size="20pt" fo:font-weight="bold" officeooo:rsid="00227bf6" style:font-size-asian="17.5pt" style:font-weight-asian="bold" style:font-size-complex="20pt" style:font-weight-complex="bold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officeooo:rsid="003569f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i</text:p>
      <text:p text:style-name="P1"/>
      <text:p text:style-name="P1"/>
      <text:p text:style-name="P7">Analisi matematica 1</text:p>
      <text:p text:style-name="P1"><text:span text:style-name="T1">Concetti fondamentali</text:span>: Nozioni di logica matematica; concetto di insieme e principali</text:p>
      <text:p text:style-name="P1">operazioni; principio di induzione; progressione geometrica; fattoriali e coefficienti bino-</text:p>
      <text:p text:style-name="P1">miali; diseguaglianza di Bernoulli, formula del binomio di Newton e triangolo di Tartaglia;</text:p>
      <text:p text:style-name="P1">assiomi di campo e di campo ordinato; numeri naturali N, interi Z, razionali Q e reali</text:p>
      <text:p text:style-name="P1">R; valore assoluto e disuguaglianza triangolare; estremo superiore e inferiore; assioma di</text:p>
      <text:p text:style-name="P1">completezza;</text:p>
      <text:p text:style-name="P1"/>
      <text:p text:style-name="P1"><text:span text:style-name="T1">Successioni numeriche</text:span>: Successioni convergenti, divergenti, irregolari, infinitesime e</text:p>
      <text:p text:style-name="P1">limitate; regole per il calcolo dei limiti; retta reale estesa; forme determinate e indetermi-</text:p>
      <text:p text:style-name="P1">nate; limiti e ordinamento: teorema del confronto e dei carabinieri, successioni monotone;</text:p>
      <text:p text:style-name="P1">successioni asintotiche e il principio di sostituzione. Numero di Nepero. Formula di Stir-</text:p>
      <text:p text:style-name="P1">ling.</text:p>
      <text:p text:style-name="P1"/>
      <text:p text:style-name="P1"><text:span text:style-name="T1">Serie numeriche</text:span>: Definizione di serie e prime proprietà: criterio necessario per la con-</text:p>
      <text:p text:style-name="P1">vergenza; serie a termini non negativi; criterio del confronto e del confronto asintotico,</text:p>
      <text:p text:style-name="P1">criterio della radice e del rapporto, serie a termini di segno variabile, criterio di Leibniz,</text:p>
      <text:p text:style-name="P1">convergenza semplice e convergenza assoluta; serie di Mengoli, armonica, armonica gen-</text:p>
      <text:p text:style-name="P1">eralizzata, geometrica ed esponenziale. Criterio di condensazione. Somme di Abel.</text:p>
      <text:p text:style-name="P1"/>
      <text:p text:style-name="P1"><text:span text:style-name="T1">Funzioni continue</text:span>: Funzioni reali di una variabile reale; funzioni iniettive, suriettive, bi-</text:p>
      <text:p text:style-name="P1">ettive, pari e dispari; funzione inversa; funzioni elementari: polinomi e funzioni razionali,</text:p>
      <text:p text:style-name="P1">potenza, funzione esponenziale, iperboliche, circolari, grafici; somma, prodotto, quoziente</text:p>
      <text:p text:style-name="P1">e composizione di funzioni; funzioni monotone e limitate; limiti delle funzioni reali; regole</text:p>
      <text:p text:style-name="P1">per il calcolo di limiti; limiti e ordinamento: teorema del confronto e dei carabinieri per</text:p>
      <text:p text:style-name="P1">le funzioni; funzioni continue; funzioni continue su un intervallo: teorema degli zeri e dei</text:p>
      <text:p text:style-name="P1">valori intermedi; continuità delle funzioni elementari e delle loro inverse: logaritmi, inverse</text:p>
      <text:p text:style-name="P1">delle funzioni trigonometriche e iperboliche; funzioni continue su un intervallo chiuso e</text:p>
      <text:p text:style-name="P1">limitato: teorema di Weierstraß.</text:p>
      <text:p text:style-name="P1"/>
      <text:p text:style-name="P1"><text:span text:style-name="T1">Calcolo differenziale</text:span> per funzioni di una variabile: Rapporto incrementale; derivata</text:p>
      <text:p text:style-name="P1">e suo significato geometrico; regole di derivazione; derivazione delle funzioni composte e</text:p>
      <text:p text:style-name="P1">delle funzioni inverse; derivazione delle funzioni elementari e loro inverse; estremi locali e</text:p>
      <text:p text:style-name="P1">teorema di Fermat; i teoremi di Rolle e di Lagrange; conseguenze del teorema di Lagrange;</text:p>
      <text:p text:style-name="P1">funzioni monotone; estremi locali di funzioni derivabili; funzioni con derivata zero; le re-</text:p>
      <text:p text:style-name="P1">gole di de l’Hospital; approssimazione lineare di una funzione; il differenziale; le derivate</text:p>
      <text:p text:style-name="P1">successive; i simboli di Landau; funzioni con contatto di ordine n; polinomio di Taylor e</text:p>
      <text:p text:style-name="P1">di Mac Laurin; la formula di Taylor con resto di Lagrange e resto di Peano; i polinomi</text:p>
      <text:p text:style-name="P1">di Taylor delle funzioni elementari; applicazioni del teorema di Taylor: estremi locali,</text:p>
      <text:p text:style-name="P1">calcolo numerico, confronti asintotici tra funzioni e calcolo dei limiti con il principio di</text:p>
      <text:p text:style-name="P1">sostituzione, serie di Taylor, sviluppo delle funzioni elementari; studio di funzione.</text:p>
      <text:p text:style-name="P1"/>
      <text:p text:style-name="P1"><text:span text:style-name="T1">Calcolo Integrale per funzioni di una variabile</text:span>: Somme di Cauchy-Riemann, in-</text:p>
      <text:p text:style-name="P1">tegrale di Riemann e significato geometrico; caratterizzazione delle funzioni integrabili;</text:p>
      <text:p text:style-name="P1">classi di funzioni integrabili; proprietà dell’integrale; la funzione integrale e la primitiva;</text:p>
      <text:p text:style-name="P1">teorema fondamentale del calcolo integrale; integrale indefinito; regole di integrazione:</text:p>
      <text:p text:style-name="P1"><text:soft-page-break/>integrazione per parti e per sostituzione; integrali impropri e criteri di convergenza, serie</text:p>
      <text:p text:style-name="P1">e integrali impropri.</text:p>
      <text:p text:style-name="P1"/>
      <text:p text:style-name="P1"><text:span text:style-name="T1">Numeri complessi:</text:span> Definizione dei complessi e struttura di campo; forma cartesiana</text:p>
      <text:p text:style-name="P1">dei complessi e piano di Gauß; coniugato, modulo e argomento di un complesso; dis-</text:p>
      <text:p text:style-name="P1">uguaglianza triangolare; forma trigonometrica dei complessi; significato geometrico delle</text:p>
      <text:p text:style-name="P1">operazioni fra complessi; potenze, radici, esponenziali e logaritmi di numeri complessi.</text:p>
      <text:p text:style-name="P1">Equazioni differenziali di primo ordine: Interpretazione geometrica; integrale gen-</text:p>
      <text:p text:style-name="P1">erale e problema di Cauchy; esistenza di soluzioni locali e globali, teorema di Peano e di</text:p>
      <text:p text:style-name="P1">Cauchy; funzioni Lipschitziane; dipendenza continua dal dato iniziale; equazioni lineari</text:p>
      <text:p text:style-name="P1">del primo ordine, equazioni omogenee, metodi di variazione della costante; equazioni a</text:p>
      <text:p text:style-name="P1">variabili separabili, soluzioni stazionarie.</text:p>
      <text:p text:style-name="P1"/>
      <text:p text:style-name="P1"><text:span text:style-name="T1">Equazioni differenziali di secondo ordine</text:span>: Problema di Cauchy; equazioni lineari a</text:p>
      <text:p text:style-name="P1">coefficienti costanti, equazione omogenea, polinomio caratteristico, soluzione particolare</text:p>
      <text:p text:style-name="P1">e generale, equazioni complete, metodo di variazione della costante, il Wronskiano; prin-</text:p>
      <text:p text:style-name="P1">cipio di similitudine.</text:p>
      <text:p text:style-name="P1"/>
      <text:p text:style-name="P1">C<text:span text:style-name="T1">alcolo differenziale per funzioni di più variabili:</text:span> Funzioni reali di più variabili,</text:p>
      <text:p text:style-name="P1">grafico, curve di livello; norma euclidea, proprietà topologiche e metriche di Rn ; limiti</text:p>
      <text:p text:style-name="P1">in Rn ; funzioni continue di più variabili; derivate parziali e direzionali; gradiente; conti-</text:p>
      <text:p text:style-name="P1">nuità e derivabilità, approssimazione lineare, piano tangente; estremi locali, punti critici</text:p>
      <text:p text:style-name="P1">e teorema di Fermat; differenziabilità e la classe C 1 di un aperto; derivate successive e</text:p>
      <text:p text:style-name="P1">teorema di Schwarz, la classe C k , la matrice Hessiana, Teorema di Taylor, matrici definite</text:p>
      <text:p text:style-name="P1">positive/negative e indefinite e loro classificazione, problemi di ottimizzazione libera; teo-</text:p>
      <text:p text:style-name="P1">rema di Weierstrass in Rn ; teorema di esistenza degli zeri in Rn ; funzioni di più variabili</text:p>
      <text:p text:style-name="P1">a valori vettoriali, limiti, continuità, derivabilità, differenziabilitá, matrice Jacobiana, re-</text:p>
      <text:p text:style-name="P1">gola della catena, trasformazioni regolari di coordinate: coordinate polari, cilindriche e</text:p>
      <text:p text:style-name="P1">sferiche, trasformazioni regolari, invertibilità locale di trasformazioni.</text:p>
      <text:p text:style-name="P1"/>
      <text:p text:style-name="P1">C<text:span text:style-name="T1">alcolo Integrale per funzioni di più variabili</text:span>: Integrazione di funzioni di due</text:p>
      <text:p text:style-name="P1">variabili, integrale di Riemann, area di un insieme, proprietà dell’integrale, domini sem-</text:p>
      <text:p text:style-name="P1">plici e regolari, teorema di Fubini, interpretazione geometrica; cambiamento di variabili,</text:p>
      <text:p text:style-name="P1">integrazione in coordinate polari. Integrali tripli. Integrazione per fili e per strati. Cam-</text:p>
      <text:p text:style-name="P1">biamento di variabile. Integrali tripli in coordinate sferiche e cilindriche.</text:p>
      <text:p text:style-name="P1"/>
      <text:p text:style-name="P1">------</text:p>
      <text:p text:style-name="P1"/>
      <text:p text:style-name="P7">Geometria</text:p>
      <text:p text:style-name="P3"/>
      <text:p text:style-name="P5"><text:span text:style-name="T1">Matrici</text:span>. Matrici a elementi reali. Algoritmo di eliminazione di Gauss-</text:p>
      <text:p text:style-name="P5">Jordan. Matrici a scalini e a scalini ridotte. Somma di matrici e prodotto</text:p>
      <text:p text:style-name="P5">di una matrice per uno scalare. Trasposta di una matrice. Matrici quadrate.</text:p>
      <text:p text:style-name="P5">Matrici triangolari e matrici diagonali. Prodotto righe per colonne. Matri-</text:p>
      <text:p text:style-name="P5">ce identità. Matrici invertibili. Traccia e determinante. Teorema di Laplace.</text:p>
      <text:p text:style-name="P5">Teorema di Binet. Rango di una matrice. Sottomatrici, minori e teorema</text:p>
      <text:p text:style-name="P5">degli orlati.</text:p>
      <text:p text:style-name="P5"/>
      <text:p text:style-name="P5"><text:span text:style-name="T1">Sistemi lineari.</text:span> Sistemi lineari di m equazioni e n incognite. Sistemi com-</text:p>
      <text:p text:style-name="P5">patibili e incompatibili. Sistemi con soluzione unica o con infinite soluzioni.</text:p>
      <text:p text:style-name="P5"><text:soft-page-break/>Teorema di Cramer. Teorema di Rouché-Capelli. Sistemi lineari omogenei.</text:p>
      <text:p text:style-name="P5"/>
      <text:p text:style-name="P5"><text:span text:style-name="T1">Insiemi, relazioni e funzioni.</text:span> Insiemi e operazioni sugli insiemi. Rela-</text:p>
      <text:p text:style-name="P5">zioni e relazioni d’equivalenza. Funzioni. Composizione di funzioni. Funzioni</text:p>
      <text:p text:style-name="P5">iniettive, suriettive, biiettive, invertibili.</text:p>
      <text:p text:style-name="P5"/>
      <text:p text:style-name="P5"><text:span text:style-name="T1">Spazi vettoriali</text:span>. Gruppi e campi. Spazio vettoriale su un campo. Lo spa-</text:p>
      <text:p text:style-name="P5">zio Rn . Lo spazio dei vettori geometrici applicati in un punto. Vettori geo-</text:p>
      <text:p text:style-name="P5">metrici liberi. Sottospazi di uno spazio vettoriale. Combinazioni lineari di</text:p>
      <text:p text:style-name="P5">vettori. Dipendenza ed indipendenza lineare di vettori. Generatori di uno</text:p>
      <text:p text:style-name="P5">spazio vettoriale. Basi e dimensione di uno spazio vettoriale. Coordinate di</text:p>
      <text:p text:style-name="P5">un vettore rispetto a una data base. Cambiamenti di base e trasformazioni di</text:p>
      <text:p text:style-name="P5">coordinate. Sottospazi di Rn . Equazioni parametriche, codimensione, equa-</text:p>
      <text:p text:style-name="P5">zioni cartesiane. Intersezione e somma di sottospazi. Formula di Grassmann.</text:p>
      <text:p text:style-name="P5">Somma diretta.</text:p>
      <text:p text:style-name="P5"/>
      <text:p text:style-name="P5"><text:span text:style-name="T1">Applicazioni lineari.</text:span> Applicazioni lineari. Matrice rappresentativa di un’ap-</text:p>
      <text:p text:style-name="P5">plicazione lineare rispetto a due basi fissate. Nucleo e immagine. Teorema</text:p>
      <text:p text:style-name="P5">nullità più rango. Applicazioni lineari iniettive, suriettive, biiettive. Isomorfi-</text:p>
      <text:p text:style-name="P5">smi. Composizione di applicazioni lineari e prodotto di matrici. Isomorfismi e</text:p>
      <text:p text:style-name="P5">matrici invertibili. Operatori lineari (endomorfismi). Matrici rappresentative</text:p>
      <text:p text:style-name="P5">e cambiamenti di base. Matrici simili.</text:p>
      <text:p text:style-name="P5"/>
      <text:p text:style-name="P5"><text:span text:style-name="T1">Distanza, norma e prodotto scalare</text:span>. Distanza su un insieme. Norma di</text:p>
      <text:p text:style-name="P5">un vettore. Prodotto scalare. Ortogonalità di vettori. Basi ortogonali e basi</text:p>
      <text:p text:style-name="P5">ortonormali. Disuguaglianza di Cauchy-Schwarz. Teorema di Gram-Schmidt.</text:p>
      <text:p text:style-name="P5">Proiezione ortogonale di un vettore su un sottospazio. Il determinante come</text:p>
      <text:p text:style-name="P5">funzione volume. Matrici ortogonali.</text:p>
      <text:p text:style-name="P5"/>
      <text:p text:style-name="P5"><text:span text:style-name="T1">Autovalori e autovettori.</text:span> Matrici e operatori diagonalizzabili. Autovet-</text:p>
      <text:p text:style-name="P5">tori, autovalori e autospazi di un operatore. Spettro di un operatore. Polino-</text:p>
      <text:p text:style-name="P5">mio caratteristico ed equazione caratteristica. Molteplicità algebrica e mol-</text:p>
      <text:p text:style-name="P5">teplicità geometrica di un autovalore. Criterio di diagonalizzabilità. Teorema</text:p>
      <text:p text:style-name="P5">spettrale.</text:p>
      <text:p text:style-name="P5"/>
      <text:p text:style-name="P5"><text:span text:style-name="T1">Geometria del piano.</text:span> Riferimenti affini e cartesiani nel piano. Punto</text:p>
      <text:p text:style-name="P5">medio di un segmento. Simmetrico di un punto rispetto a un altro. Punti</text:p>
      <text:p text:style-name="P5">allineati. Equazioni parametriche e cartesiane di una retta. Intersezione e</text:p>
      <text:p text:style-name="P5">parallelismo di rette. Coefficiente angolare di una retta. Angolo tra due rette.</text:p>
      <text:p text:style-name="P5">Perpendicolarità tra rette. Retta per un punto e perpendicolare a una retta.</text:p>
      <text:p text:style-name="P5">Rette orientate. Distanza tra due punti, tra un punto e una retta, tra due</text:p>
      <text:p text:style-name="P5">rette. Area di un parallelogramma e area di un triangolo. Cambiamenti di</text:p>
      <text:p text:style-name="P5">coordinate cartesiane. Rotazioni.</text:p>
      <text:p text:style-name="P5"/>
      <text:p text:style-name="P5"><text:span text:style-name="T1">Geometria dello spazio.</text:span> Riferimenti affini e cartesiani nello spazio. Pun-</text:p>
      <text:p text:style-name="P5">to medio di un segmento. Simmetrico di un punto rispetto a un altro. Equa-</text:p>
      <text:p text:style-name="P5">zioni parametriche ed equazione cartesiana di un piano. Intersezione e pa-</text:p>
      <text:p text:style-name="P5">rallelismo tra piani. Punti allineati e complanari. Equazioni parametriche</text:p>
      <text:p text:style-name="P5">e cartesiane di una retta. Parallelismo tra rette. Rette complanari e ret-</text:p>
      <text:p text:style-name="P5">te sghembe. Rette incidenti. Intersezione e parallelismo tra retta e piano.</text:p>
      <text:p text:style-name="P5"><text:soft-page-break/>Angoli tra due rette. Perpendicolarità tra rette. Rette orientate. Vettori per-</text:p>
      <text:p text:style-name="P5">pendicolari a un piano. Angoli tra due piani. Angolo tra una retta e un</text:p>
      <text:p text:style-name="P5">piano. Retta per un punto e perpendicolare a un piano. Piano per un punto</text:p>
      <text:p text:style-name="P5">e perpendicolare a una retta. Retta per un punto, perpendicolare e incidente</text:p>
      <text:p text:style-name="P5">una retta. Distanza tra due punti, di un punto da una retta o da un piano.</text:p>
      <text:p text:style-name="P5">Distanza tra due rette, distanza tra due piani e distanza tra una retta e un</text:p>
      <text:p text:style-name="P5">piano. Retta perpendicolare e incidente due rette sghembe. Volume di un</text:p>
      <text:p text:style-name="P5">parallelepipedo e volume di un tetraedro. Prodotto vettoriale. Cambiamen-</text:p>
      <text:p text:style-name="P5">ti di coordinate cartesiane. Rotazioni con la notazione asse-angolo e con i</text:p>
      <text:p text:style-name="P5">quaternioni.</text:p>
      <text:p text:style-name="P5"/>
      <text:p text:style-name="P5">-------</text:p>
      <text:p text:style-name="P5"/>
      <text:p text:style-name="P5"/>
      <text:p text:style-name="P8">Fondamenti di informatica <text:span text:style-name="T66">I</text:span></text:p>
      <text:p text:style-name="P4"/>
      <text:p text:style-name="P6"><text:span text:style-name="T1">Programma Introduzione all'informatica</text:span>: Macchina di Von Neumann, linguaggio macchina, rappresentazione di numeri interi e reali, caratteri ed altri tipi di dato, logica proposizionale, calcolabilità e complessità, espressioni regolari ed automi a stati finiti (deterministici e non).</text:p>
      <text:p text:style-name="P6"/>
      <text:p text:style-name="P6"><text:span text:style-name="T1">Programmazione in linguaggio Python</text:span>: programmare con numeri e stringhe, istruzioni di decisione e ciclo, funzioni, liste, files e dizionari</text:p>
      <text:p text:style-name="P6"/>
      <text:p text:style-name="P6"/>
      <text:p text:style-name="P6">-------</text:p>
      <text:p text:style-name="P6"/>
      <text:p text:style-name="P6"/>
      <text:p text:style-name="P8">Calcolo delle probabilità e statistica</text:p>
      <text:p text:style-name="P6"/>
      <text:p text:style-name="P4">1. CONTARE INSIEMI</text:p>
      <text:p text:style-name="P6">Regole di base del conteggio: partizioni, prodotti cartesiani.</text:p>
      <text:p text:style-name="P6">Disposizioni con e senza ripetizione. Permutazioni.</text:p>
      <text:p text:style-name="P6">Combinazioni senza ripetizione. Combinazioni con ripetizione.</text:p>
      <text:p text:style-name="P6">Coefficienti multinomiali.</text:p>
      <text:p text:style-name="P4">2. MISURE DI PROBABILITA'</text:p>
      <text:p text:style-name="P6">Proprietà della cardinalità e della probabilità.</text:p>
      <text:p text:style-name="P6">Principio di inclusione-esclusione.</text:p>
      <text:p text:style-name="P6">Problema di Montmort: permutazioni aleatorie.</text:p>
      <text:p text:style-name="P6">Reti di traffico aleatorie.</text:p>
      <text:p text:style-name="P4">3. INDIPENDENZA</text:p>
      <text:p text:style-name="P6">Funzioni di massa (PMF). Tabelle a doppia entrata.</text:p>
      <text:p text:style-name="P6">Indipendenza di esperimenti. Funzione di massa prodotto.</text:p>
      <text:p text:style-name="P6">Indipendenza di più di due esperimenti.</text:p>
      <text:p text:style-name="P6">Applicazioni alla genetica.</text:p>
      <text:p text:style-name="P4">4. PROBABILITA' CONDIZIONATA</text:p>
      <text:p text:style-name="P6">Legami con l'indipendenza.</text:p>
      <text:p text:style-name="P6">Formula delle probabilità totali. Formula delle probabilità composte (condizionamenti successivi).</text:p>
      <text:p text:style-name="P6">Correlazione tra eventi.</text:p>
      <text:p text:style-name="P6">Alberi di probabilità.</text:p>
      <text:p text:style-name="P4"><text:soft-page-break/>5. FORMULA DI BAYES</text:p>
      <text:p text:style-name="P6">La formula su di un albero. Formula moltiplicativa (odds).</text:p>
      <text:p text:style-name="P6">Applicazioni della formula di Bayes in campo medico.</text:p>
      <text:p text:style-name="P4">6. DAGLI SPAZI FINITI A QUELLI NUMERABILI.</text:p>
      <text:p text:style-name="P6">Probabilità sigma-additive. Tavole di “mortalità”.</text:p>
      <text:p text:style-name="P6">Esperimenti di durata non limitata a priori: la scimmia scrive la Divina Commeda, un game nel</text:p>
      <text:p text:style-name="P6">tennis.</text:p>
      <text:p text:style-name="P4">7. VARIABILI ALEATORIE E LORO LEGGI</text:p>
      <text:p text:style-name="P6">Legge binomiale. Legge geometrica.</text:p>
      <text:p text:style-name="P6">Legge ipergeometrica. Legge di Poisson.</text:p>
      <text:p text:style-name="P6">CDF e legami con la PMF.</text:p>
      <text:p text:style-name="P4">8. MEDIE</text:p>
      <text:p text:style-name="P6">Supporto di una distribuzione. Media come indice di posizione di una distribuzione.</text:p>
      <text:p text:style-name="P6">Il caso simmetrico. Non esistenza della media.</text:p>
      <text:p text:style-name="P6">Media uguale valore atteso. L'esempio Bernoulli. Linearità della media.</text:p>
      <text:p text:style-name="P6">Valore atteso come prezzo equo per una scommessa.</text:p>
      <text:p text:style-name="P6">Valore atteso di una funzione di una variabile aleatoria (LOTUS). Monotonìa del valore atteso.</text:p>
      <text:p text:style-name="P6">Valore atteso di v.a. intere non negative mediante CDF: distribuzione geometrica,</text:p>
      <text:p text:style-name="P6">Convoluzione: distribuzione binomiale e binomiale negativa. Il collezionista di figurine.</text:p>
      <text:p text:style-name="P6">Distribuzione di Poisson.</text:p>
      <text:p text:style-name="P6">Formula delle probabilità totali per il valore atteso.</text:p>
      <text:p text:style-name="P6"><text:span text:style-name="T1">9. VARIANZ</text:span>E</text:p>
      <text:p text:style-name="P6">Definizione e formula di calcolo. Proprietà di minimo della varianza. Proprietà di scala.</text:p>
      <text:p text:style-name="P6">Esempi: binomiale, Poisson, geometrica, binomiale negativa.</text:p>
      <text:p text:style-name="P4">10. COVARIANZE</text:p>
      <text:p text:style-name="P6">Definizione e formula di calcolo. Legami con l'indipendenza: caso di variabili indicatrici.</text:p>
      <text:p text:style-name="P6">Coefficiente di correlazione: disuguaglianza di Schwarz.</text:p>
      <text:p text:style-name="P6">Varianza come caso speciale di covarianza. Addività della varianza per variabili indipendenti.</text:p>
      <text:p text:style-name="P6">Formula per il caso di variabili non indipendenti.</text:p>
      <text:p text:style-name="P6"/>
      <text:p text:style-name="P6">Esempi: covarianze nella legge multinomiale, varianza distribuzione ipergeometrica.</text:p>
      <text:p text:style-name="P4">11. TEOREMI LIMITE</text:p>
      <text:p text:style-name="P6">Disuguaglianze di Markov e di Chebyshev. Applicazione alla media campionaria.</text:p>
      <text:p text:style-name="P6">Caso di variabili indicatrici. Legge dei grandi numeri.</text:p>
      <text:p text:style-name="P6">Fluttuazioni intorno alla media. Teorema del limite centrale.</text:p>
      <text:p text:style-name="P6">Tavole della distribuzione normale standard.</text:p>
      <text:p text:style-name="P6">Approssimazione normale alla distribuzione binomiale.</text:p>
      <text:p text:style-name="P6">Legge dei grandi numeri dal Teorema del limite centrale.</text:p>
      <text:p text:style-name="P4">12. VARIABILI ALEATORIE CONTINUE</text:p>
      <text:p text:style-name="P6">Funzioni di densità (PDF) e legami con le CDF. Mediana e quantili.</text:p>
      <text:p text:style-name="P6">Variabili uniformi in (0,1). Tempi di vita e hazard rates.</text:p>
      <text:p text:style-name="P6">Distribuzione esponenziale. Proprietà di mancanza di memoria.</text:p>
      <text:p text:style-name="P6">Medie di variabili continue.</text:p>
      <text:p text:style-name="P4">13. FUNZIONI DI VARIABILI ALEATORIE.</text:p>
      <text:p text:style-name="P6">Trasformazioni affini. Famiglie di locazione e scala.</text:p>
      <text:p text:style-name="P6">Densità di una funzione di variabile aleatoria (cambiamento di variabili).</text:p>
      <text:p text:style-name="P6">Applicazione alla legge chi quadrato (con un grado di libertà).</text:p>
      <text:p text:style-name="P6">Integrale gaussiano e coordinate polari di una coppia di gaussiane indipendenti.</text:p>
      <text:p text:style-name="P6">Teorema fondamentale della simulazione: basta l'uniforme!</text:p>
      <text:p text:style-name="P4">14. DENSITA' CONGIUNTE.</text:p>
      <text:p text:style-name="P6"><text:soft-page-break/>Vettori aleatori uniformi su di una regione del piano. Indipendenza se regione è rettangolo.</text:p>
      <text:p text:style-name="P6">Funzione di densità congiunta e marginali.</text:p>
      <text:p text:style-name="P6">Convoluzioni. Caso gaussiano. Caso Cauchy.</text:p>
      <text:p text:style-name="P4">15. PROCESSO DI POISSON</text:p>
      <text:p text:style-name="P6">Dallo schema di Bernoulli al processo di Poisson con numero dei successi e tempi di attesa.</text:p>
      <text:p text:style-name="P6">Convoluzione di esponenziali: le distribuzioni di Erlang. Distribuzioni di Weibull.</text:p>
      <text:p text:style-name="P6">Erlang e chi quadrato (numero qualunque di gradi di libertà) come casi speciali di Gamma.</text:p>
      <text:p text:style-name="P6">Convoluzioni di Gamma e approssimazione normale ad una Gamma.</text:p>
      <text:p text:style-name="P4">16. APPLICAZIONI STATISTICHE</text:p>
      <text:p text:style-name="P6">Test di significatività con livello di significatività prefissato (errore di prima specie) e p-value. Il</text:p>
      <text:p text:style-name="P6">ruolo delle alternative.</text:p>
      <text:p text:style-name="P6">Stima di una probabilità di successo. Test conservativo. Test asintotico con approssimazione</text:p>
      <text:p text:style-name="P6">gaussiana. Estensione a più alternative: il test chi quadrato.</text:p>
      <text:p text:style-name="P6">Famiglie di test. Quantità pivotali. Il legame con gli intervalli di confidenza.</text:p>
      <text:p text:style-name="P6">Esempio del test sulla media di una Gaussiana con varianza nota oppure ignota.</text:p>
      <text:p text:style-name="P6">Test e intervalli di confidenza z (Gaussiani) e t (di Student).</text:p>
      <text:p text:style-name="P6">Come utilizzare le tavole del chi quadrato e della t di Student.</text:p>
      <text:p text:style-name="P6">Approssimazione gaussiana alla t (grandi campioni).</text:p>
      <text:p text:style-name="P6">Intervalli di confidenza sulla probabilità di successo con approssimazione Gaussiana.</text:p>
      <text:p text:style-name="P6">Uso della varianza campionaria per produrre procedure robuste in un test sulla media.</text:p>
      <text:p text:style-name="P6"/>
      <text:p text:style-name="P6">-------</text:p>
      <text:p text:style-name="P6"/>
      <text:p text:style-name="P6"/>
      <text:p text:style-name="P10">Tecniche di programmazione</text:p>
      <text:p text:style-name="P10"/>
      <text:p text:style-name="P37"><text:s text:c="6"/>1.<text:span text:style-name="T1">Basi del linguaggio C</text:span></text:p>
      <text:list text:style-name="L1">
        <text:list-item>
          <text:list>
            <text:list-item>
              <text:p text:style-name="P40">Variabili, istruzioni, tipi di dato, puntatori, funzioni</text:p>
            </text:list-item>
          </text:list>
        </text:list-item>
        <text:list-item>
          <text:p text:style-name="P42">Gestione della memoria</text:p>
          <text:list>
            <text:list-item>
              <text:p text:style-name="P40">Array, matrici, allocazione memoria, stringhe, file, record</text:p>
            </text:list-item>
          </text:list>
        </text:list-item>
        <text:list-item>
          <text:p text:style-name="P42">Ricorsione</text:p>
        </text:list-item>
        <text:list-item>
          <text:p text:style-name="P40"><text:span text:style-name="T1">Costo dei programmi</text:span></text:p>
        </text:list-item>
        <text:list-item>
          <text:p text:style-name="P42">Strutture collegate lineari</text:p>
        </text:list-item>
        <text:list-item>
          <text:p text:style-name="P42">Tipi di dato astratti</text:p>
          <text:list>
            <text:list-item>
              <text:p text:style-name="P40">Implementazioni funzionali e con side-effect</text:p>
            </text:list-item>
            <text:list-item>
              <text:p text:style-name="P40">Condivisione di memoria</text:p>
            </text:list-item>
          </text:list>
        </text:list-item>
        <text:list-item>
          <text:p text:style-name="P42">Strutture dati lineari</text:p>
          <text:list>
            <text:list-item>
              <text:p text:style-name="P41">Lista, Pila, Coda</text:p>
            </text:list-item>
            <text:list-item>
              <text:p text:style-name="P41">Implementazioni indicizzate e collegate</text:p>
            </text:list-item>
          </text:list>
        </text:list-item>
        <text:list-item>
          <text:p text:style-name="P41"><text:soft-page-break/><text:span text:style-name="T1">Strutture dati non-lineari</text:span></text:p>
          <text:list>
            <text:list-item>
              <text:p text:style-name="P41">Alberi binari</text:p>
            </text:list-item>
          </text:list>
        </text:list-item>
      </text:list>
      <text:p text:style-name="P33"/>
      <text:p text:style-name="P34">-------</text:p>
      <text:p text:style-name="P34"/>
      <text:p text:style-name="P35"/>
      <text:p text:style-name="P35">Fisica</text:p>
      <text:p text:style-name="P38"><text:span text:style-name="T1">Cinematica del punto materiale</text:span></text:p>
      <text:p text:style-name="P38"><text:s/>Sistemi di riferimento. Modello di punto materiale. Traiettoria. Equazioni del moto: equazione oraria e moti componenti. Vettori spostamento, velocità e accelerazione. Moto rettilineo uniforme, uniformemente accelerato, circolare uniforme, armonico. Moti centrali e velocità areolare. Moto dei gravi. Grandezze cinematiche nei moti relativi.</text:p>
      <text:p text:style-name="P38"><text:span text:style-name="T1">Dinamica del punto materiale</text:span></text:p>
      <text:p text:style-name="P38"><text:s/>Legge d'inerzia e terne inerziali. Forza e massa inerziale. Primo, secondo e terzo principio della dinamica. Interazioni fondamentali. Quantità di moto e impulso di una forza: conservazione della quantità di moto. Forza peso, forze elastiche, reazioni vincolari, forze di attrito, resistenze passive. Oscillatore armonico: oscillazioni libere, smorzate e forzate. Pendolo semplice. Momento di una forza rispetto a un punto e rispetto a un asse. Momento della quantità di moto e impulso del momento: conservazione del momento della quantità di moto. Sistemi di riferimento non inerziali: forze apparenti, forze centrifughe e di Coriolis.</text:p>
      <text:p text:style-name="P38"><text:span text:style-name="T1">Lavoro ed energia per il punto materiale</text:span></text:p>
      <text:p text:style-name="P38"><text:s/>Lavoro ed energia cinetica. Potenza. Teorema delle forze vive. Campi di forza conservativi ed energia potenziale: conservazione dell'energia meccanica. Energia potenziale della forza peso e delle forze elastiche. Forze non conservative. Massa inerziale e gravitazionale.</text:p>
      <text:p text:style-name="P39"><text:span text:style-name="T1">Meccanica dei sistemi di punti materiali e meccanica dei corpi rigidi </text:span></text:p>
      <text:p text:style-name="P39">Centro di massa: definizione e proprietà. Quantità di moto di un sistema di punti materiali: conservazione e variazione temporale. Momento della quantità di moto di un sistema di punti materiali: conservazione e variazione temporale. Urti centrali normali. Cinematica e dinamica del corpo rigido. Risultante e momento risultante di un sistema di forze. Corpo girevole intorno a un asse fisso: momento d'inerzia rispetto a un asse. Energia cinetica di un corpo rigido libero. Statica del corpo rigido.</text:p>
      <text:p text:style-name="P39"><text:span text:style-name="T1">Meccanica dei corpi deformabili e meccanica dei fluidi</text:span> </text:p>
      <text:p text:style-name="P39">Cenni di struttura della materia. Stato solido, liquido e gassoso. Reticolo cristallino e forze interatomiche. Sforzi e deformazioni; deformazioni elastiche e plastiche. Legge di Hooke. I fluidi: liquidi e gas. Forze di volume e di superficie: pressione in un punto di un fluido. Principio di Pascal. Equazione della statica dei fluidi. Fluidi pesanti: la pressione idrostatica. Principio di Archimede. </text:p>
      <text:p text:style-name="P43">Termologia </text:p>
      <text:p text:style-name="P39">Temperatura. Scale termometriche e termometri. Espansione termica dei solidi e dei fluidi. Quantità di calore. Calorimetri e caloria. Capacità termica e calori specifici. Primo principio della termodinamica Sistemi termodinamici, variabili di stato. Equilibrio termodinamico e trasformazioni. Trasformazioni reversibili e irreversibili. Equazioni di stato. Lavoro in trasformazioni reversibili. Calore ed energia: equivalente meccanico della caloria. Primo principio <text:soft-page-break/>della termodinamica; energia interna e conservazione dell' energia. Capacità termiche e calori specifici. Processi isotermi e processi adiabatici. </text:p>
      <text:p text:style-name="P39"><text:span text:style-name="T1">Stati gassoso e liquido della materia</text:span></text:p>
      <text:p text:style-name="P39">Equazione di stato per i gas perfetti. Energia interna dei gas perfetti. Primo principio della termodinamica per i gas perfetti e trasformazioni di gas perfetti. Teoria cinetica e modello dei gas perfetti: equazione di stato dei gas perfetti e interpretazione cinetica della temperatura. Calori specifici e molari dei gas perfetti; equipartizione dell'energia. Secondo principio della termodinamica Processi spontanei e irreversibilità. Macchine termiche. Macchina e ciclo di Carnot. Secondo principio della termodinamica: enunciati di Clausius e Kelvin. Teorema di Carnot. Entropia e sue variazioni in processi reversibili e irreversibili. Disequazione di Clausius. Entropia di sistemi isolati. </text:p>
      <text:p text:style-name="P43">Elettrostatica </text:p>
      <text:p text:style-name="P39">Interazioni fra cariche elettriche: legge di Coulomb. Definizione operativa e proprietà del campo elettrico E; la costante dielettrica del vuoto o . Conduttori e isolanti. Flusso di E. Legge di Gauss e applicazioni: campo prodotto da distribuzioni di cariche (puntiformi, aventi simmetria sferica, estendentisi all'infinito); filo indefinito, strato e doppio strato piano; conduttori carichi all’equilibrio. Il potenziale elettrostatico. Energia del campo elettrostatico. Dipolo elettrico: potenziale e campo elettrico; azione su un dipolo in un campo esterno. Teorema della divergenza. Capacità elettrica di un conduttore isolato e di due conduttori in mutua presenza: condensatori; capacità di un condensatore sottile. Condensatori in serie e in parallelo. Energia di carica di un condensatore. Il campo elettrostatico nei dielettrici: il vettore intensità di polarizzazione P e il vettore spostamento elettrico D. Divergenza di E, P e D. </text:p>
      <text:p text:style-name="P43">Correnti elettriche stazionarie </text:p>
      <text:p text:style-name="P39">Densità e intensità di corrente. Equazione di continuità. Legge di Ohm: conducibilità, resistività, resistenza. Legge di Joule. Circuiti elettrici. Forze elettromotrici. </text:p>
      <text:p text:style-name="P43">Magnetostatica nel vuoto </text:p>
      <text:p text:style-name="P39">Definizione operativa del vettore induzione magnetica B. Forza di Lorentz su una carica in moto. Forza magnetica su un filo percorso da corrente: seconda formula di Laplace. Azione magnetica su una spira: momento magnetico. Effetto Hall. Legge di Ampère: prima formula di Laplace; filo rettilineo indefinito (Legge di Biot Savart), solenoide. Teorema della Circuitazione. Corrente di spostamento. Azioni tra correnti e definizione elettrodinamica dell’ampere. Il magnetismo nella materia: momento magnetico, vettore campo magnetico H, suscettività e permeabilità magnetica . </text:p>
      <text:p text:style-name="P43">Campi elettrici e magnetici lentamente variabili nel tempo </text:p>
      <text:p text:style-name="P39">Induzione elettromagnetica: legge di Faraday-Neumann-Lenz. Forza elettromotrice indotta. Energia del campo magnetico. Coefficienti di autoinduzione e di mutua induzione. Circuiti in corrente variabile nel tempo: circuito RC, RL. </text:p>
      <text:p text:style-name="P39"><text:span text:style-name="T1">Le equazioni di Maxwell e le onde elettromagnetiche.</text:span> </text:p>
      <text:p text:style-name="P39">Corrente di spostamento e IV equazione di Maxwell. Le equazioni di Maxwell. Propagazione di una perturbazione elettromagnetica in un mezzo dielettrico omogeneo, privo di cariche e di correnti: equazione delle onde; velocità di propagazione; velocità della luce nel vuoto. Onde piane in un mezzo omogeneo. Energia e intensità delle onde elettromagnetiche; vettore di Poynting. </text:p>
      <text:p text:style-name="P36"/>
      <text:p text:style-name="P35"/>
      <text:p text:style-name="P35"/>
      <text:p text:style-name="P9">Progettazione del software</text:p>
      <text:p text:style-name="P9"><text:soft-page-break/></text:p>
      <text:p text:style-name="P111"><text:bookmark text:name="h.p_ID_32"/><text:span text:style-name="Strong_20_Emphasis"><text:span text:style-name="T3">0. Ciclo di vita e qualità del software</text:span></text:span></text:p>
      <text:p text:style-name="P44"><text:bookmark text:name="h.p_ID_34"/>Il contesto organizzativo. Il ciclo di sviluppo dei programmi: raccolta dei requisiti, analisi, progettazione &amp; realizzazione, verifica &amp; manutenzione. Le qualità del software: qualità esterne &amp; interne. La modularizzazione. Criteri per la modularizzazione. Object-orientation.</text:p>
      <text:p text:style-name="P144"><text:bookmark text:name="h.p_ID_36"/><text:span text:style-name="Strong_20_Emphasis"><text:span text:style-name="T4">1. Introduzione a Java</text:span></text:span></text:p>
      <text:p text:style-name="P44"><text:bookmark text:name="h.p_ID_38"/>Allocazione di variabili e di oggetti, passaggio di parametri, costruttori. Package, derivazione tra classi, ereditarietà, classi astratte, interfacce.</text:p>
      <text:p text:style-name="P44"><text:bookmark text:name="h.p_ID_40"/>Uso di librerie predefinite, collection framework, uso di classi del collection framework, iteratori. IO. Interfaccie grafiche (Java Swing). Socket. Concorrenza in Java. Debugging e JUnit.</text:p>
      <text:p text:style-name="P144"><text:bookmark text:name="h.p_ID_42"/><text:span text:style-name="Strong_20_Emphasis"><text:span text:style-name="T4">2. La fase di analisi</text:span></text:span></text:p>
      <text:p text:style-name="P44"><text:bookmark text:name="h.p_ID_44"/>Introduzione alla fase di analisi. Il linguaggio UML per l'analisi. Diagrammi strutturali e diagrammi comportamentali e d'interazione: Diagrammi delle Classi, Diagrammi degli oggetti, Diagrammi Stati e Transizioni, Diagrammi delle Attività. Specifica. La metodologia di analisi. Verifiche di qualità.</text:p>
      <text:p text:style-name="P144"><text:bookmark text:name="h.p_ID_46"/><text:span text:style-name="Strong_20_Emphasis"><text:span text:style-name="T4">3. La fase di progetto</text:span></text:span></text:p>
      <text:p text:style-name="P44"><text:bookmark text:name="h.p_ID_48"/>Obiettivi e risultati attesi della fase di progetto. Specifica degli algoritmi. Responsabilità sulle associazioni. Uso di strutture di dati. Schemi realizzativi per oggetti e valori. Gestione degli eventi. Aspetti legati alla concorrenza. Pattern realizzativi. API delle classi Java progettate.</text:p>
      <text:p text:style-name="P144"><text:bookmark text:name="h.p_ID_50"/><text:span text:style-name="Strong_20_Emphasis"><text:span text:style-name="T4">4. La fase di realizzazione</text:span></text:span></text:p>
      <text:p text:style-name="P45"><text:bookmark text:name="h.p_ID_52"/>Realizzazione in Java dei diagrammi strutturali, comportamentali e d'interazione. La realizzazione di classi. La realizzazione di associazioni. Uso dell'ereditarietà. Programmazione ad eventi e concorrente per realizzare comportamenti dinamici.</text:p>
      <text:p text:style-name="P45">------</text:p>
      <text:p text:style-name="P54"/>
      <text:p text:style-name="P54">Ricerca operativa</text:p>
      <text:p text:style-name="P51">1. Introduzione</text:p>
      <text:p text:style-name="P49">• Che cosa è la Ricerca Operativa. Breve storia della Ricerca Operativa. La</text:p>
      <text:p text:style-name="P49">Ricerca Operativa oggi.</text:p>
      <text:p text:style-name="P49">• L’approccio modellistico. Modelli della Ricerca Operativa.</text:p>
      <text:p text:style-name="P51">2. La Programmazione Matematica</text:p>
      <text:p text:style-name="P49">• Problemi di Ottimizzazione. Definizioni fondamentali. Classificazione dei</text:p>
      <text:p text:style-name="P49">problemi di Ottimizzazione. Modelli di Programmazione Matematica.</text:p>
      <text:p text:style-name="P51">3. Modelli di Programmazione Lineare</text:p>
      <text:p text:style-name="P49">• Generalità. Struttura di un modello di Programmazione Lineare.</text:p>
      <text:p text:style-name="P49">• Modelli di allocazione ottima di risorse.</text:p>
      <text:p text:style-name="P49"><text:soft-page-break/>• Modelli di miscelazione.</text:p>
      <text:p text:style-name="P49">• Modelli di trasporto.</text:p>
      <text:p text:style-name="P51">4. La Programmazione Lineare</text:p>
      <text:p text:style-name="P49">• Struttura di un problema di Programmazione Lineare</text:p>
      <text:p text:style-name="P49">• Interpretazione geometrica di un Problema di Programmazione Lineare.</text:p>
      <text:p text:style-name="P51">5. Teoria della Programmazione Lineare</text:p>
      <text:p text:style-name="P49">• Richiami di geometria di n R . Insiemi Convessi. Vertici.</text:p>
      <text:p text:style-name="P49">• Caratterizzazione dei vertici dell’insieme ammissibile di un problema di</text:p>
      <text:p text:style-name="P49">Programmazione Lineare.</text:p>
      <text:p text:style-name="P49">• Il Teorema fondamentale della Programmazione Lineare.</text:p>
      <text:p text:style-name="P51">6. Il metodo del simplesso</text:p>
      <text:p text:style-name="P49">• La forma standard. Vertici e soluzioni di base.</text:p>
      <text:p text:style-name="P49">• La fase II del metodo del simplesso. Criterio di ottimalità. Criterio di</text:p>
      <text:p text:style-name="P49">illimitatezza. Determinazione di una nuova base ammissibile.</text:p>
      <text:p text:style-name="P49">• Convergenza del metodo del simplesso.</text:p>
      <text:p text:style-name="P49">• La fase I del metodo del simplesso.</text:p>
      <text:p text:style-name="P51">7. La dualità nella Programmazione Lineare</text:p>
      <text:p text:style-name="P49">• Costruzione del problema duale.</text:p>
      <text:p text:style-name="P49">• Teorema della dualità debole e della dualità forte e loro conseguenze.</text:p>
      <text:p text:style-name="P49">• Condizioni di complementarità</text:p>
      <text:p text:style-name="P49">• Interpretazione economica della dualità: i prezzi ombra. Cenni di analisi di</text:p>
      <text:p text:style-name="P49">sensitività.</text:p>
      <text:p text:style-name="P51">8. Modelli di Programmazione Lineare Intera</text:p>
      <text:p text:style-name="P49">• Variabili intere per rappresentare quantità indivisibili.</text:p>
      <text:p text:style-name="P49">• Variabili binarie per rappresentare scelte alternative.</text:p>
      <text:p text:style-name="P49">o Problemi di assegnamento. Problemi di Knapsack binario. Problemi di</text:p>
      <text:p text:style-name="P49">Capital Budgeting.</text:p>
      <text:p text:style-name="P49">• Variabili binarie come variabili indicatrici.</text:p>
      <text:p text:style-name="P49">o Problema del costo fisso. Problemi di lot sizing. Problemi di</text:p>
      <text:p text:style-name="P49">localizzazione di impianti.</text:p>
      <text:p text:style-name="P49">• Variabili binarie per indicare il soddisfacimento di vincoli disgiuntivi</text:p>
      <text:p text:style-name="P49">o Problemi di scheduling.</text:p>
      <text:p text:style-name="P51">9. La Programmazione Lineare Intera</text:p>
      <text:p text:style-name="P49">• Relazioni tra Programmazione Lineare Intera e Programmazione Lineare.</text:p>
      <text:p text:style-name="P49">• Formulazioni lineari di problemi di Programmazione Lineare Intera.</text:p>
      <text:p text:style-name="P49">• Proprietà di interezza e totale unimodularità.</text:p>
      <text:p text:style-name="P49">10. Metodi generali per la soluzione di problemi di Programmazione Lineare Intera</text:p>
      <text:p text:style-name="P49">• La tecnica del Branch and Bound.</text:p>
      <text:p text:style-name="P49">• Soluzione del problema del Knapsack binario.</text:p>
      <text:p text:style-name="P14"/>
      <text:p text:style-name="P14"/>
      <text:p text:style-name="P14"/>
      <text:p text:style-name="P15"><text:soft-page-break/>------</text:p>
      <text:p text:style-name="P15"/>
      <text:p text:style-name="P11">Teoria dei sistemi</text:p>
      <text:p text:style-name="P11"/>
      <text:p text:style-name="P17">Sistemi dinamici orientati e rappresentazioni con lo</text:p>
      <text:p text:style-name="P15"><text:span text:style-name="T1">stato:</text:span> dal fenomeno, al modello, al sistema astratto.</text:p>
      <text:p text:style-name="P15">Concetto di sistema dinamico causale: i sistemi lineari,</text:p>
      <text:p text:style-name="P15">stazionari, a dimensione finita; le rappresentazioni</text:p>
      <text:p text:style-name="P15">implicita ed esplicita; la decomposizione della risposta in</text:p>
      <text:p text:style-name="P15">libera e forzata; la matrice di transizione e la matrice</text:p>
      <text:p text:style-name="P15">delle risposte impulsive e le loro proprietà. La forma di</text:p>
      <text:p text:style-name="P15">Jordan.</text:p>
      <text:p text:style-name="P15"/>
      <text:p text:style-name="P15"><text:span text:style-name="T1">Analisi nel dominio del tempo:</text:span> i modi naturali</text:p>
      <text:p text:style-name="P15">nell'evoluzione libera dello stato per le rappresentazioni</text:p>
      <text:p text:style-name="P15">regolari; leggi di moto e traiettorie dei modi naturali; i</text:p>
      <text:p text:style-name="P15">modi naturali nel regime forzato e nella risposta in</text:p>
      <text:p text:style-name="P15">uscita.</text:p>
      <text:p text:style-name="P15"/>
      <text:p text:style-name="P15"><text:span text:style-name="T1">Analisi nel dominio della variabile complessa</text:span>: la</text:p>
      <text:p text:style-name="P15">trasformata di Laplace per l'analisi dei sistemi a tempo</text:p>
      <text:p text:style-name="P15">continuo; la trasformata Z per l'analisi dei sistemi a</text:p>
      <text:p text:style-name="P15">tempo discreto. Il regime permanente e il regime</text:p>
      <text:p text:style-name="P15">transitorio; la risposta permanente a ingressi canonici.</text:p>
      <text:p text:style-name="P15"/>
      <text:p text:style-name="P15"><text:span text:style-name="T1">Studio del comportamento in frequenza:</text:span> la risposta</text:p>
      <text:p text:style-name="P15">armonica. La rappresentazione della funzione di</text:p>
      <text:p text:style-name="P15">trasferimento. I diagrammi di Bode. Parametri</text:p>
      <text:p text:style-name="P15">significativi del modulo della risposta armonica e della</text:p>
      <text:p text:style-name="P15">risposta indiciale; collegamento tra comportamento nel</text:p>
      <text:p text:style-name="P15">tempo ed in frequenza.</text:p>
      <text:p text:style-name="P15"/>
      <text:p text:style-name="P17">Funzione di trasferimento e problemi di realizzazione;</text:p>
      <text:p text:style-name="P15">calcolo delle rappresentazioni nello spazio di stato a</text:p>
      <text:p text:style-name="P15">partire dai modelli ingresso-uscita. I sistemi</text:p>
      <text:p text:style-name="P15">interconnessi. Le principali connessioni: serie, parallelo,</text:p>
      <text:p text:style-name="P15">a controreazione. Calcolo della funzione di trasferimento</text:p>
      <text:p text:style-name="P15">e sue proprietà</text:p>
      <text:p text:style-name="P15"/>
      <text:p text:style-name="P17">Elementi di teoria della stabilità: definizione di stabilità</text:p>
      <text:p text:style-name="P15"><text:span text:style-name="T1">per i sistemi lineari</text:span>; condizioni e criteri. La stabilità</text:p>
      <text:p text:style-name="P15">interna: i criteri di Routh, Jury. La stabilità esterna nelle</text:p>
      <text:p text:style-name="P15">rappresentazioni lineari: condizioni; legami tra stabilità</text:p>
      <text:p text:style-name="P15">esterna ed interna.</text:p>
      <text:p text:style-name="P15"/>
      <text:p text:style-name="P15"><text:span text:style-name="T1">Elementi di studio delle proprietà interne dello stato:</text:span> la</text:p>
      <text:p text:style-name="P15">raggiungibili e l'osservabilità; la composizione rispetto as</text:p>
      <text:p text:style-name="P15">esse; la scomposizione di Kalman e la struttura interna</text:p>
      <text:p text:style-name="P15">del sistema; collegamento con l'eccitabilità e</text:p>
      <text:p text:style-name="P15"><text:soft-page-break/>l'osservabilità dei modi. Il problema dell'assegnazione</text:p>
      <text:p text:style-name="P15">degli autosaloni con reazione dallo stato e il problema</text:p>
      <text:p text:style-name="P15">della ricostruzione dello stato a partire da</text:p>
      <text:p text:style-name="P15">misure dell'uscita. L'assegnazione degli autovalori</text:p>
      <text:p text:style-name="P15">dall'uscita e il principio di separazione.</text:p>
      <text:p text:style-name="P14"/>
      <text:p text:style-name="P14"/>
      <text:p text:style-name="P14">------</text:p>
      <text:p text:style-name="P14"/>
      <text:p text:style-name="P14"/>
      <text:p text:style-name="P12"/>
      <text:p text:style-name="P12"/>
      <text:p text:style-name="P11">Analisi Matematica II</text:p>
      <text:p text:style-name="P15">I PARTE</text:p>
      <text:p text:style-name="P17">1 Successioni di funzioni</text:p>
      <text:p text:style-name="P15">1.1 Convergenza puntuale</text:p>
      <text:p text:style-name="P15">1.2 Convergenza uniforme</text:p>
      <text:p text:style-name="P15">1.3 Esempi</text:p>
      <text:p text:style-name="P15">1.4 Alcuni teoremi sulla convergenza uniforme</text:p>
      <text:p text:style-name="P15">1.5 Condizioni sufficienti per la convergenza uniforme</text:p>
      <text:p text:style-name="P17">2 Serie di funzioni</text:p>
      <text:p text:style-name="P15">2.1 Diversi tipi di convergenza</text:p>
      <text:p text:style-name="P15">2.2 Alcuni teoremi sulla convergenza uniforme</text:p>
      <text:p text:style-name="P17">3 Serie di potenze</text:p>
      <text:p text:style-name="P15">3.1 Raggio di convergenza</text:p>
      <text:p text:style-name="P15">3.2 Ricerca del raggio di convergenza</text:p>
      <text:p text:style-name="P17">4 Serie di Taylor</text:p>
      <text:p text:style-name="P15">4.1 Unicità dello sviluppo in serie di potenze</text:p>
      <text:p text:style-name="P15">4.2 Sviluppi di Mac Laurin delle funzioni elementari</text:p>
      <text:p text:style-name="P17">5 Serie di Fourier</text:p>
      <text:p text:style-name="P15">5.1 Funzioni periodiche e polinomi trigonometrici</text:p>
      <text:p text:style-name="P15">5.2 Serie trigonometriche e sviluppabilità in serie di Fourier</text:p>
      <text:p text:style-name="P15">5.3 Coefficienti di Fourier</text:p>
      <text:p text:style-name="P15">5.4 Alcune classi di funzioni</text:p>
      <text:p text:style-name="P15">5.5 Convergenza della serie di Fourier</text:p>
      <text:p text:style-name="P15">II PARTE</text:p>
      <text:p text:style-name="P17">6 Richiami sui numeri complessi</text:p>
      <text:p text:style-name="P15">6.1 Coordinate polari</text:p>
      <text:p text:style-name="P15">6.2 Prodotti, potenze e radici</text:p>
      <text:p text:style-name="P15">6.3 Struttura metrica</text:p>
      <text:p text:style-name="P15">6.4 Struttura topologica</text:p>
      <text:p text:style-name="P17">7 Funzioni di una variabile complessa</text:p>
      <text:p text:style-name="P15">7.1 Definizione di limite</text:p>
      <text:p text:style-name="P15">7.2 Funzioni continue</text:p>
      <text:p text:style-name="P15">7.3 Esempi</text:p>
      <text:p text:style-name="P17">8 Funzioni olomorfe</text:p>
      <text:p text:style-name="P15">8.1 Derivabilità</text:p>
      <text:p text:style-name="P15">8.2 Differenziabilità rispetto a z</text:p>
      <text:p text:style-name="P15">8.3 Differenziabilità rispetto a (x,y)</text:p>
      <text:p text:style-name="P15">8.4 Condizioni di Cauchy-Riemann</text:p>
      <text:p text:style-name="P15">8.5 Olomorfia</text:p>
      <text:p text:style-name="P15">8.6 La funzione esponenziale in campo complesso</text:p>
      <text:p text:style-name="P15"><text:soft-page-break/>8.7 La funzione logaritmo in campo complesso</text:p>
      <text:p text:style-name="P15"/>
      <text:p text:style-name="P15">8.8 La funzione potenza in campo complesso .</text:p>
      <text:p text:style-name="P15">8.9 Funzioni circolari ed iperboliche in campo complesso</text:p>
      <text:p text:style-name="P17">9 Serie di potenze in campo complesso</text:p>
      <text:p text:style-name="P15">9.1 Olomorfia di una somma di una serie di potenze</text:p>
      <text:p text:style-name="P17">10 Integrazione in campo complesso</text:p>
      <text:p text:style-name="P15">10.1 Curve regolari</text:p>
      <text:p text:style-name="P15">10.2 Cambiamento di parametro</text:p>
      <text:p text:style-name="P15">10.3 Concatenamento di curve</text:p>
      <text:p text:style-name="P15">10.4 Integrale curvilineo</text:p>
      <text:p text:style-name="P15">10.5 Primitiva</text:p>
      <text:p text:style-name="P15">10.6 Esistenza di una primitiva</text:p>
      <text:p text:style-name="P15">10.7 Aperti semplicemente connessi</text:p>
      <text:p text:style-name="P15">10.8 Forme differenziali e formula di Gauss-Green</text:p>
      <text:p text:style-name="P15">10.9 Legame tra olomorfia ed esistenza di una primitiva</text:p>
      <text:p text:style-name="P17">11 Funzioni analitiche</text:p>
      <text:p text:style-name="P15">11.1 Zeri di una funzione analitica</text:p>
      <text:p text:style-name="P17">12 Singolarità</text:p>
      <text:p text:style-name="P15">12.1 Definizione di punto singolare</text:p>
      <text:p text:style-name="P15">12.2 Classificazione delle singolarità</text:p>
      <text:p text:style-name="P17">13 Residui</text:p>
      <text:p text:style-name="P15">13.1 Definizione di residuo</text:p>
      <text:p text:style-name="P15">13.2 Calcolo di integrali per mezzo dei residui</text:p>
      <text:p text:style-name="P17">14 Serie bilatere e serie di Laurent</text:p>
      <text:p text:style-name="P15">14.1 Definizione di serie bilatera</text:p>
      <text:p text:style-name="P15">14.2 Serie di Laurent</text:p>
      <text:p text:style-name="P15">14.3 Esempi di sviluppi di Laurent di funzioni fratte</text:p>
      <text:p text:style-name="P15">14.4 Singolarità e sviluppi di Laurent</text:p>
      <text:p text:style-name="P17">15 Il teorema dei residui e le sue applicazioni</text:p>
      <text:p text:style-name="P15">15.1 Il teorema dei residui</text:p>
      <text:p text:style-name="P15">15.2 Calcolo di integrali impropri</text:p>
      <text:p text:style-name="P17">16 La trasformata di Laplace</text:p>
      <text:p text:style-name="P15">16.1 Definizione di trasformata di Laplace</text:p>
      <text:p text:style-name="P15">16.2 Proprietà della trasformata di Laplace</text:p>
      <text:p text:style-name="P15">16.3 Derivata della trasformata di Laplace</text:p>
      <text:p text:style-name="P15">16.4 Segnali</text:p>
      <text:p text:style-name="P15">16.5 La trasformata di un segnale periodico</text:p>
      <text:p text:style-name="P15">16.6 La trasformata della derivata</text:p>
      <text:p text:style-name="P15">16.7 Inversione della trasformata di Laplace</text:p>
      <text:p text:style-name="P15"/>
      <text:p text:style-name="P15">------</text:p>
      <text:p text:style-name="P15"/>
      <text:p text:style-name="P13">Fondamenti di informatica II</text:p>
      <text:p text:style-name="P16">Parte I: Algoritmi e strutture dati</text:p>
      <text:p text:style-name="P18">Ricorsione</text:p>
      <text:p text:style-name="P16">1. Esempi introduttivi</text:p>
      <text:p text:style-name="P16">2. Ricerca binaria in un array e sua analisi</text:p>
      <text:p text:style-name="P16">3. Calcolo della somma degli elementi in un array e sua analisi</text:p>
      <text:p text:style-name="P16">4. Inversione di un array e sua analisi</text:p>
      <text:p text:style-name="P16"><text:soft-page-break/>5. Costi della ricorsione: elevamento a potenza e sua analisi</text:p>
      <text:p text:style-name="P16">6. Ricorsione in coda e sua eliminazione</text:p>
      <text:p text:style-name="P16">7. Ricorsione multipla</text:p>
      <text:p text:style-name="P16">8. Calcolo dei numeri di Fibonacci ed efficienza: implementazioni con ricorsione doppia,</text:p>
      <text:p text:style-name="P16">ricorsione lineare e iterativa</text:p>
      <text:p text:style-name="P16">Riferimenti: libro di testo, Capitolo 5 (tutto)</text:p>
      <text:p text:style-name="P18">Code di priorità e heap</text:p>
      <text:p text:style-name="P16">1. La coda di priorità come tipo di dato astratto: coppie (chiave, valore) e operazioni di base</text:p>
      <text:p text:style-name="P16">2. Implementazione di code di priorità mediante liste</text:p>
      <text:p text:style-name="P16">1. Implementazione con liste ordinate e non ordinate</text:p>
      <text:p text:style-name="P16">2. Costo delle operazioni di base: vantaggi e svantaggi</text:p>
      <text:p text:style-name="P16">3. La struttura dati heap</text:p>
      <text:p text:style-name="P16">4. Implementazione di code di priorità con heap e sua analisi</text:p>
      <text:p text:style-name="P16">5. Costruzione bottom-up di un heap (heapify) e sua analisi</text:p>
      <text:p text:style-name="P16">6. Ordinamento con code di priorità e relativi costi: Selection sort, Insertion sort, Heap sort</text:p>
      <text:p text:style-name="P16">7. Code di priorità con entry consapevoli della propria posizione: code prioritarie e heap</text:p>
      <text:p text:style-name="P16">flessibili</text:p>
      <text:p text:style-name="P16">Riferimenti: libro di testo, Capitolo 9, dispense e appunti del docente disponibili sul sito del corso</text:p>
      <text:p text:style-name="P18">Algoritmi di ordinamento</text:p>
      <text:p text:style-name="P16">1. Ordinamento usando il metodo Dividi-e-conquista: Merge sort</text:p>
      <text:p text:style-name="P16">1. Definizione ricorsiva del Merge sort e analisi: correttezza e tempo di esecuzione</text:p>
      <text:p text:style-name="P16">2. Merge sort iterativo</text:p>
      <text:p text:style-name="P16">2. Algoritmo di ordinamento Quick sort</text:p>
      <text:p text:style-name="P16">1. Algoritmo e analisi</text:p>
      <text:p text:style-name="P16">2. Scelta casuale del pivot e cenni alla sua analisi</text:p>
      <text:p text:style-name="P16">3. Ulteriori ottimizzazioni</text:p>
      <text:p text:style-name="P16">3. Limite inferiore alla complessità dell'ordinamento basato sul confronto</text:p>
      <text:p text:style-name="P16">4. Ordinamento in tempo lineare: bucket sort, ordinamento stabile, radix sort</text:p>
      <text:p text:style-name="P16"/>
      <text:p text:style-name="P16">5. Confronto tra algoritmi di ordinamento</text:p>
      <text:p text:style-name="P16">6. Il problema della selezione: quick select probabilistico e sua analisi</text:p>
      <text:p text:style-name="P16">Riferimenti: libro di testo, Capitolo 12. Appunti del docente sul Merge sort iterativo</text:p>
      <text:p text:style-name="P18">Mappe e insiemi</text:p>
      <text:p text:style-name="P16">1. Mappe, insiemi e multi-insiemi</text:p>
      <text:p text:style-name="P16">1. Concetti di base</text:p>
      <text:p text:style-name="P16">2. Realizzazione con liste</text:p>
      <text:p text:style-name="P16">2. Tabelle hash</text:p>
      <text:p text:style-name="P16">1. Funzioni hash</text:p>
      <text:p text:style-name="P16">2. Funzioni hash a partire da tipi di dato qualsiasi: hash-code e funzioni di compressione</text:p>
      <text:p text:style-name="P16">3. Collisioni e loro gestione. Schemi di gestione delle collisioni</text:p>
      <text:p text:style-name="P16">4. Fattore di carico e rehashing</text:p>
      <text:p text:style-name="P16">Riferimenti: libro di testo, Sezioni 10.1, 10.2</text:p>
      <text:p text:style-name="P18">Mappe ordinate</text:p>
      <text:p text:style-name="P16">1. Limiti delle mappe non ordinate: ordinamento rispetto alle chiavi, range query,</text:p>
      <text:p text:style-name="P16">implementazione efficiente di operazioni su insiemi</text:p>
      <text:p text:style-name="P16">2. Operazioni tipiche su mappe ordinate</text:p>
      <text:p text:style-name="P16">3. Realizzazione di tabelle ordinate mediante array: realizzazione dell operazioni tipiche e loro</text:p>
      <text:p text:style-name="P16">efficienza. Limiti delle tabelle ordinate</text:p>
      <text:p text:style-name="P16">4. Rappresentazione di insiemi mediante chiavi ordinate. Realizzazione efficiente di operazioni</text:p>
      <text:p text:style-name="P16">su insiemi attraverso primitive di tipo merge</text:p>
      <text:p text:style-name="P16"><text:soft-page-break/>Riferimenti: libro di testo, Sezioni 10.3 e 10.5</text:p>
      <text:p text:style-name="P16"/>
      <text:p text:style-name="P18">Alberi binari di ricerca</text:p>
      <text:p text:style-name="P16">1. Alberi binari di ricerca: definizione e proprietà generali</text:p>
      <text:p text:style-name="P16">2. Realizzazione di mappe ordinate mediante alberi binari di ricerca. Implementazione delle</text:p>
      <text:p text:style-name="P16">operazioni tipiche di una mappa ordinata. Complessità delle operazioni tipiche e sua</text:p>
      <text:p text:style-name="P16">dipendenza dall'altezza dell'albero</text:p>
      <text:p text:style-name="P16">3. Implementazione di alberi binari di ricerca</text:p>
      <text:p text:style-name="P16">4. Alberi binari bilanciati. Definizione di bilanciamento, fattore di bilanciamento</text:p>
      <text:p text:style-name="P16">5. Alberi AVL. Definizione e proprietà di bilanciamento. Relazione tra numero di nodi e altezza</text:p>
      <text:p text:style-name="P16">in un AVL. Limite superiore all'altezza mediante alberi di Fibonacci</text:p>
      <text:p text:style-name="P16">Riferimenti:</text:p>
      <text:p text:style-name="P16">Libro di testo, Sezioni 11.1, 11.2 e 11.3</text:p>
      <text:p text:style-name="P16">Appunti del docente pubblicati sul sito del corso</text:p>
      <text:p text:style-name="P16"/>
      <text:p text:style-name="P18">Algoritmi efficienti per il mantenimento di partizioni su</text:p>
      <text:p text:style-name="P18">insiemi: Union-Find</text:p>
      <text:p text:style-name="P16">1. Il problema del mantenimento efficiente di partizioni definite su un insieme comune</text:p>
      <text:p text:style-name="P16">2. Implementazione con sequenze e analisi della sua efficienza</text:p>
      <text:p text:style-name="P16"/>
      <text:p text:style-name="P16">3. Implementazione con strutture ad albero. Ottimizzazioni. Efficienza della rappresentazione</text:p>
      <text:p text:style-name="P16">ottimizzata con struttura ad albero (no prova)</text:p>
      <text:p text:style-name="P16">Riferimenti: libro di testo, Sezione 14.7.3</text:p>
      <text:p text:style-name="P18">Grafi</text:p>
      <text:p text:style-name="P16">1. Grafi: concetti di base e applicazioni. Proprietà elementari di grafi e terminologia. Grafi</text:p>
      <text:p text:style-name="P16">diretti e non diretti.</text:p>
      <text:p text:style-name="P16">2. La struttura dati astratta Grafo: definizione, operazioni consentite. Rappresentazione di grafi</text:p>
      <text:p text:style-name="P16">e relative strutture dati. Memorizzazione con liste di archi, liste di adiacenza, matrici.</text:p>
      <text:p text:style-name="P16">3. Visite di grafi e loro proprietà</text:p>
      <text:p text:style-name="P16">1. Connessione e componenti connesse. Alberi ricoprenti e foreste ricoprenti.</text:p>
      <text:p text:style-name="P16">2. Visita in profondità (DFS)</text:p>
      <text:p text:style-name="P16">3. Realizzazione della visita in profondità in grafi diretti e non diretti</text:p>
      <text:p text:style-name="P16">4. individuazione delle componenti fortemente connesse in grafi diretti e non diretti.</text:p>
      <text:p text:style-name="P16">Realizzazione in grafi diretti usando la DFS</text:p>
      <text:p text:style-name="P16">5. Chiusura transitiva di grafi. Interpretazione in termini di potenze della matrice di</text:p>
      <text:p text:style-name="P16">adiacenza. Realizzazione con programmazione dinamica e algoritmo di Floyd-Warshall</text:p>
      <text:p text:style-name="P16">6. Ordinamento topologico di grafi diretti. Ordinamento topologico e grafi diretti aciclici</text:p>
      <text:p text:style-name="P16">(DAG). Algoritmo di base e sua correttezza. Ordinamento topologico mediante DFS.</text:p>
      <text:p text:style-name="P16">4. Cammini minimi</text:p>
      <text:p text:style-name="P16">1. Problemi di percorsi minimi: Single Pair Shortest Path, Single Source Shortest Paths e</text:p>
      <text:p text:style-name="P16">All Pairs Shortest Paths.</text:p>
      <text:p text:style-name="P16">2. BFS e albero dei cammini minimi da una sorgente in grafi diretti o non diretti non</text:p>
      <text:p text:style-name="P16">pesati</text:p>
      <text:p text:style-name="P16">3. Proprietà dei cammini minimi e condizioni di ottimalità</text:p>
      <text:p text:style-name="P16">4. Algoritmo di Dijkstra e sua analisi. Fallimento nel caso di presenza di archi con peso</text:p>
      <text:p text:style-name="P16">negativo</text:p>
      <text:p text:style-name="P16">5. Algoritmo di Bellman-Ford in grafi non diretti con pesi positivi e in grafi diretti. Analisi</text:p>
      <text:p text:style-name="P16">della complessità computazionale dell'algoritmo di Bellman-Ford. Modifica per rilevare</text:p>
      <text:p text:style-name="P16">la presenza di cicli con peso negativo</text:p>
      <text:p text:style-name="P16">6. Mantenimento dell'albero dei cammini minimi mediante tabella dei predecessori e</text:p>
      <text:p text:style-name="P16"><text:soft-page-break/>conseguente modifica dell'operazione di rilassamento di un nodo</text:p>
      <text:p text:style-name="P16">5. Alberi ricoprenti minimi</text:p>
      <text:p text:style-name="P16">1. Definizione del problema e proprietà elementare di ciclo</text:p>
      <text:p text:style-name="P16">2. Proprietà di taglio</text:p>
      <text:p text:style-name="P16">3. Algoritmo di Prim-Jarnik e sua analisi</text:p>
      <text:p text:style-name="P16">4. Algoritmo di Kruskal e sua analisi</text:p>
      <text:p text:style-name="P16">Riferimenti: libro di testo, Capitolo 14, appunti del docente pubblicati sul sito del corso</text:p>
      <text:p text:style-name="P16">Parte II: Modelli e linguaggi</text:p>
      <text:p text:style-name="P16">Analisi della Complessità di calcolo</text:p>
      <text:p text:style-name="P16">1. Introduzione alla complessità computazionale</text:p>
      <text:p text:style-name="P16">2. Complessità temporale e spaziale</text:p>
      <text:p text:style-name="P16">3. Analisi asintotica nel caso peggiore; delimitazione inferiore e delimitazione superiore alla</text:p>
      <text:p text:style-name="P16">complessità di un algoritmo e di un problema</text:p>
      <text:p text:style-name="P16">4. Istruzione dominante, analisi di programmi ricorsivi ed equazione di ricorrenza</text:p>
      <text:p text:style-name="P16"/>
      <text:p text:style-name="P16">Riferimenti: dispensa “Introduzione alla complessità”, distribuita on-line. Lucidi delle lezioni</text:p>
      <text:p text:style-name="P18">Calcolabilità</text:p>
      <text:p text:style-name="P16">1. Esistenza d problemi non calcolabili; il problema della fermata</text:p>
      <text:p text:style-name="P16">2. Macchine di Turing; definizioni ed esempi e configurazione di MdT. Macchine di Turing a più</text:p>
      <text:p text:style-name="P16">nastri; loro equivalenza con macchine ad un solo nastro</text:p>
      <text:p text:style-name="P16">3. La macchina di Turing universale</text:p>
      <text:p text:style-name="P16">4. La tesi di Church Turing</text:p>
      <text:p text:style-name="P16">5. Linguaggi accettati da una Macchina di Turing. Linguaggi decidbili, indecidibili e semi</text:p>
      <text:p text:style-name="P16">decidibili.</text:p>
      <text:p text:style-name="P16">6. Riduzioni fra linguaggi. Esempi di problemi indecidibili.</text:p>
      <text:p text:style-name="P16">Riferimenti: dispense “Introduzione alla calcolabilità” , “Macchine di Turing”, distribuite on-line.</text:p>
      <text:p text:style-name="P16">Lucidi delle lezioni</text:p>
      <text:p text:style-name="P18">Problemi intrattabili e NP completezza</text:p>
      <text:p text:style-name="P16">1. Le classi P e NP: motivazioni e definizioni.</text:p>
      <text:p text:style-name="P16">2. Riduzione polinomiali fra problemi. Problemi NP- completi.</text:p>
      <text:p text:style-name="P16">3. La congettura P≠NP e sua importanza. Esempi di riduzione fra problemi.</text:p>
      <text:p text:style-name="P16">4. Tecniche algoritmiche per problemi intrattabili; algoritmi di enumerazione: DPLL Riferimenti:</text:p>
      <text:p text:style-name="P16">dispensa “NP completezza” distribuita on-line. Lucidi delle lezioni</text:p>
      <text:p text:style-name="P18">Linguaggi e grammatiche formali</text:p>
      <text:p text:style-name="P16">1. Grammatiche: introduzione, primi esempi; grammatiche ambigue</text:p>
      <text:p text:style-name="P16">2. Grammatiche: classificazione di Chomsky; relazioni fra macchine di Turing e grammatiche di</text:p>
      <text:p text:style-name="P16">tipo 0 e 1</text:p>
      <text:p text:style-name="P16">3. Automi a stati finiti deterministici e non deterministici; equivalenza fra automi deterministici</text:p>
      <text:p text:style-name="P16">e non deterministici</text:p>
      <text:p text:style-name="P16">4. Espressioni regolari; equivalenza con linguaggi riconosciuti da automi a stati finiti</text:p>
      <text:p text:style-name="P16">5. Linguaggi regolari; equivalenza con linguaggi riconosciuti da automi a stati finiti ed</text:p>
      <text:p text:style-name="P16">espressioni regolari</text:p>
      <text:p text:style-name="P16">6. Esistenza di linguaggi non regolari</text:p>
      <text:p text:style-name="P16">7. Linguaggi liberi dal contesto e linguaggi di programmazione</text:p>
      <text:p text:style-name="P16">8. Fasi di compilazione: analisi lessicale, analisi sintattica e analisi semantica</text:p>
      <text:p text:style-name="P16">9. Analisi sintattica top down e bottom up</text:p>
      <text:p text:style-name="P16">10. Analisi sintattica top-down: parser predittivi; insiemi FIRST e FOLLOW; grammatiche LL(1)</text:p>
      <text:p text:style-name="P16">11. Analisi sintattica bottom-up; LR parser; tabelle Action e Goto; costruzione delle tabelle</text:p>
      <text:p text:style-name="P16">Action e Goto.</text:p>
      <text:p text:style-name="P16"/>
      <text:p text:style-name="P16"><text:soft-page-break/>------</text:p>
      <text:p text:style-name="P16"/>
      <text:p text:style-name="P13">Sistemi di calcolo </text:p>
      <text:p text:style-name="P13"/>
      <text:p text:style-name="P124"><text:a xlink:type="simple" xlink:href="https://docs.google.com/document/d/1gNOXw9Iln5ZUpeplYbNvV1yL5WMZWcBJ7009k2fBgKc/edit#heading=h.sow1tvdlsfkx" text:style-name="Internet_20_link" text:visited-style-name="Visited_20_Internet_20_Link"><text:bookmark text:name="docs-internal-guid-9c24dee1-7fff-91b4-f875-02cc39837ad3"/><text:span text:style-name="T34">1 Cosa è un sistema di calcolo</text:span><text:span text:style-name="T10"> </text:span></text:a></text:p>
      <text:p text:style-name="P137"><text:a xlink:type="simple" xlink:href="https://docs.google.com/document/d/1gNOXw9Iln5ZUpeplYbNvV1yL5WMZWcBJ7009k2fBgKc/edit#heading=h.6cy60i5r3re6" text:style-name="Internet_20_link" text:visited-style-name="Visited_20_Internet_20_Link"><text:span text:style-name="T19">1.1 Hardware</text:span><text:span text:style-name="T12"> </text:span></text:a></text:p>
      <text:p text:style-name="P138"><text:a xlink:type="simple" xlink:href="https://docs.google.com/document/d/1gNOXw9Iln5ZUpeplYbNvV1yL5WMZWcBJ7009k2fBgKc/edit#heading=h.jczrkiconqib" text:style-name="Internet_20_link" text:visited-style-name="Visited_20_Internet_20_Link"><text:span text:style-name="T19">1.1.1 Panoramica elementi hardware</text:span><text:span text:style-name="T12"> </text:span></text:a></text:p>
      <text:p text:style-name="P139"><text:a xlink:type="simple" xlink:href="https://docs.google.com/document/d/1gNOXw9Iln5ZUpeplYbNvV1yL5WMZWcBJ7009k2fBgKc/edit#heading=h.8yqfm4ljp9b0" text:style-name="Internet_20_link" text:visited-style-name="Visited_20_Internet_20_Link"><text:span text:style-name="T19">1.1.1.1 CPU</text:span><text:span text:style-name="T12"> </text:span></text:a></text:p>
      <text:p text:style-name="P139"><text:a xlink:type="simple" xlink:href="https://docs.google.com/document/d/1gNOXw9Iln5ZUpeplYbNvV1yL5WMZWcBJ7009k2fBgKc/edit#heading=h.74hcxqvzz263" text:style-name="Internet_20_link" text:visited-style-name="Visited_20_Internet_20_Link"><text:span text:style-name="T19">1.1.1.2 Bus</text:span><text:span text:style-name="T12"> </text:span></text:a></text:p>
      <text:p text:style-name="P139"><text:a xlink:type="simple" xlink:href="https://docs.google.com/document/d/1gNOXw9Iln5ZUpeplYbNvV1yL5WMZWcBJ7009k2fBgKc/edit#heading=h.rhjw543vyopw" text:style-name="Internet_20_link" text:visited-style-name="Visited_20_Internet_20_Link"><text:span text:style-name="T19">1.1.1.3 I/O bridge</text:span><text:span text:style-name="T12"> </text:span></text:a></text:p>
      <text:p text:style-name="P139"><text:a xlink:type="simple" xlink:href="https://docs.google.com/document/d/1gNOXw9Iln5ZUpeplYbNvV1yL5WMZWcBJ7009k2fBgKc/edit#heading=h.a4pa042ymfns" text:style-name="Internet_20_link" text:visited-style-name="Visited_20_Internet_20_Link"><text:span text:style-name="T19">1.1.1.4 Controller e adattatori</text:span><text:span text:style-name="T12"> </text:span></text:a></text:p>
      <text:p text:style-name="P139"><text:a xlink:type="simple" xlink:href="https://docs.google.com/document/d/1gNOXw9Iln5ZUpeplYbNvV1yL5WMZWcBJ7009k2fBgKc/edit#heading=h.sbp4d23udlqm" text:style-name="Internet_20_link" text:visited-style-name="Visited_20_Internet_20_Link"><text:span text:style-name="T19">1.1.1.5 Sistema di memoria</text:span><text:span text:style-name="T12"> </text:span></text:a></text:p>
      <text:p text:style-name="P138"><text:a xlink:type="simple" xlink:href="https://docs.google.com/document/d/1gNOXw9Iln5ZUpeplYbNvV1yL5WMZWcBJ7009k2fBgKc/edit#heading=h.xkozf0qbt8jk" text:style-name="Internet_20_link" text:visited-style-name="Visited_20_Internet_20_Link"><text:span text:style-name="T19">1.1.2 Elementi di base di un microprocessore</text:span><text:span text:style-name="T12"> </text:span></text:a></text:p>
      <text:p text:style-name="P139"><text:a xlink:type="simple" xlink:href="https://docs.google.com/document/d/1gNOXw9Iln5ZUpeplYbNvV1yL5WMZWcBJ7009k2fBgKc/edit#heading=h.4wd77m5o2vi3" text:style-name="Internet_20_link" text:visited-style-name="Visited_20_Internet_20_Link"><text:span text:style-name="T19">1.1.2.1 Porte logiche</text:span><text:span text:style-name="T12"> </text:span></text:a></text:p>
      <text:p text:style-name="P139"><text:a xlink:type="simple" xlink:href="https://docs.google.com/document/d/1gNOXw9Iln5ZUpeplYbNvV1yL5WMZWcBJ7009k2fBgKc/edit#heading=h.o2496eixjptm" text:style-name="Internet_20_link" text:visited-style-name="Visited_20_Internet_20_Link"><text:span text:style-name="T19">1.1.2.2 Miniaturizzazione e VLSI</text:span><text:span text:style-name="T12"> </text:span></text:a></text:p>
      <text:p text:style-name="P139"><text:a xlink:type="simple" xlink:href="https://docs.google.com/document/d/1gNOXw9Iln5ZUpeplYbNvV1yL5WMZWcBJ7009k2fBgKc/edit#heading=h.w6gi3ugji3h" text:style-name="Internet_20_link" text:visited-style-name="Visited_20_Internet_20_Link"><text:span text:style-name="T19">1.1.2.3 Circuiti combinatori</text:span><text:span text:style-name="T12"> </text:span></text:a></text:p>
      <text:p text:style-name="P139"><text:a xlink:type="simple" xlink:href="https://docs.google.com/document/d/1gNOXw9Iln5ZUpeplYbNvV1yL5WMZWcBJ7009k2fBgKc/edit#heading=h.yan51su24pp5" text:style-name="Internet_20_link" text:visited-style-name="Visited_20_Internet_20_Link"><text:span text:style-name="T19">1.1.2.4 Logica sequenziale e flip-flop</text:span><text:span text:style-name="T12"> </text:span></text:a></text:p>
      <text:p text:style-name="P137"><text:a xlink:type="simple" xlink:href="https://docs.google.com/document/d/1gNOXw9Iln5ZUpeplYbNvV1yL5WMZWcBJ7009k2fBgKc/edit#heading=h.bug4ub95g37y" text:style-name="Internet_20_link" text:visited-style-name="Visited_20_Internet_20_Link"><text:span text:style-name="T19">1.2 Sistema operativo</text:span><text:span text:style-name="T12"> </text:span></text:a></text:p>
      <text:p text:style-name="P138"><text:a xlink:type="simple" xlink:href="https://docs.google.com/document/d/1gNOXw9Iln5ZUpeplYbNvV1yL5WMZWcBJ7009k2fBgKc/edit#heading=h.suacswnc02ao" text:style-name="Internet_20_link" text:visited-style-name="Visited_20_Internet_20_Link"><text:span text:style-name="T19">1.2.1 Compiti</text:span><text:span text:style-name="T12"> </text:span></text:a></text:p>
      <text:p text:style-name="P138"><text:a xlink:type="simple" xlink:href="https://docs.google.com/document/d/1gNOXw9Iln5ZUpeplYbNvV1yL5WMZWcBJ7009k2fBgKc/edit#heading=h.b16ctc6w9f2r" text:style-name="Internet_20_link" text:visited-style-name="Visited_20_Internet_20_Link"><text:span text:style-name="T19">1.2.2 Obiettivi di progettazione</text:span><text:span text:style-name="T12"> </text:span></text:a></text:p>
      <text:p text:style-name="P138"><text:a xlink:type="simple" xlink:href="https://docs.google.com/document/d/1gNOXw9Iln5ZUpeplYbNvV1yL5WMZWcBJ7009k2fBgKc/edit#heading=h.f1aptr1fr3nh" text:style-name="Internet_20_link" text:visited-style-name="Visited_20_Internet_20_Link"><text:span text:style-name="T19">1.2.3 Panoramica del funzionamento</text:span><text:span text:style-name="T12"> </text:span></text:a></text:p>
      <text:p text:style-name="P137"><text:a xlink:type="simple" xlink:href="https://docs.google.com/document/d/1gNOXw9Iln5ZUpeplYbNvV1yL5WMZWcBJ7009k2fBgKc/edit#heading=h.gp9mdu5lngdd" text:style-name="Internet_20_link" text:visited-style-name="Visited_20_Internet_20_Link"><text:span text:style-name="T19">1.3 Domande riepilogative</text:span><text:span text:style-name="T12"> </text:span></text:a></text:p>
      <text:p text:style-name="P140"><text:a xlink:type="simple" xlink:href="https://docs.google.com/document/d/1gNOXw9Iln5ZUpeplYbNvV1yL5WMZWcBJ7009k2fBgKc/edit#heading=h.m2y8thd9ae3p" text:style-name="Internet_20_link" text:visited-style-name="Visited_20_Internet_20_Link"><text:span text:style-name="T17">2 Come viene programmato un sistema di calcolo</text:span></text:a></text:p>
      <text:p text:style-name="P137"><text:a xlink:type="simple" xlink:href="https://docs.google.com/document/d/1gNOXw9Iln5ZUpeplYbNvV1yL5WMZWcBJ7009k2fBgKc/edit#heading=h.49c94t7li0eb" text:style-name="Internet_20_link" text:visited-style-name="Visited_20_Internet_20_Link"><text:span text:style-name="T19">2.1 Linguaggi di programmazione di alto livello e di basso livello</text:span><text:span text:style-name="T12"> </text:span></text:a></text:p>
      <text:p text:style-name="P137"><text:a xlink:type="simple" xlink:href="https://docs.google.com/document/d/1gNOXw9Iln5ZUpeplYbNvV1yL5WMZWcBJ7009k2fBgKc/edit#heading=h.ipphdwtee9gl" text:style-name="Internet_20_link" text:visited-style-name="Visited_20_Internet_20_Link"><text:span text:style-name="T19">2.2 Compilazione vs. interpretazione</text:span><text:span text:style-name="T12"> </text:span></text:a></text:p>
      <text:p text:style-name="P137"><text:a xlink:type="simple" xlink:href="https://docs.google.com/document/d/1gNOXw9Iln5ZUpeplYbNvV1yL5WMZWcBJ7009k2fBgKc/edit#heading=h.ch1xmk9lc5ra" text:style-name="Internet_20_link" text:visited-style-name="Visited_20_Internet_20_Link"><text:span text:style-name="T19">2.3 Stadi della compilazione di un programma C</text:span><text:span text:style-name="T12"> </text:span></text:a></text:p>
      <text:p text:style-name="P138"><text:a xlink:type="simple" xlink:href="https://docs.google.com/document/d/1gNOXw9Iln5ZUpeplYbNvV1yL5WMZWcBJ7009k2fBgKc/edit#heading=h.4e8spbqfzar1" text:style-name="Internet_20_link" text:visited-style-name="Visited_20_Internet_20_Link"><text:span text:style-name="T19">2.3.1. Il toolchain di compilazione gcc</text:span><text:span text:style-name="T12"> </text:span></text:a></text:p>
      <text:p text:style-name="P138"><text:a xlink:type="simple" xlink:href="https://docs.google.com/document/d/1gNOXw9Iln5ZUpeplYbNvV1yL5WMZWcBJ7009k2fBgKc/edit#heading=h.185fiio6t0ky" text:style-name="Internet_20_link" text:visited-style-name="Visited_20_Internet_20_Link"><text:span text:style-name="T19">2.3.2 Programmi in formato testo, oggetto, ed eseguibile (ELF, Mach-O)</text:span><text:span text:style-name="T12"> </text:span></text:a></text:p>
      <text:p text:style-name="P138"><text:a xlink:type="simple" xlink:href="https://docs.google.com/document/d/1gNOXw9Iln5ZUpeplYbNvV1yL5WMZWcBJ7009k2fBgKc/edit#heading=h.eb57tpl9cbz5" text:style-name="Internet_20_link" text:visited-style-name="Visited_20_Internet_20_Link"><text:span text:style-name="T19">2.3.3 Disassemblare programmi in codice macchina: objdump</text:span><text:span text:style-name="T12"> </text:span></text:a></text:p>
      <text:p text:style-name="P137"><text:a xlink:type="simple" xlink:href="https://docs.google.com/document/d/1gNOXw9Iln5ZUpeplYbNvV1yL5WMZWcBJ7009k2fBgKc/edit#heading=h.uwkd68kqbwa4" text:style-name="Internet_20_link" text:visited-style-name="Visited_20_Internet_20_Link"><text:span text:style-name="T19">2.4 Domande riepilogative</text:span><text:span text:style-name="T12"> </text:span></text:a></text:p>
      <text:p text:style-name="P140"><text:a xlink:type="simple" xlink:href="https://docs.google.com/document/d/1gNOXw9Iln5ZUpeplYbNvV1yL5WMZWcBJ7009k2fBgKc/edit#heading=h.324es8uns83q" text:style-name="Internet_20_link" text:visited-style-name="Visited_20_Internet_20_Link"><text:span text:style-name="T17">3 Come viene tradotto in linguaggio macchina un programma C</text:span></text:a></text:p>
      <text:p text:style-name="P137"><text:a xlink:type="simple" xlink:href="https://docs.google.com/document/d/1gNOXw9Iln5ZUpeplYbNvV1yL5WMZWcBJ7009k2fBgKc/edit#heading=h.x0s0mcjp7tai" text:style-name="Internet_20_link" text:visited-style-name="Visited_20_Internet_20_Link"><text:span text:style-name="T19">3.1 Instruction set architecture (ISA) IA32 - Sintassi AT&amp;T</text:span><text:span text:style-name="T12"> </text:span></text:a></text:p>
      <text:p text:style-name="P138"><text:a xlink:type="simple" xlink:href="https://docs.google.com/document/d/1gNOXw9Iln5ZUpeplYbNvV1yL5WMZWcBJ7009k2fBgKc/edit#heading=h.3pb5pkn40ag6" text:style-name="Internet_20_link" text:visited-style-name="Visited_20_Internet_20_Link"><text:span text:style-name="T19">3.1.1 Tipi di dato macchina</text:span><text:span text:style-name="T12"> </text:span></text:a></text:p>
      <text:p text:style-name="P138"><text:a xlink:type="simple" xlink:href="https://docs.google.com/document/d/1gNOXw9Iln5ZUpeplYbNvV1yL5WMZWcBJ7009k2fBgKc/edit#heading=h.9hn3gsljudex" text:style-name="Internet_20_link" text:visited-style-name="Visited_20_Internet_20_Link"><text:span text:style-name="T19">3.1.2 Corrispondenza tra tipi di dato C e tipi di dato macchina</text:span><text:span text:style-name="T12"> </text:span></text:a></text:p>
      <text:p text:style-name="P138"><text:a xlink:type="simple" xlink:href="https://docs.google.com/document/d/1gNOXw9Iln5ZUpeplYbNvV1yL5WMZWcBJ7009k2fBgKc/edit#heading=h.cchndmv1zony" text:style-name="Internet_20_link" text:visited-style-name="Visited_20_Internet_20_Link"><text:span text:style-name="T19">3.1.3 Registri</text:span><text:span text:style-name="T12"> </text:span></text:a></text:p>
      <text:p text:style-name="P138"><text:a xlink:type="simple" xlink:href="https://docs.google.com/document/d/1gNOXw9Iln5ZUpeplYbNvV1yL5WMZWcBJ7009k2fBgKc/edit#heading=h.o842j2osd7e7" text:style-name="Internet_20_link" text:visited-style-name="Visited_20_Internet_20_Link"><text:span text:style-name="T19">3.1.4 Operandi e modi di indirizzamento della memoria</text:span><text:span text:style-name="T12"> </text:span></text:a></text:p>
      <text:p text:style-name="P138"><text:a xlink:type="simple" xlink:href="https://docs.google.com/document/d/1gNOXw9Iln5ZUpeplYbNvV1yL5WMZWcBJ7009k2fBgKc/edit#heading=h.px6kylw0t3ji" text:style-name="Internet_20_link" text:visited-style-name="Visited_20_Internet_20_Link"><text:span text:style-name="T19">3.1.5 Rappresentazione dei numeri in memoria: big-endian vs. little-endian</text:span><text:span text:style-name="T12"> </text:span></text:a></text:p>
      <text:p text:style-name="P138"><text:a xlink:type="simple" xlink:href="https://docs.google.com/document/d/1gNOXw9Iln5ZUpeplYbNvV1yL5WMZWcBJ7009k2fBgKc/edit#heading=h.w14oo7gmr4u" text:style-name="Internet_20_link" text:visited-style-name="Visited_20_Internet_20_Link"><text:span text:style-name="T19">3.1.6 Istruzioni di movimento dati</text:span><text:span text:style-name="T12"> </text:span></text:a></text:p>
      <text:p text:style-name="P141"><text:a xlink:type="simple" xlink:href="https://docs.google.com/document/d/1gNOXw9Iln5ZUpeplYbNvV1yL5WMZWcBJ7009k2fBgKc/edit#heading=h.7gs6batjlbu" text:style-name="Internet_20_link" text:visited-style-name="Visited_20_Internet_20_Link"><text:span text:style-name="T19">3.1.6.1 Stessa dimensione sorgente e destinazione: MOV</text:span><text:span text:style-name="T12"> </text:span></text:a></text:p>
      <text:p text:style-name="P141"><text:a xlink:type="simple" xlink:href="https://docs.google.com/document/d/1gNOXw9Iln5ZUpeplYbNvV1yL5WMZWcBJ7009k2fBgKc/edit#heading=h.3kofrbgq7gfk" text:style-name="Internet_20_link" text:visited-style-name="Visited_20_Internet_20_Link"><text:span text:style-name="T19">3.1.6.2 Dimensione destinazione maggiore di quella sorgente: MOVZ, MOVS</text:span><text:span text:style-name="T12"> </text:span></text:a></text:p>
      <text:p text:style-name="P141"><text:a xlink:type="simple" xlink:href="https://docs.google.com/document/d/1gNOXw9Iln5ZUpeplYbNvV1yL5WMZWcBJ7009k2fBgKc/edit#heading=h.toc6evc573z4" text:style-name="Internet_20_link" text:visited-style-name="Visited_20_Internet_20_Link"><text:span text:style-name="T19">3.1.6.3 Movimento dati da/verso la stack: PUSH, POP</text:span><text:span text:style-name="T12"> </text:span></text:a></text:p>
      <text:p text:style-name="P138"><text:a xlink:type="simple" xlink:href="https://docs.google.com/document/d/1gNOXw9Iln5ZUpeplYbNvV1yL5WMZWcBJ7009k2fBgKc/edit#heading=h.qu16lxp0dhsj" text:style-name="Internet_20_link" text:visited-style-name="Visited_20_Internet_20_Link"><text:span text:style-name="T19">3.1.7 Istruzioni aritmetico-logiche</text:span><text:span text:style-name="T12"> </text:span></text:a></text:p>
      <text:p text:style-name="P141"><text:a xlink:type="simple" xlink:href="https://docs.google.com/document/d/1gNOXw9Iln5ZUpeplYbNvV1yL5WMZWcBJ7009k2fBgKc/edit#heading=h.p03uf9vyie09" text:style-name="Internet_20_link" text:visited-style-name="Visited_20_Internet_20_Link"><text:span text:style-name="T19">3.1.7.1 L’istruzione LEA (load effective address)</text:span><text:span text:style-name="T12"> </text:span></text:a></text:p>
      <text:p text:style-name="P141"><text:a xlink:type="simple" xlink:href="https://docs.google.com/document/d/1gNOXw9Iln5ZUpeplYbNvV1yL5WMZWcBJ7009k2fBgKc/edit#heading=h.pwnanxsjwixi" text:style-name="Internet_20_link" text:visited-style-name="Visited_20_Internet_20_Link"><text:span text:style-name="T19">3.1.7.2 Istruzioni di shift SHL, SHR, SAL, SAR</text:span><text:span text:style-name="T12"> </text:span></text:a></text:p>
      <text:p text:style-name="P138"><text:a xlink:type="simple" xlink:href="https://docs.google.com/document/d/1gNOXw9Iln5ZUpeplYbNvV1yL5WMZWcBJ7009k2fBgKc/edit#heading=h.wx3kxbza8f74" text:style-name="Internet_20_link" text:visited-style-name="Visited_20_Internet_20_Link"><text:span text:style-name="T19">3.1.8 Istruzioni di salto</text:span><text:span text:style-name="T12"> </text:span></text:a></text:p>
      <text:p text:style-name="P141"><text:a xlink:type="simple" xlink:href="https://docs.google.com/document/d/1gNOXw9Iln5ZUpeplYbNvV1yL5WMZWcBJ7009k2fBgKc/edit#heading=h.npbk34mw3vht" text:style-name="Internet_20_link" text:visited-style-name="Visited_20_Internet_20_Link"><text:span text:style-name="T19">3.1.8.1 Salti incondizionati: JMP</text:span><text:span text:style-name="T12"> </text:span></text:a></text:p>
      <text:p text:style-name="P141"><text:a xlink:type="simple" xlink:href="https://docs.google.com/document/d/1gNOXw9Iln5ZUpeplYbNvV1yL5WMZWcBJ7009k2fBgKc/edit#heading=h.vqvtkhm3ncbn" text:style-name="Internet_20_link" text:visited-style-name="Visited_20_Internet_20_Link"><text:span text:style-name="T19">3.1.8.2 Salti condizionati e condition code: Jcc, CMP</text:span><text:span text:style-name="T12"> </text:span></text:a></text:p>
      <text:p text:style-name="P141"><text:a xlink:type="simple" xlink:href="https://docs.google.com/document/d/1gNOXw9Iln5ZUpeplYbNvV1yL5WMZWcBJ7009k2fBgKc/edit#heading=h.907f5jv5qsk3" text:style-name="Internet_20_link" text:visited-style-name="Visited_20_Internet_20_Link"><text:span text:style-name="T19">3.1.8.3 Chiamata e ritorno da funzione: CALL e RET</text:span><text:span text:style-name="T12"> </text:span></text:a></text:p>
      <text:p text:style-name="P138"><text:a xlink:type="simple" xlink:href="https://docs.google.com/document/d/1gNOXw9Iln5ZUpeplYbNvV1yL5WMZWcBJ7009k2fBgKc/edit#heading=h.lv1gszgt2gpg" text:style-name="Internet_20_link" text:visited-style-name="Visited_20_Internet_20_Link"><text:span text:style-name="T19">3.1.9 Altre istruzioni e vincoli sulle istruzioni</text:span><text:span text:style-name="T12"> </text:span><text:span text:style-name="T19">54</text:span></text:a></text:p>
      <text:p text:style-name="P141"><text:a xlink:type="simple" xlink:href="https://docs.google.com/document/d/1gNOXw9Iln5ZUpeplYbNvV1yL5WMZWcBJ7009k2fBgKc/edit#heading=h.ydcs1786jjac" text:style-name="Internet_20_link" text:visited-style-name="Visited_20_Internet_20_Link"><text:span text:style-name="T19">3.1.9.1 Istruzioni di assegnamento condizionato: CMOVcc</text:span><text:span text:style-name="T12"> </text:span></text:a></text:p>
      <text:p text:style-name="P141"><text:a xlink:type="simple" xlink:href="https://docs.google.com/document/d/1gNOXw9Iln5ZUpeplYbNvV1yL5WMZWcBJ7009k2fBgKc/edit#heading=h.ll86u38w22fv" text:style-name="Internet_20_link" text:visited-style-name="Visited_20_Internet_20_Link"><text:span text:style-name="T19">3.1.9.2 Altre istruzioni di confronto: TEST</text:span><text:span text:style-name="T12"> </text:span></text:a></text:p>
      <text:p text:style-name="P141"><text:a xlink:type="simple" xlink:href="https://docs.google.com/document/d/1gNOXw9Iln5ZUpeplYbNvV1yL5WMZWcBJ7009k2fBgKc/edit#heading=h.5e6kcnttvanu" text:style-name="Internet_20_link" text:visited-style-name="Visited_20_Internet_20_Link"><text:span text:style-name="T19">3.1.9.3 Altre istruzioni di assegnamento: SETcc</text:span><text:span text:style-name="T12"> </text:span></text:a></text:p>
      <text:p text:style-name="P141"><text:a xlink:type="simple" xlink:href="https://docs.google.com/document/d/1gNOXw9Iln5ZUpeplYbNvV1yL5WMZWcBJ7009k2fBgKc/edit#heading=h.f0jxzzg2mpw0" text:style-name="Internet_20_link" text:visited-style-name="Visited_20_Internet_20_Link"><text:soft-page-break/><text:span text:style-name="T19">3.1.9.4 Vincoli sulle istruzioni</text:span><text:span text:style-name="T12"> </text:span></text:a></text:p>
      <text:p text:style-name="P137"><text:a xlink:type="simple" xlink:href="https://docs.google.com/document/d/1gNOXw9Iln5ZUpeplYbNvV1yL5WMZWcBJ7009k2fBgKc/edit#heading=h.t4xep6zc6wmz" text:style-name="Internet_20_link" text:visited-style-name="Visited_20_Internet_20_Link"><text:span text:style-name="T19">3.2 Traduzione dei costrutti C in assembly IA32</text:span><text:span text:style-name="T12"> </text:span></text:a></text:p>
      <text:p text:style-name="P138"><text:a xlink:type="simple" xlink:href="https://docs.google.com/document/d/1gNOXw9Iln5ZUpeplYbNvV1yL5WMZWcBJ7009k2fBgKc/edit#heading=h.wv9mh0thg1jg" text:style-name="Internet_20_link" text:visited-style-name="Visited_20_Internet_20_Link"><text:span text:style-name="T19">3.2.1 Istruzioni condizionali</text:span><text:span text:style-name="T12"> </text:span></text:a></text:p>
      <text:p text:style-name="P141"><text:a xlink:type="simple" xlink:href="https://docs.google.com/document/d/1gNOXw9Iln5ZUpeplYbNvV1yL5WMZWcBJ7009k2fBgKc/edit#heading=h.sg2ya06bj345" text:style-name="Internet_20_link" text:visited-style-name="Visited_20_Internet_20_Link"><text:span text:style-name="T19">3.2.1.1 Istruzione if</text:span><text:span text:style-name="T12"> </text:span></text:a></text:p>
      <text:p text:style-name="P141"><text:a xlink:type="simple" xlink:href="https://docs.google.com/document/d/1gNOXw9Iln5ZUpeplYbNvV1yL5WMZWcBJ7009k2fBgKc/edit#heading=h.susddl8xko6n" text:style-name="Internet_20_link" text:visited-style-name="Visited_20_Internet_20_Link"><text:span text:style-name="T19">3.2.1.1 Istruzione if…else</text:span><text:span text:style-name="T12"> </text:span></text:a></text:p>
      <text:p text:style-name="P138"><text:a xlink:type="simple" xlink:href="https://docs.google.com/document/d/1gNOXw9Iln5ZUpeplYbNvV1yL5WMZWcBJ7009k2fBgKc/edit#heading=h.mrmr0a43ez7u" text:style-name="Internet_20_link" text:visited-style-name="Visited_20_Internet_20_Link"><text:span text:style-name="T19">3.2.2 Cicli</text:span><text:span text:style-name="T12"> </text:span></text:a></text:p>
      <text:p text:style-name="P141"><text:a xlink:type="simple" xlink:href="https://docs.google.com/document/d/1gNOXw9Iln5ZUpeplYbNvV1yL5WMZWcBJ7009k2fBgKc/edit#heading=h.l8xxlho19134" text:style-name="Internet_20_link" text:visited-style-name="Visited_20_Internet_20_Link"><text:span text:style-name="T19">3.2.2.1 Istruzione while</text:span><text:span text:style-name="T12"> </text:span></text:a></text:p>
      <text:p text:style-name="P141"><text:a xlink:type="simple" xlink:href="https://docs.google.com/document/d/1gNOXw9Iln5ZUpeplYbNvV1yL5WMZWcBJ7009k2fBgKc/edit#heading=h.f5d1yncuuhn4" text:style-name="Internet_20_link" text:visited-style-name="Visited_20_Internet_20_Link"><text:span text:style-name="T19">3.2.2.1 Istruzione for</text:span><text:span text:style-name="T12"> </text:span></text:a></text:p>
      <text:p text:style-name="P138"><text:a xlink:type="simple" xlink:href="https://docs.google.com/document/d/1gNOXw9Iln5ZUpeplYbNvV1yL5WMZWcBJ7009k2fBgKc/edit#heading=h.ol3xgnnfosls" text:style-name="Internet_20_link" text:visited-style-name="Visited_20_Internet_20_Link"><text:span text:style-name="T19">3.2.3 Funzioni</text:span><text:span text:style-name="T12"> </text:span></text:a></text:p>
      <text:p text:style-name="P141"><text:a xlink:type="simple" xlink:href="https://docs.google.com/document/d/1gNOXw9Iln5ZUpeplYbNvV1yL5WMZWcBJ7009k2fBgKc/edit#heading=h.diyklumxa2lu" text:style-name="Internet_20_link" text:visited-style-name="Visited_20_Internet_20_Link"><text:span text:style-name="T19">3.2.3.1 Restituzione valore</text:span><text:span text:style-name="T12"> </text:span></text:a></text:p>
      <text:p text:style-name="P141"><text:a xlink:type="simple" xlink:href="https://docs.google.com/document/d/1gNOXw9Iln5ZUpeplYbNvV1yL5WMZWcBJ7009k2fBgKc/edit#heading=h.nrl766r7mdgm" text:style-name="Internet_20_link" text:visited-style-name="Visited_20_Internet_20_Link"><text:span text:style-name="T19">3.2.3.2 Stack frame e registro EBP</text:span><text:span text:style-name="T12"> </text:span></text:a></text:p>
      <text:p text:style-name="P141"><text:a xlink:type="simple" xlink:href="https://docs.google.com/document/d/1gNOXw9Iln5ZUpeplYbNvV1yL5WMZWcBJ7009k2fBgKc/edit#heading=h.wk51191zg5ci" text:style-name="Internet_20_link" text:visited-style-name="Visited_20_Internet_20_Link"><text:span text:style-name="T19">3.2.3.3 Passaggio dei parametri</text:span></text:a></text:p>
      <text:p text:style-name="P141"><text:a xlink:type="simple" xlink:href="https://docs.google.com/document/d/1gNOXw9Iln5ZUpeplYbNvV1yL5WMZWcBJ7009k2fBgKc/edit#heading=h.giatdlobxgn8" text:style-name="Internet_20_link" text:visited-style-name="Visited_20_Internet_20_Link"><text:span text:style-name="T19">3.2.3.4 Registri caller-save e callee-save</text:span><text:span text:style-name="T12"> </text:span></text:a></text:p>
      <text:p text:style-name="P141"><text:a xlink:type="simple" xlink:href="https://docs.google.com/document/d/1gNOXw9Iln5ZUpeplYbNvV1yL5WMZWcBJ7009k2fBgKc/edit#heading=h.34yhx0ggvhmf" text:style-name="Internet_20_link" text:visited-style-name="Visited_20_Internet_20_Link"><text:span text:style-name="T19">3.2.3.5 Variabili locali</text:span><text:span text:style-name="T12"> </text:span></text:a></text:p>
      <text:p text:style-name="P138"><text:a xlink:type="simple" xlink:href="https://docs.google.com/document/d/1gNOXw9Iln5ZUpeplYbNvV1yL5WMZWcBJ7009k2fBgKc/edit#heading=h.u5qgms3a3yuj" text:style-name="Internet_20_link" text:visited-style-name="Visited_20_Internet_20_Link"><text:span text:style-name="T19">3.2.4 Array e aritmetica dei puntatori</text:span><text:span text:style-name="T12"> </text:span></text:a></text:p>
      <text:p text:style-name="P138"><text:a xlink:type="simple" xlink:href="https://docs.google.com/document/d/1gNOXw9Iln5ZUpeplYbNvV1yL5WMZWcBJ7009k2fBgKc/edit#heading=h.5kt4a0z1i6gr" text:style-name="Internet_20_link" text:visited-style-name="Visited_20_Internet_20_Link"><text:span text:style-name="T19">3.2.5 Strutture</text:span><text:span text:style-name="T12"> </text:span></text:a></text:p>
      <text:p text:style-name="P137"><text:a xlink:type="simple" xlink:href="https://docs.google.com/document/d/1gNOXw9Iln5ZUpeplYbNvV1yL5WMZWcBJ7009k2fBgKc/edit#heading=h.uzsk4ytkbvs6" text:style-name="Internet_20_link" text:visited-style-name="Visited_20_Internet_20_Link"><text:span text:style-name="T19">3.3 Estensione a x86-64</text:span><text:span text:style-name="T12"> </text:span></text:a></text:p>
      <text:p text:style-name="P138"><text:a xlink:type="simple" xlink:href="https://docs.google.com/document/d/1gNOXw9Iln5ZUpeplYbNvV1yL5WMZWcBJ7009k2fBgKc/edit#heading=h.o3mdp3h6e7sp" text:style-name="Internet_20_link" text:visited-style-name="Visited_20_Internet_20_Link"><text:span text:style-name="T19">3.3.1 Registri</text:span><text:span text:style-name="T12"> </text:span></text:a></text:p>
      <text:p text:style-name="P138"><text:a xlink:type="simple" xlink:href="https://docs.google.com/document/d/1gNOXw9Iln5ZUpeplYbNvV1yL5WMZWcBJ7009k2fBgKc/edit#heading=h.w9hfl64hfuld" text:style-name="Internet_20_link" text:visited-style-name="Visited_20_Internet_20_Link"><text:span text:style-name="T19">3.3.2 Passaggio dei parametri alle funzioni</text:span><text:span text:style-name="T12"> </text:span></text:a></text:p>
      <text:p text:style-name="P138"><text:a xlink:type="simple" xlink:href="https://docs.google.com/document/d/1gNOXw9Iln5ZUpeplYbNvV1yL5WMZWcBJ7009k2fBgKc/edit#heading=h.i4emmf6kekwm" text:style-name="Internet_20_link" text:visited-style-name="Visited_20_Internet_20_Link"><text:span text:style-name="T19">3.3.3 Registri caller-save e callee-save</text:span><text:span text:style-name="T12"> </text:span></text:a></text:p>
      <text:p text:style-name="P138"><text:a xlink:type="simple" xlink:href="https://docs.google.com/document/d/1gNOXw9Iln5ZUpeplYbNvV1yL5WMZWcBJ7009k2fBgKc/edit#heading=h.a5fobd3xay" text:style-name="Internet_20_link" text:visited-style-name="Visited_20_Internet_20_Link"><text:span text:style-name="T19">3.3.4 Suffissi delle istruzioni a 64 bit e istruzioni MOVS e MOVZ</text:span><text:span text:style-name="T12"> </text:span></text:a></text:p>
      <text:p text:style-name="P137"><text:a xlink:type="simple" xlink:href="https://docs.google.com/document/d/1gNOXw9Iln5ZUpeplYbNvV1yL5WMZWcBJ7009k2fBgKc/edit#heading=h.j4b0i21xy4v7" text:style-name="Internet_20_link" text:visited-style-name="Visited_20_Internet_20_Link"><text:span text:style-name="T19">3.4 Domande riepilogative</text:span><text:span text:style-name="T12"> </text:span></text:a></text:p>
      <text:p text:style-name="P140"><text:a xlink:type="simple" xlink:href="https://docs.google.com/document/d/1gNOXw9Iln5ZUpeplYbNvV1yL5WMZWcBJ7009k2fBgKc/edit#heading=h.asv35a9u9khi" text:style-name="Internet_20_link" text:visited-style-name="Visited_20_Internet_20_Link"><text:span text:style-name="T17">4 Su quali librerie standard può contare un programmatore </text:span></text:a><text:span text:style-name="T18">C</text:span></text:p>
      <text:p text:style-name="P137"><text:a xlink:type="simple" xlink:href="https://docs.google.com/document/d/1gNOXw9Iln5ZUpeplYbNvV1yL5WMZWcBJ7009k2fBgKc/edit#heading=h.nhwbdk7w67ez" text:style-name="Internet_20_link" text:visited-style-name="Visited_20_Internet_20_Link"><text:span text:style-name="T19">4.1 Accesso alla documentazione: man</text:span><text:span text:style-name="T12"> </text:span></text:a></text:p>
      <text:p text:style-name="P137"><text:a xlink:type="simple" xlink:href="https://docs.google.com/document/d/1gNOXw9Iln5ZUpeplYbNvV1yL5WMZWcBJ7009k2fBgKc/edit#heading=h.wegnmd3qafo0" text:style-name="Internet_20_link" text:visited-style-name="Visited_20_Internet_20_Link"><text:span text:style-name="T19">4.2 Gestione degli errori</text:span><text:span text:style-name="T12"> </text:span></text:a></text:p>
      <text:p text:style-name="P138"><text:a xlink:type="simple" xlink:href="https://docs.google.com/document/d/1gNOXw9Iln5ZUpeplYbNvV1yL5WMZWcBJ7009k2fBgKc/edit#heading=h.sd1n9bx4eq7i" text:style-name="Internet_20_link" text:visited-style-name="Visited_20_Internet_20_Link"><text:span text:style-name="T19">4.2.1 Codice di terminazione di un programma</text:span><text:span text:style-name="T12"> </text:span></text:a></text:p>
      <text:p text:style-name="P138"><text:a xlink:type="simple" xlink:href="https://docs.google.com/document/d/1gNOXw9Iln5ZUpeplYbNvV1yL5WMZWcBJ7009k2fBgKc/edit#heading=h.cfe8qqk7ogyh" text:style-name="Internet_20_link" text:visited-style-name="Visited_20_Internet_20_Link"><text:span text:style-name="T19">4.2.2 Installare un gestore per la terminazione di un programma</text:span><text:span text:style-name="T12"> </text:span></text:a></text:p>
      <text:p text:style-name="P138"><text:a xlink:type="simple" xlink:href="https://docs.google.com/document/d/1gNOXw9Iln5ZUpeplYbNvV1yL5WMZWcBJ7009k2fBgKc/edit#heading=h.p0mgbxg7c92h" text:style-name="Internet_20_link" text:visited-style-name="Visited_20_Internet_20_Link"><text:span text:style-name="T19">4.2.3 Errori non recuperabili</text:span><text:span text:style-name="T12"> </text:span></text:a></text:p>
      <text:p text:style-name="P138"><text:a xlink:type="simple" xlink:href="https://docs.google.com/document/d/1gNOXw9Iln5ZUpeplYbNvV1yL5WMZWcBJ7009k2fBgKc/edit#heading=h.rl2sarxokgr6" text:style-name="Internet_20_link" text:visited-style-name="Visited_20_Internet_20_Link"><text:span text:style-name="T19">4.2.4 Errori recuperabili</text:span><text:span text:style-name="T12"> </text:span></text:a></text:p>
      <text:p text:style-name="P137"><text:a xlink:type="simple" xlink:href="https://docs.google.com/document/d/1gNOXw9Iln5ZUpeplYbNvV1yL5WMZWcBJ7009k2fBgKc/edit#heading=h.7t1zq8sry9hz" text:style-name="Internet_20_link" text:visited-style-name="Visited_20_Internet_20_Link"><text:span text:style-name="T19">4.3 Panoramica della libreria standard C</text:span><text:span text:style-name="T12"> </text:span></text:a></text:p>
      <text:p text:style-name="P138"><text:a xlink:type="simple" xlink:href="https://docs.google.com/document/d/1gNOXw9Iln5ZUpeplYbNvV1yL5WMZWcBJ7009k2fBgKc/edit#heading=h.yp2u4pry90c5" text:style-name="Internet_20_link" text:visited-style-name="Visited_20_Internet_20_Link"><text:span text:style-name="T19">4.3.1 Stringhe: strlen, strcpy, strcat, strcmp, sprintf, sscanf, strtok, atoi</text:span><text:span text:style-name="T12"> </text:span></text:a></text:p>
      <text:p text:style-name="P138"><text:a xlink:type="simple" xlink:href="https://docs.google.com/document/d/1gNOXw9Iln5ZUpeplYbNvV1yL5WMZWcBJ7009k2fBgKc/edit#heading=h.mqjecm1i15f8" text:style-name="Internet_20_link" text:visited-style-name="Visited_20_Internet_20_Link"><text:span text:style-name="T19">4.3.2 Memoria: memcpy, memcmp, memset</text:span><text:span text:style-name="T12"> </text:span></text:a></text:p>
      <text:p text:style-name="P138"><text:a xlink:type="simple" xlink:href="https://docs.google.com/document/d/1gNOXw9Iln5ZUpeplYbNvV1yL5WMZWcBJ7009k2fBgKc/edit#heading=h.er65d0utpnmh" text:style-name="Internet_20_link" text:visited-style-name="Visited_20_Internet_20_Link"><text:span text:style-name="T19">4.3.3 File e stream</text:span><text:span text:style-name="T12"> </text:span></text:a></text:p>
      <text:p text:style-name="P139"><text:a xlink:type="simple" xlink:href="https://docs.google.com/document/d/1gNOXw9Iln5ZUpeplYbNvV1yL5WMZWcBJ7009k2fBgKc/edit#heading=h.go7qxqbxhz02" text:style-name="Internet_20_link" text:visited-style-name="Visited_20_Internet_20_Link"><text:span text:style-name="T19">4.3.3.1 Canali standard di input/output: stdin, stdout, stderr</text:span><text:span text:style-name="T12"> </text:span></text:a></text:p>
      <text:p text:style-name="P139"><text:a xlink:type="simple" xlink:href="https://docs.google.com/document/d/1gNOXw9Iln5ZUpeplYbNvV1yL5WMZWcBJ7009k2fBgKc/edit#heading=h.h24qbl9sagvu" text:style-name="Internet_20_link" text:visited-style-name="Visited_20_Internet_20_Link"><text:span text:style-name="T19">4.3.3.2 Apertura e chiusura di file: fopen e fclose</text:span><text:span text:style-name="T12"> </text:span></text:a></text:p>
      <text:p text:style-name="P139"><text:a xlink:type="simple" xlink:href="https://docs.google.com/document/d/1gNOXw9Iln5ZUpeplYbNvV1yL5WMZWcBJ7009k2fBgKc/edit#heading=h.c7lof5iy3ukf" text:style-name="Internet_20_link" text:visited-style-name="Visited_20_Internet_20_Link"><text:span text:style-name="T19">4.3.3.3 Lettura e scrittura di file di testo: printf, fprintf, scanf, fscanf, fgets</text:span><text:span text:style-name="T12"> </text:span></text:a></text:p>
      <text:p text:style-name="P139"><text:a xlink:type="simple" xlink:href="https://docs.google.com/document/d/1gNOXw9Iln5ZUpeplYbNvV1yL5WMZWcBJ7009k2fBgKc/edit#heading=h.8qwezpklicwi" text:style-name="Internet_20_link" text:visited-style-name="Visited_20_Internet_20_Link"><text:span text:style-name="T19">4.3.3.4 Lettura e scrittura di file binari: fwrite e fread</text:span><text:span text:style-name="T12"> </text:span></text:a></text:p>
      <text:p text:style-name="P138"><text:a xlink:type="simple" xlink:href="https://docs.google.com/document/d/1gNOXw9Iln5ZUpeplYbNvV1yL5WMZWcBJ7009k2fBgKc/edit#heading=h.hmktm2prlcp0" text:style-name="Internet_20_link" text:visited-style-name="Visited_20_Internet_20_Link"><text:span text:style-name="T19">4.3.4 Ricerca e ordinamento: bsearch, qsort</text:span><text:span text:style-name="T12"> </text:span></text:a></text:p>
      <text:p text:style-name="P138"><text:a xlink:type="simple" xlink:href="https://docs.google.com/document/d/1gNOXw9Iln5ZUpeplYbNvV1yL5WMZWcBJ7009k2fBgKc/edit#heading=h.yntuy6caff48" text:style-name="Internet_20_link" text:visited-style-name="Visited_20_Internet_20_Link"><text:span text:style-name="T19">4.3.5 Funzioni matematiche</text:span><text:span text:style-name="T12"> </text:span></text:a></text:p>
      <text:p text:style-name="P137"><text:a xlink:type="simple" xlink:href="https://docs.google.com/document/d/1gNOXw9Iln5ZUpeplYbNvV1yL5WMZWcBJ7009k2fBgKc/edit#heading=h.6iuex2t5zlpa" text:style-name="Internet_20_link" text:visited-style-name="Visited_20_Internet_20_Link"><text:span text:style-name="T19">4.4 Tracciamento delle system call: strace</text:span><text:span text:style-name="T12"> </text:span></text:a></text:p>
      <text:p text:style-name="P137"><text:a xlink:type="simple" xlink:href="https://docs.google.com/document/d/1gNOXw9Iln5ZUpeplYbNvV1yL5WMZWcBJ7009k2fBgKc/edit#heading=h.izd2ersb1pqj" text:style-name="Internet_20_link" text:visited-style-name="Visited_20_Internet_20_Link"><text:span text:style-name="T19">4.5 Tracciamento delle funzioni di libreria: ltrace</text:span><text:span text:style-name="T12"> </text:span></text:a></text:p>
      <text:p text:style-name="P140"><text:a xlink:type="simple" xlink:href="https://docs.google.com/document/d/1gNOXw9Iln5ZUpeplYbNvV1yL5WMZWcBJ7009k2fBgKc/edit#heading=h.90ym3e6wrugv" text:style-name="Internet_20_link" text:visited-style-name="Visited_20_Internet_20_Link"><text:span text:style-name="T17">5 Come vengono ottimizzati i programmi</text:span></text:a></text:p>
      <text:p text:style-name="P137"><text:a xlink:type="simple" xlink:href="https://docs.google.com/document/d/1gNOXw9Iln5ZUpeplYbNvV1yL5WMZWcBJ7009k2fBgKc/edit#heading=h.rrruvg9mzwun" text:style-name="Internet_20_link" text:visited-style-name="Visited_20_Internet_20_Link"><text:span text:style-name="T19">5.1 Quanto è importante ottimizzare le prestazioni</text:span></text:a></text:p>
      <text:p text:style-name="P137"><text:a xlink:type="simple" xlink:href="https://docs.google.com/document/d/1gNOXw9Iln5ZUpeplYbNvV1yL5WMZWcBJ7009k2fBgKc/edit#heading=h.kgtbxw1ysiy4" text:style-name="Internet_20_link" text:visited-style-name="Visited_20_Internet_20_Link"><text:span text:style-name="T19">5.2 Quali parti di un programma ottimizzare e cosa ottimizzare</text:span></text:a></text:p>
      <text:p text:style-name="P138"><text:a xlink:type="simple" xlink:href="https://docs.google.com/document/d/1gNOXw9Iln5ZUpeplYbNvV1yL5WMZWcBJ7009k2fBgKc/edit#heading=h.wz7cqbnn13vb" text:style-name="Internet_20_link" text:visited-style-name="Visited_20_Internet_20_Link"><text:span text:style-name="T19">5.2.1 Metriche di prestazioni</text:span><text:span text:style-name="T12"> </text:span></text:a></text:p>
      <text:p text:style-name="P138"><text:a xlink:type="simple" xlink:href="https://docs.google.com/document/d/1gNOXw9Iln5ZUpeplYbNvV1yL5WMZWcBJ7009k2fBgKc/edit#heading=h.d81gpu30ud6b" text:style-name="Internet_20_link" text:visited-style-name="Visited_20_Internet_20_Link"><text:span text:style-name="T19">5.2.2 Scala degli eventi in un sistema di calcolo</text:span><text:span text:style-name="T12"> </text:span></text:a></text:p>
      <text:p text:style-name="P138"><text:a xlink:type="simple" xlink:href="https://docs.google.com/document/d/1gNOXw9Iln5ZUpeplYbNvV1yL5WMZWcBJ7009k2fBgKc/edit#heading=h.9m8udd9u9sif" text:style-name="Internet_20_link" text:visited-style-name="Visited_20_Internet_20_Link"><text:span text:style-name="T19">5.2.3 Speedup e legge di Amdahl</text:span><text:span text:style-name="T12"> </text:span></text:a></text:p>
      <text:p text:style-name="P138"><text:a xlink:type="simple" xlink:href="https://docs.google.com/document/d/1gNOXw9Iln5ZUpeplYbNvV1yL5WMZWcBJ7009k2fBgKc/edit#heading=h.e9ivtl9ikxqk" text:style-name="Internet_20_link" text:visited-style-name="Visited_20_Internet_20_Link"><text:span text:style-name="T19">5.2.4 Profilazione delle prestazioni</text:span><text:span text:style-name="T12"> </text:span></text:a></text:p>
      <text:p text:style-name="P139"><text:a xlink:type="simple" xlink:href="https://docs.google.com/document/d/1gNOXw9Iln5ZUpeplYbNvV1yL5WMZWcBJ7009k2fBgKc/edit#heading=h.854gnub6i6p7" text:style-name="Internet_20_link" text:visited-style-name="Visited_20_Internet_20_Link"><text:span text:style-name="T19">5.2.4.1 System call di misurazione del tempo</text:span><text:span text:style-name="T12"> </text:span></text:a></text:p>
      <text:p text:style-name="P139"><text:a xlink:type="simple" xlink:href="https://docs.google.com/document/d/1gNOXw9Iln5ZUpeplYbNvV1yL5WMZWcBJ7009k2fBgKc/edit#heading=h.nj7qziyv5hdx" text:style-name="Internet_20_link" text:visited-style-name="Visited_20_Internet_20_Link"><text:span text:style-name="T19">5.2.4.2 gprof</text:span><text:span text:style-name="T12"> </text:span></text:a></text:p>
      <text:p text:style-name="P137"><text:a xlink:type="simple" xlink:href="https://docs.google.com/document/d/1gNOXw9Iln5ZUpeplYbNvV1yL5WMZWcBJ7009k2fBgKc/edit#heading=h.hjfxw6vof8fb" text:style-name="Internet_20_link" text:visited-style-name="Visited_20_Internet_20_Link"><text:span text:style-name="T19">5.3 Tecniche di ottimizzazione delle prestazioni di un programma</text:span><text:span text:style-name="T12"> </text:span></text:a></text:p>
      <text:p text:style-name="P138"><text:a xlink:type="simple" xlink:href="https://docs.google.com/document/d/1gNOXw9Iln5ZUpeplYbNvV1yL5WMZWcBJ7009k2fBgKc/edit#heading=h.hbpg2phe9iqh" text:style-name="Internet_20_link" text:visited-style-name="Visited_20_Internet_20_Link"><text:span text:style-name="T19">5.3.1 Livelli di ottimizzazione in gcc</text:span><text:span text:style-name="T12"> </text:span></text:a></text:p>
      <text:p text:style-name="P138"><text:a xlink:type="simple" xlink:href="https://docs.google.com/document/d/1gNOXw9Iln5ZUpeplYbNvV1yL5WMZWcBJ7009k2fBgKc/edit#heading=h.wc1vjpvf2o8z" text:style-name="Internet_20_link" text:visited-style-name="Visited_20_Internet_20_Link"><text:span text:style-name="T19">5.3.2 Ridurre il numero di istruzioni eseguite</text:span><text:span text:style-name="T12"> </text:span></text:a></text:p>
      <text:p text:style-name="P139"><text:a xlink:type="simple" xlink:href="https://docs.google.com/document/d/1gNOXw9Iln5ZUpeplYbNvV1yL5WMZWcBJ7009k2fBgKc/edit#heading=h.hkospmx6xut7" text:style-name="Internet_20_link" text:visited-style-name="Visited_20_Internet_20_Link"><text:span text:style-name="T19">5.3.2.1 Constant folding</text:span><text:span text:style-name="T12"> </text:span></text:a></text:p>
      <text:p text:style-name="P139"><text:a xlink:type="simple" xlink:href="https://docs.google.com/document/d/1gNOXw9Iln5ZUpeplYbNvV1yL5WMZWcBJ7009k2fBgKc/edit#heading=h.sqjh9xxoefa" text:style-name="Internet_20_link" text:visited-style-name="Visited_20_Internet_20_Link"><text:soft-page-break/><text:span text:style-name="T19">5.3.2.2 Constant propagation</text:span><text:span text:style-name="T12"> </text:span></text:a></text:p>
      <text:p text:style-name="P139"><text:a xlink:type="simple" xlink:href="https://docs.google.com/document/d/1gNOXw9Iln5ZUpeplYbNvV1yL5WMZWcBJ7009k2fBgKc/edit#heading=h.alut3f39vgzq" text:style-name="Internet_20_link" text:visited-style-name="Visited_20_Internet_20_Link"><text:span text:style-name="T19">5.3.2.3 Common subexpression elimination</text:span><text:span text:style-name="T12"> </text:span></text:a></text:p>
      <text:p text:style-name="P139"><text:a xlink:type="simple" xlink:href="https://docs.google.com/document/d/1gNOXw9Iln5ZUpeplYbNvV1yL5WMZWcBJ7009k2fBgKc/edit#heading=h.1o8wtqmfu75f" text:style-name="Internet_20_link" text:visited-style-name="Visited_20_Internet_20_Link"><text:span text:style-name="T19">5.3.2.5 Loop-invariant code motion (hoisting)</text:span><text:span text:style-name="T12"> </text:span></text:a></text:p>
      <text:p text:style-name="P139"><text:a xlink:type="simple" xlink:href="https://docs.google.com/document/d/1gNOXw9Iln5ZUpeplYbNvV1yL5WMZWcBJ7009k2fBgKc/edit#heading=h.sm4n8jg3cz68" text:style-name="Internet_20_link" text:visited-style-name="Visited_20_Internet_20_Link"><text:span text:style-name="T19">5.3.2.6 Loop unrolling</text:span><text:span text:style-name="T12"> </text:span></text:a></text:p>
      <text:p text:style-name="P139"><text:a xlink:type="simple" xlink:href="https://docs.google.com/document/d/1gNOXw9Iln5ZUpeplYbNvV1yL5WMZWcBJ7009k2fBgKc/edit#heading=h.j72igd1fbnkz" text:style-name="Internet_20_link" text:visited-style-name="Visited_20_Internet_20_Link"><text:span text:style-name="T19">5.3.2.7 Function inlining</text:span><text:span text:style-name="T12"> </text:span></text:a></text:p>
      <text:p text:style-name="P138"><text:a xlink:type="simple" xlink:href="https://docs.google.com/document/d/1gNOXw9Iln5ZUpeplYbNvV1yL5WMZWcBJ7009k2fBgKc/edit#heading=h.m72tsy453ux5" text:style-name="Internet_20_link" text:visited-style-name="Visited_20_Internet_20_Link"><text:span text:style-name="T19">5.3.3 Ridurre il costo delle istruzioni eseguite</text:span><text:span text:style-name="T12"> </text:span></text:a></text:p>
      <text:p text:style-name="P139"><text:a xlink:type="simple" xlink:href="https://docs.google.com/document/d/1gNOXw9Iln5ZUpeplYbNvV1yL5WMZWcBJ7009k2fBgKc/edit#heading=h.a7fjouqjwkwh" text:style-name="Internet_20_link" text:visited-style-name="Visited_20_Internet_20_Link"><text:span text:style-name="T19">5.3.3.1 Register allocation</text:span><text:span text:style-name="T12"> </text:span></text:a></text:p>
      <text:p text:style-name="P139"><text:a xlink:type="simple" xlink:href="https://docs.google.com/document/d/1gNOXw9Iln5ZUpeplYbNvV1yL5WMZWcBJ7009k2fBgKc/edit#heading=h.h5bgdi744zx" text:style-name="Internet_20_link" text:visited-style-name="Visited_20_Internet_20_Link"><text:span text:style-name="T19">5.3.3.2 Strength reduction</text:span></text:a></text:p>
      <text:p text:style-name="P139"><text:a xlink:type="simple" xlink:href="https://docs.google.com/document/d/1gNOXw9Iln5ZUpeplYbNvV1yL5WMZWcBJ7009k2fBgKc/edit#heading=h.1fvnl910x3g7" text:style-name="Internet_20_link" text:visited-style-name="Visited_20_Internet_20_Link"><text:span text:style-name="T19">5.3.3.3 Allineamento dei dati in memoria</text:span><text:span text:style-name="T12"> </text:span></text:a></text:p>
      <text:p text:style-name="P139"><text:a xlink:type="simple" xlink:href="https://docs.google.com/document/d/1gNOXw9Iln5ZUpeplYbNvV1yL5WMZWcBJ7009k2fBgKc/edit#heading=h.3cxy4pg9hw6v" text:style-name="Internet_20_link" text:visited-style-name="Visited_20_Internet_20_Link"><text:span text:style-name="T19">5.3.3.4 Altre ottimizzazioni</text:span><text:span text:style-name="T12"> </text:span></text:a></text:p>
      <text:p text:style-name="P138"><text:a xlink:type="simple" xlink:href="https://docs.google.com/document/d/1gNOXw9Iln5ZUpeplYbNvV1yL5WMZWcBJ7009k2fBgKc/edit#heading=h.4h5r1krrm4xm" text:style-name="Internet_20_link" text:visited-style-name="Visited_20_Internet_20_Link"><text:span text:style-name="T19">5.3.4 Ridurre lo spazio di memoria</text:span><text:span text:style-name="T12"> </text:span></text:a></text:p>
      <text:p text:style-name="P139"><text:a xlink:type="simple" xlink:href="https://docs.google.com/document/d/1gNOXw9Iln5ZUpeplYbNvV1yL5WMZWcBJ7009k2fBgKc/edit#heading=h.erf384bkpvbl" text:style-name="Internet_20_link" text:visited-style-name="Visited_20_Internet_20_Link"><text:span text:style-name="T19">5.3.4.1 Ottimizzare lo spazio richiesto dalle strutture C</text:span><text:span text:style-name="T12"> </text:span></text:a></text:p>
      <text:p text:style-name="P139"><text:a xlink:type="simple" xlink:href="https://docs.google.com/document/d/1gNOXw9Iln5ZUpeplYbNvV1yL5WMZWcBJ7009k2fBgKc/edit#heading=h.qbpdpy4u1n37" text:style-name="Internet_20_link" text:visited-style-name="Visited_20_Internet_20_Link"><text:span text:style-name="T19">5.3.4.2 Dead code elimination</text:span><text:span text:style-name="T12"> </text:span></text:a></text:p>
      <text:p text:style-name="P138"><text:a xlink:type="simple" xlink:href="https://docs.google.com/document/d/1gNOXw9Iln5ZUpeplYbNvV1yL5WMZWcBJ7009k2fBgKc/edit#heading=h.2n16c3dv8tsk" text:style-name="Internet_20_link" text:visited-style-name="Visited_20_Internet_20_Link"><text:span text:style-name="T19">5.3.5 Le ottimizzazioni dei compilatori sono le migliori possibili</text:span></text:a></text:p>
      <text:p text:style-name="P140"><text:a xlink:type="simple" xlink:href="https://docs.google.com/document/d/1gNOXw9Iln5ZUpeplYbNvV1yL5WMZWcBJ7009k2fBgKc/edit#heading=h.73zk7k2dfmmy" text:style-name="Internet_20_link" text:visited-style-name="Visited_20_Internet_20_Link"><text:span text:style-name="T17">6 Come vengono eseguiti i programmi</text:span></text:a></text:p>
      <text:p text:style-name="P137"><text:a xlink:type="simple" xlink:href="https://docs.google.com/document/d/1gNOXw9Iln5ZUpeplYbNvV1yL5WMZWcBJ7009k2fBgKc/edit#heading=h.mn8ek7tzv9qb" text:style-name="Internet_20_link" text:visited-style-name="Visited_20_Internet_20_Link"><text:span text:style-name="T19">6.1 Processi</text:span><text:span text:style-name="T12"> </text:span></text:a></text:p>
      <text:p text:style-name="P138"><text:a xlink:type="simple" xlink:href="https://docs.google.com/document/d/1gNOXw9Iln5ZUpeplYbNvV1yL5WMZWcBJ7009k2fBgKc/edit#heading=h.nfatk2cdcocv" text:style-name="Internet_20_link" text:visited-style-name="Visited_20_Internet_20_Link"><text:span text:style-name="T19">6.1.1 Immagine di memoria di un processo</text:span><text:span text:style-name="T12"> </text:span></text:a></text:p>
      <text:p text:style-name="P137"><text:a xlink:type="simple" xlink:href="https://docs.google.com/document/d/1gNOXw9Iln5ZUpeplYbNvV1yL5WMZWcBJ7009k2fBgKc/edit#heading=h.qjzy4glm98ov" text:style-name="Internet_20_link" text:visited-style-name="Visited_20_Internet_20_Link"><text:span text:style-name="T19">6.2 Esecuzione dei programmi</text:span><text:span text:style-name="T12"> </text:span></text:a></text:p>
      <text:p text:style-name="P138"><text:a xlink:type="simple" xlink:href="https://docs.google.com/document/d/1gNOXw9Iln5ZUpeplYbNvV1yL5WMZWcBJ7009k2fBgKc/edit#heading=h.ndequ9niow9a" text:style-name="Internet_20_link" text:visited-style-name="Visited_20_Internet_20_Link"><text:span text:style-name="T19">6.2.1 Esecuzione di una singola istruzione</text:span><text:span text:style-name="T12"> </text:span></text:a></text:p>
      <text:p text:style-name="P138"><text:a xlink:type="simple" xlink:href="https://docs.google.com/document/d/1gNOXw9Iln5ZUpeplYbNvV1yL5WMZWcBJ7009k2fBgKc/edit#heading=h.nlrvnh7cp79l" text:style-name="Internet_20_link" text:visited-style-name="Visited_20_Internet_20_Link"><text:span text:style-name="T19">6.2.2 Esecuzione simultanea di più istruzioni: pipelining</text:span><text:span text:style-name="T12"> </text:span></text:a></text:p>
      <text:p text:style-name="P138"><text:a xlink:type="simple" xlink:href="https://docs.google.com/document/d/1gNOXw9Iln5ZUpeplYbNvV1yL5WMZWcBJ7009k2fBgKc/edit#heading=h.mmjeq4sydgah" text:style-name="Internet_20_link" text:visited-style-name="Visited_20_Internet_20_Link"><text:span text:style-name="T19">6.2.3 Esecuzione simultanea di più processi</text:span><text:span text:style-name="T12"> </text:span></text:a></text:p>
      <text:p text:style-name="P139"><text:a xlink:type="simple" xlink:href="https://docs.google.com/document/d/1gNOXw9Iln5ZUpeplYbNvV1yL5WMZWcBJ7009k2fBgKc/edit#heading=h.go7u061hqmz2" text:style-name="Internet_20_link" text:visited-style-name="Visited_20_Internet_20_Link"><text:span text:style-name="T19">6.2.3.1 Stati di un processo, schedulazione, preemption, time-sharing</text:span><text:span text:style-name="T12"> </text:span></text:a></text:p>
      <text:p text:style-name="P139"><text:a xlink:type="simple" xlink:href="https://docs.google.com/document/d/1gNOXw9Iln5ZUpeplYbNvV1yL5WMZWcBJ7009k2fBgKc/edit#heading=h.nizhp3xydjea" text:style-name="Internet_20_link" text:visited-style-name="Visited_20_Internet_20_Link"><text:span text:style-name="T19">6.2.3.2 Creazione di processi: fork</text:span><text:span text:style-name="T12"> </text:span></text:a></text:p>
      <text:p text:style-name="P139"><text:a xlink:type="simple" xlink:href="https://docs.google.com/document/d/1gNOXw9Iln5ZUpeplYbNvV1yL5WMZWcBJ7009k2fBgKc/edit#heading=h.vx3qs8yrnj6u" text:style-name="Internet_20_link" text:visited-style-name="Visited_20_Internet_20_Link"><text:span text:style-name="T19">6.2.3.3 Recupero del pid dei processi: getpid, getppid</text:span><text:span text:style-name="T12"> </text:span></text:a></text:p>
      <text:p text:style-name="P139"><text:a xlink:type="simple" xlink:href="https://docs.google.com/document/d/1gNOXw9Iln5ZUpeplYbNvV1yL5WMZWcBJ7009k2fBgKc/edit#heading=h.vr76138jrlhn" text:style-name="Internet_20_link" text:visited-style-name="Visited_20_Internet_20_Link"><text:span text:style-name="T19">6.2.3.4 Attesa della terminazione di un figlio: wait</text:span><text:span text:style-name="T12"> </text:span></text:a></text:p>
      <text:p text:style-name="P139"><text:a xlink:type="simple" xlink:href="https://docs.google.com/document/d/1gNOXw9Iln5ZUpeplYbNvV1yL5WMZWcBJ7009k2fBgKc/edit#heading=h.um70ndbb8cud" text:style-name="Internet_20_link" text:visited-style-name="Visited_20_Internet_20_Link"><text:span text:style-name="T19">6.2.3.5 Passaggio dei parametri ai programmi: argc e argv</text:span><text:span text:style-name="T12"> </text:span></text:a></text:p>
      <text:p text:style-name="P139"><text:a xlink:type="simple" xlink:href="https://docs.google.com/document/d/1gNOXw9Iln5ZUpeplYbNvV1yL5WMZWcBJ7009k2fBgKc/edit#heading=h.lksdfcgjqvms" text:style-name="Internet_20_link" text:visited-style-name="Visited_20_Internet_20_Link"><text:span text:style-name="T19">6.2.3.6 Caricamento di programmi (loader): exec</text:span><text:span text:style-name="T12"> </text:span></text:a></text:p>
      <text:p text:style-name="P137"><text:a xlink:type="simple" xlink:href="https://docs.google.com/document/d/1gNOXw9Iln5ZUpeplYbNvV1yL5WMZWcBJ7009k2fBgKc/edit#heading=h.s1rpgimmhiy4" text:style-name="Internet_20_link" text:visited-style-name="Visited_20_Internet_20_Link"><text:span text:style-name="T19">6.3 Flusso del controllo eccezionale</text:span><text:span text:style-name="T12"> </text:span></text:a></text:p>
      <text:p text:style-name="P138"><text:a xlink:type="simple" xlink:href="https://docs.google.com/document/d/1gNOXw9Iln5ZUpeplYbNvV1yL5WMZWcBJ7009k2fBgKc/edit#heading=h.d91f6q7oip4d" text:style-name="Internet_20_link" text:visited-style-name="Visited_20_Internet_20_Link"><text:span text:style-name="T19">6.3.1 Interruzioni</text:span><text:span text:style-name="T12"> </text:span></text:a></text:p>
      <text:p text:style-name="P139"><text:a xlink:type="simple" xlink:href="https://docs.google.com/document/d/1gNOXw9Iln5ZUpeplYbNvV1yL5WMZWcBJ7009k2fBgKc/edit#heading=h.qv7c3qe37ox8" text:style-name="Internet_20_link" text:visited-style-name="Visited_20_Internet_20_Link"><text:span text:style-name="T19">6.3.1.1 Preemption e context switch tra processi</text:span><text:span text:style-name="T12"> </text:span></text:a></text:p>
      <text:p text:style-name="P139"><text:a xlink:type="simple" xlink:href="https://docs.google.com/document/d/1gNOXw9Iln5ZUpeplYbNvV1yL5WMZWcBJ7009k2fBgKc/edit#heading=h.nb1ikvyi7bzf" text:style-name="Internet_20_link" text:visited-style-name="Visited_20_Internet_20_Link"><text:span text:style-name="T19">6.3.1.2 System call e loro invocazione con int $0x80</text:span><text:span text:style-name="T12"> </text:span></text:a></text:p>
      <text:p text:style-name="P139"><text:a xlink:type="simple" xlink:href="https://docs.google.com/document/d/1gNOXw9Iln5ZUpeplYbNvV1yL5WMZWcBJ7009k2fBgKc/edit#heading=h.iop5ju6kpb8z" text:style-name="Internet_20_link" text:visited-style-name="Visited_20_Internet_20_Link"><text:span text:style-name="T19">6.3.1.3 Passaggio di stato di un processo da waiting a ready: interrupt vs. polling</text:span><text:span text:style-name="T12"> </text:span></text:a></text:p>
      <text:p text:style-name="P138"><text:a xlink:type="simple" xlink:href="https://docs.google.com/document/d/1gNOXw9Iln5ZUpeplYbNvV1yL5WMZWcBJ7009k2fBgKc/edit#heading=h.bct2rew9e7wr" text:style-name="Internet_20_link" text:visited-style-name="Visited_20_Internet_20_Link"><text:span text:style-name="T19">6.3.2 Segnali</text:span><text:span text:style-name="T12"> </text:span></text:a></text:p>
      <text:p text:style-name="P139"><text:a xlink:type="simple" xlink:href="https://docs.google.com/document/d/1gNOXw9Iln5ZUpeplYbNvV1yL5WMZWcBJ7009k2fBgKc/edit#heading=h.xn4bozf84qv2" text:style-name="Internet_20_link" text:visited-style-name="Visited_20_Internet_20_Link"><text:span text:style-name="T19">6.3.2.1 Definizione segnali</text:span><text:span text:style-name="T12"> </text:span></text:a></text:p>
      <text:p text:style-name="P139"><text:a xlink:type="simple" xlink:href="https://docs.google.com/document/d/1gNOXw9Iln5ZUpeplYbNvV1yL5WMZWcBJ7009k2fBgKc/edit#heading=h.j0ll6mf8yfj4" text:style-name="Internet_20_link" text:visited-style-name="Visited_20_Internet_20_Link"><text:span text:style-name="T19">6.3.1.2 Invio segnali</text:span><text:span text:style-name="T12"> </text:span></text:a></text:p>
      <text:p text:style-name="P139"><text:a xlink:type="simple" xlink:href="https://docs.google.com/document/d/1gNOXw9Iln5ZUpeplYbNvV1yL5WMZWcBJ7009k2fBgKc/edit#heading=h.98fmdqhw9hn5" text:style-name="Internet_20_link" text:visited-style-name="Visited_20_Internet_20_Link"><text:span text:style-name="T19">6.3.1.4 Gestione segnali: sigaction</text:span><text:span text:style-name="T12"> </text:span></text:a></text:p>
      <text:p text:style-name="P139"><text:a xlink:type="simple" xlink:href="https://docs.google.com/document/d/1gNOXw9Iln5ZUpeplYbNvV1yL5WMZWcBJ7009k2fBgKc/edit#heading=h.53hreh8s1t7p" text:style-name="Internet_20_link" text:visited-style-name="Visited_20_Internet_20_Link"><text:span text:style-name="T19">6.3.1.3 Attesa segnali: pause</text:span><text:span text:style-name="T12"> </text:span></text:a></text:p>
      <text:p text:style-name="P139"><text:a xlink:type="simple" xlink:href="https://docs.google.com/document/d/1gNOXw9Iln5ZUpeplYbNvV1yL5WMZWcBJ7009k2fBgKc/edit#heading=h.qm71exqpscgt" text:style-name="Internet_20_link" text:visited-style-name="Visited_20_Internet_20_Link"><text:span text:style-name="T19">6.3.1.4 Timer</text:span><text:span text:style-name="T12"> </text:span></text:a></text:p>
      <text:p text:style-name="P140"><text:a xlink:type="simple" xlink:href="https://docs.google.com/document/d/1gNOXw9Iln5ZUpeplYbNvV1yL5WMZWcBJ7009k2fBgKc/edit#heading=h.vxh8382ukz33" text:style-name="Internet_20_link" text:visited-style-name="Visited_20_Internet_20_Link"><text:span text:style-name="T17">7 Come vengono gestiti i dati in memoria centrale</text:span></text:a></text:p>
      <text:p text:style-name="P137"><text:a xlink:type="simple" xlink:href="https://docs.google.com/document/d/1gNOXw9Iln5ZUpeplYbNvV1yL5WMZWcBJ7009k2fBgKc/edit#heading=h.pwz4o2sckfr8" text:style-name="Internet_20_link" text:visited-style-name="Visited_20_Internet_20_Link"><text:span text:style-name="T19">7.1 Come viene allocata la memoria?</text:span></text:a></text:p>
      <text:p text:style-name="P138"><text:a xlink:type="simple" xlink:href="https://docs.google.com/document/d/1gNOXw9Iln5ZUpeplYbNvV1yL5WMZWcBJ7009k2fBgKc/edit#heading=h.5mzunt3gpm76" text:style-name="Internet_20_link" text:visited-style-name="Visited_20_Internet_20_Link"><text:span text:style-name="T19">7.1.2 Unità di misura della quantità di memoria</text:span><text:span text:style-name="T12"> </text:span></text:a></text:p>
      <text:p text:style-name="P138"><text:a xlink:type="simple" xlink:href="https://docs.google.com/document/d/1gNOXw9Iln5ZUpeplYbNvV1yL5WMZWcBJ7009k2fBgKc/edit#heading=h.r5yv7hx4nn47" text:style-name="Internet_20_link" text:visited-style-name="Visited_20_Internet_20_Link"><text:span text:style-name="T19">7.1.3 Allocazione dinamica della memoria</text:span><text:span text:style-name="T12"> </text:span></text:a></text:p>
      <text:p text:style-name="P139"><text:a xlink:type="simple" xlink:href="https://docs.google.com/document/d/1gNOXw9Iln5ZUpeplYbNvV1yL5WMZWcBJ7009k2fBgKc/edit#heading=h.jm6lz0vk8mz4" text:style-name="Internet_20_link" text:visited-style-name="Visited_20_Internet_20_Link"><text:span text:style-name="T19">7.1.3.1 Frammentazione interna ed esterna</text:span><text:span text:style-name="T12"> </text:span></text:a></text:p>
      <text:p text:style-name="P139"><text:a xlink:type="simple" xlink:href="https://docs.google.com/document/d/1gNOXw9Iln5ZUpeplYbNvV1yL5WMZWcBJ7009k2fBgKc/edit#heading=h.85z83psb0g6k" text:style-name="Internet_20_link" text:visited-style-name="Visited_20_Internet_20_Link"><text:span text:style-name="T19">7.1.3.2 Qualità di un allocatore: tempo e spazio</text:span><text:span text:style-name="T12"> </text:span></text:a></text:p>
      <text:p text:style-name="P139"><text:a xlink:type="simple" xlink:href="https://docs.google.com/document/d/1gNOXw9Iln5ZUpeplYbNvV1yL5WMZWcBJ7009k2fBgKc/edit#heading=h.uy9r5q2gdtsy" text:style-name="Internet_20_link" text:visited-style-name="Visited_20_Internet_20_Link"><text:span text:style-name="T19">7.1.3.3 Allocazione in cascata della memoria</text:span><text:span text:style-name="T12"> </text:span></text:a></text:p>
      <text:p text:style-name="P138"><text:a xlink:type="simple" xlink:href="https://docs.google.com/document/d/1gNOXw9Iln5ZUpeplYbNvV1yL5WMZWcBJ7009k2fBgKc/edit#heading=h.o3pkeofg3xnb" text:style-name="Internet_20_link" text:visited-style-name="Visited_20_Internet_20_Link"><text:span text:style-name="T19">7.1.4 Memoria fisica e memoria virtuale</text:span><text:span text:style-name="T12"> </text:span></text:a></text:p>
      <text:p text:style-name="P138"><text:a xlink:type="simple" xlink:href="https://docs.google.com/document/d/1gNOXw9Iln5ZUpeplYbNvV1yL5WMZWcBJ7009k2fBgKc/edit#heading=h.fo77pab1svi2" text:style-name="Internet_20_link" text:visited-style-name="Visited_20_Internet_20_Link"><text:span text:style-name="T19">7.1.5 Allocazione nella memoria fisica: memoria virtuale</text:span><text:span text:style-name="T12"> </text:span></text:a></text:p>
      <text:p text:style-name="P139"><text:a xlink:type="simple" xlink:href="https://docs.google.com/document/d/1gNOXw9Iln5ZUpeplYbNvV1yL5WMZWcBJ7009k2fBgKc/edit#heading=h.4zgf3d4ub0l0" text:style-name="Internet_20_link" text:visited-style-name="Visited_20_Internet_20_Link"><text:span text:style-name="T19">7.1.5.1 Mapping tra indirizzi virtuali e indirizzi fisici: MMU</text:span><text:span text:style-name="T12"> </text:span></text:a></text:p>
      <text:p text:style-name="P139"><text:a xlink:type="simple" xlink:href="https://docs.google.com/document/d/1gNOXw9Iln5ZUpeplYbNvV1yL5WMZWcBJ7009k2fBgKc/edit#heading=h.fvxq46tfzjj4" text:style-name="Internet_20_link" text:visited-style-name="Visited_20_Internet_20_Link"><text:span text:style-name="T19">7.1.5.2 Paginazione</text:span><text:span text:style-name="T12"> </text:span></text:a></text:p>
      <text:p text:style-name="P139"><text:a xlink:type="simple" xlink:href="https://docs.google.com/document/d/1gNOXw9Iln5ZUpeplYbNvV1yL5WMZWcBJ7009k2fBgKc/edit#heading=h.q33i5pnu5zor" text:style-name="Internet_20_link" text:visited-style-name="Visited_20_Internet_20_Link"><text:span text:style-name="T19">7.1.5.3 Come avviene il mapping degli indirizzi logici su quelli fisici</text:span></text:a></text:p>
      <text:p text:style-name="P139"><text:a xlink:type="simple" xlink:href="https://docs.google.com/document/d/1gNOXw9Iln5ZUpeplYbNvV1yL5WMZWcBJ7009k2fBgKc/edit#heading=h.5x6mkhs88fkt" text:style-name="Internet_20_link" text:visited-style-name="Visited_20_Internet_20_Link"><text:span text:style-name="T19">7.1.5.4 Paginazione con bit di validità</text:span><text:span text:style-name="T12"> </text:span></text:a></text:p>
      <text:p text:style-name="P139"><text:a xlink:type="simple" xlink:href="https://docs.google.com/document/d/1gNOXw9Iln5ZUpeplYbNvV1yL5WMZWcBJ7009k2fBgKc/edit#heading=h.ntwy8b8ziyon" text:style-name="Internet_20_link" text:visited-style-name="Visited_20_Internet_20_Link"><text:span text:style-name="T19">7.1.5.5 Paginazione su richiesta</text:span><text:span text:style-name="T12"> </text:span></text:a></text:p>
      <text:p text:style-name="P138"><text:a xlink:type="simple" xlink:href="https://docs.google.com/document/d/1gNOXw9Iln5ZUpeplYbNvV1yL5WMZWcBJ7009k2fBgKc/edit#heading=h.34kfpvyvp4zh" text:style-name="Internet_20_link" text:visited-style-name="Visited_20_Internet_20_Link"><text:span text:style-name="T19">7.1.6 Allocazione nella memoria logica: malloc e free</text:span><text:span text:style-name="T12"> </text:span></text:a></text:p>
      <text:p text:style-name="P137"><text:a xlink:type="simple" xlink:href="https://docs.google.com/document/d/1gNOXw9Iln5ZUpeplYbNvV1yL5WMZWcBJ7009k2fBgKc/edit#heading=h.hltzzpqnkknf" text:style-name="Internet_20_link" text:visited-style-name="Visited_20_Internet_20_Link"><text:span text:style-name="T19">7.2 Come ottenere le migliori prestazioni usando la memoria</text:span></text:a></text:p>
      <text:p text:style-name="P138"><text:a xlink:type="simple" xlink:href="https://docs.google.com/document/d/1gNOXw9Iln5ZUpeplYbNvV1yL5WMZWcBJ7009k2fBgKc/edit#heading=h.nhh5lys285s3" text:style-name="Internet_20_link" text:visited-style-name="Visited_20_Internet_20_Link"><text:soft-page-break/><text:span text:style-name="T19">7.2.1 Memorie cache</text:span><text:span text:style-name="T12"> </text:span></text:a></text:p>
      <text:p text:style-name="P138"><text:a xlink:type="simple" xlink:href="https://docs.google.com/document/d/1gNOXw9Iln5ZUpeplYbNvV1yL5WMZWcBJ7009k2fBgKc/edit#heading=h.6wsyp36yjmef" text:style-name="Internet_20_link" text:visited-style-name="Visited_20_Internet_20_Link"><text:span text:style-name="T19">7.2.2 Politiche di rimpiazzo delle linee</text:span><text:span text:style-name="T12"> </text:span></text:a></text:p>
      <text:p text:style-name="P138"><text:a xlink:type="simple" xlink:href="https://docs.google.com/document/d/1gNOXw9Iln5ZUpeplYbNvV1yL5WMZWcBJ7009k2fBgKc/edit#heading=h.ny3fxukre1gr" text:style-name="Internet_20_link" text:visited-style-name="Visited_20_Internet_20_Link"><text:span text:style-name="T19">7.2.3 Località spaziale e temporale</text:span><text:span text:style-name="T12"> </text:span></text:a></text:p>
      <text:p text:style-name="P138"><text:a xlink:type="simple" xlink:href="https://docs.google.com/document/d/1gNOXw9Iln5ZUpeplYbNvV1yL5WMZWcBJ7009k2fBgKc/edit#heading=h.et53m1dt8590" text:style-name="Internet_20_link" text:visited-style-name="Visited_20_Internet_20_Link"><text:span text:style-name="T19">7.2.4 Esempi</text:span><text:span text:style-name="T12"> </text:span></text:a></text:p>
      <text:p text:style-name="P139"><text:a xlink:type="simple" xlink:href="https://docs.google.com/document/d/1gNOXw9Iln5ZUpeplYbNvV1yL5WMZWcBJ7009k2fBgKc/edit#heading=h.xkweu27zi6lk" text:style-name="Internet_20_link" text:visited-style-name="Visited_20_Internet_20_Link"><text:span text:style-name="T19">7.2.4.1 Somma di matrice</text:span><text:span text:style-name="T12"> </text:span></text:a></text:p>
      <text:p text:style-name="P139"><text:a xlink:type="simple" xlink:href="https://docs.google.com/document/d/1gNOXw9Iln5ZUpeplYbNvV1yL5WMZWcBJ7009k2fBgKc/edit#heading=h.ichmb1k23z95" text:style-name="Internet_20_link" text:visited-style-name="Visited_20_Internet_20_Link"><text:span text:style-name="T19">7.2.4.2 Analisi di una sequenza di accessi</text:span><text:span text:style-name="T12"> </text:span></text:a></text:p>
      <text:p text:style-name="P138"><text:a xlink:type="simple" xlink:href="https://docs.google.com/document/d/1gNOXw9Iln5ZUpeplYbNvV1yL5WMZWcBJ7009k2fBgKc/edit#heading=h.qe5e4xamqyag" text:style-name="Internet_20_link" text:visited-style-name="Visited_20_Internet_20_Link"><text:span text:style-name="T19">7.2.5 Associatività</text:span><text:span text:style-name="T12"> </text:span></text:a></text:p>
      <text:p text:style-name="P138"><text:a xlink:type="simple" xlink:href="https://docs.google.com/document/d/1gNOXw9Iln5ZUpeplYbNvV1yL5WMZWcBJ7009k2fBgKc/edit#heading=h.osu4uj608lzh" text:style-name="Internet_20_link" text:visited-style-name="Visited_20_Internet_20_Link"><text:span text:style-name="T19">7.2.6 Tipi di cache miss</text:span><text:span text:style-name="T12"> </text:span></text:a></text:p>
      <text:p text:style-name="P138"><text:a xlink:type="simple" xlink:href="https://docs.google.com/document/d/1gNOXw9Iln5ZUpeplYbNvV1yL5WMZWcBJ7009k2fBgKc/edit#heading=h.d08tvc72r2wk" text:style-name="Internet_20_link" text:visited-style-name="Visited_20_Internet_20_Link"><text:span text:style-name="T19">7.2.7 Gerarchie di memoria</text:span><text:span text:style-name="T12"> </text:span></text:a></text:p>
      <text:p text:style-name="P140"><text:a xlink:type="simple" xlink:href="https://docs.google.com/document/d/1gNOXw9Iln5ZUpeplYbNvV1yL5WMZWcBJ7009k2fBgKc/edit#heading=h.m3ql90e45mrf" text:style-name="Internet_20_link" text:visited-style-name="Visited_20_Internet_20_Link"><text:span text:style-name="T17">8 Come vengono gestiti i file</text:span></text:a></text:p>
      <text:p text:style-name="P138"><text:a xlink:type="simple" xlink:href="https://docs.google.com/document/d/1gNOXw9Iln5ZUpeplYbNvV1yL5WMZWcBJ7009k2fBgKc/edit#heading=h.69zcnizftauo" text:style-name="Internet_20_link" text:visited-style-name="Visited_20_Internet_20_Link"><text:span text:style-name="T19">8.1.1 L’albero delle directory</text:span><text:span text:style-name="T12"> </text:span></text:a></text:p>
      <text:p text:style-name="P138"><text:a xlink:type="simple" xlink:href="https://docs.google.com/document/d/1gNOXw9Iln5ZUpeplYbNvV1yL5WMZWcBJ7009k2fBgKc/edit#heading=h.mziy6bvl6bla" text:style-name="Internet_20_link" text:visited-style-name="Visited_20_Internet_20_Link"><text:span text:style-name="T19">8.1.2 Percorso assoluto e percorso relativo</text:span><text:span text:style-name="T12"> </text:span></text:a></text:p>
      <text:p text:style-name="P137"><text:a xlink:type="simple" xlink:href="https://docs.google.com/document/d/1gNOXw9Iln5ZUpeplYbNvV1yL5WMZWcBJ7009k2fBgKc/edit#heading=h.qqz845orzeuz" text:style-name="Internet_20_link" text:visited-style-name="Visited_20_Internet_20_Link"><text:span text:style-name="T19">8.2 Organizzazione di un file system</text:span><text:span text:style-name="T12"> </text:span></text:a></text:p>
      <text:p text:style-name="P138"><text:a xlink:type="simple" xlink:href="https://docs.google.com/document/d/1gNOXw9Iln5ZUpeplYbNvV1yL5WMZWcBJ7009k2fBgKc/edit#heading=h.n0bs2vlw4kgi" text:style-name="Internet_20_link" text:visited-style-name="Visited_20_Internet_20_Link"><text:span text:style-name="T19">8.2.1 Inode e blocchi</text:span><text:span text:style-name="T12"> </text:span></text:a></text:p>
      <text:p text:style-name="P138"><text:a xlink:type="simple" xlink:href="https://docs.google.com/document/d/1gNOXw9Iln5ZUpeplYbNvV1yL5WMZWcBJ7009k2fBgKc/edit#heading=h.wy1g4supgmsb" text:style-name="Internet_20_link" text:visited-style-name="Visited_20_Internet_20_Link"><text:span text:style-name="T19">8.2.2 Tabella dei descrittori di file di un processo</text:span><text:span text:style-name="T12"> </text:span></text:a></text:p>
      <text:p text:style-name="P137"><text:a xlink:type="simple" xlink:href="https://docs.google.com/document/d/1gNOXw9Iln5ZUpeplYbNvV1yL5WMZWcBJ7009k2fBgKc/edit#heading=h.llmtfqa8op1" text:style-name="Internet_20_link" text:visited-style-name="Visited_20_Internet_20_Link"><text:span text:style-name="T19">8.3 Mount e unmount di file system sull'albero delle directory</text:span><text:span text:style-name="T12"> </text:span></text:a></text:p>
      <text:p text:style-name="P137"><text:a xlink:type="simple" xlink:href="https://docs.google.com/document/d/1gNOXw9Iln5ZUpeplYbNvV1yL5WMZWcBJ7009k2fBgKc/edit#heading=h.9pgr1a2zbgkl" text:style-name="Internet_20_link" text:visited-style-name="Visited_20_Internet_20_Link"><text:span text:style-name="T19">8.4 Operazioni su file e directory</text:span><text:span text:style-name="T12"> </text:span></text:a></text:p>
      <text:p text:style-name="P138"><text:a xlink:type="simple" xlink:href="https://docs.google.com/document/d/1gNOXw9Iln5ZUpeplYbNvV1yL5WMZWcBJ7009k2fBgKc/edit#heading=h.v16m239o28g1" text:style-name="Internet_20_link" text:visited-style-name="Visited_20_Internet_20_Link"><text:span text:style-name="T19">8.4.1 Apertura e chiusura: open e close</text:span><text:span text:style-name="T12"> </text:span></text:a></text:p>
      <text:p text:style-name="P138"><text:a xlink:type="simple" xlink:href="https://docs.google.com/document/d/1gNOXw9Iln5ZUpeplYbNvV1yL5WMZWcBJ7009k2fBgKc/edit#heading=h.ijw4emkim3ht" text:style-name="Internet_20_link" text:visited-style-name="Visited_20_Internet_20_Link"><text:span text:style-name="T19">8.4.2 Scrittura e lettura: write e read</text:span><text:span text:style-name="T12"> </text:span></text:a></text:p>
      <text:p text:style-name="P138"><text:a xlink:type="simple" xlink:href="https://docs.google.com/document/d/1gNOXw9Iln5ZUpeplYbNvV1yL5WMZWcBJ7009k2fBgKc/edit#heading=h.jqbinr9gjkl7" text:style-name="Internet_20_link" text:visited-style-name="Visited_20_Internet_20_Link"><text:span text:style-name="T19">8.4.3 Accesso casuale: lseek</text:span><text:span text:style-name="T12"> </text:span></text:a></text:p>
      <text:p text:style-name="P138"><text:a xlink:type="simple" xlink:href="https://docs.google.com/document/d/1gNOXw9Iln5ZUpeplYbNvV1yL5WMZWcBJ7009k2fBgKc/edit#heading=h.ejcsbs32x64g" text:style-name="Internet_20_link" text:visited-style-name="Visited_20_Internet_20_Link"><text:span text:style-name="T19">8.4.4 Lavorare con le directory</text:span><text:span text:style-name="T12"> </text:span></text:a></text:p>
      <text:p text:style-name="P137"><text:a xlink:type="simple" xlink:href="https://docs.google.com/document/d/1gNOXw9Iln5ZUpeplYbNvV1yL5WMZWcBJ7009k2fBgKc/edit#heading=h.8lcm67cnhx8o" text:style-name="Internet_20_link" text:visited-style-name="Visited_20_Internet_20_Link"><text:span text:style-name="T19">8.5 Link</text:span><text:span text:style-name="T12"> </text:span></text:a></text:p>
      <text:p text:style-name="P138"><text:a xlink:type="simple" xlink:href="https://docs.google.com/document/d/1gNOXw9Iln5ZUpeplYbNvV1yL5WMZWcBJ7009k2fBgKc/edit#heading=h.mgg5qxafrnap" text:style-name="Internet_20_link" text:visited-style-name="Visited_20_Internet_20_Link"><text:span text:style-name="T19">8.5.1 Symbolic link</text:span><text:span text:style-name="T12"> </text:span></text:a></text:p>
      <text:p text:style-name="P138"><text:a xlink:type="simple" xlink:href="https://docs.google.com/document/d/1gNOXw9Iln5ZUpeplYbNvV1yL5WMZWcBJ7009k2fBgKc/edit#heading=h.txda06f2b6i1" text:style-name="Internet_20_link" text:visited-style-name="Visited_20_Internet_20_Link"><text:span text:style-name="T19">8.5.2 Hard link</text:span><text:span text:style-name="T12"> </text:span></text:a></text:p>
      <text:p text:style-name="P139"><text:a xlink:type="simple" xlink:href="https://docs.google.com/document/d/1gNOXw9Iln5ZUpeplYbNvV1yL5WMZWcBJ7009k2fBgKc/edit#heading=h.b9wec7j87eiu" text:style-name="Internet_20_link" text:visited-style-name="Visited_20_Internet_20_Link"><text:span text:style-name="T19">8.5.2.1 Creazione di link: link</text:span><text:span text:style-name="T12"> </text:span></text:a></text:p>
      <text:p text:style-name="P142"><text:a xlink:type="simple" xlink:href="https://docs.google.com/document/d/1gNOXw9Iln5ZUpeplYbNvV1yL5WMZWcBJ7009k2fBgKc/edit#heading=h.aavmpioq503w" text:style-name="Internet_20_link" text:visited-style-name="Visited_20_Internet_20_Link"><text:span text:style-name="T19">8.5.2.2 Eliminazione di link: unlink</text:span></text:a></text:p>
      <text:p text:style-name="P127"><text:span text:style-name="T35"/></text:p>
      <text:p text:style-name="P127"><text:span text:style-name="T35"/></text:p>
      <text:p text:style-name="P143"><text:span text:style-name="T6"/></text:p>
      <text:p text:style-name="P145">------</text:p>
      <text:p text:style-name="P145"/>
      <text:p text:style-name="P145"><text:span text:style-name="T64">Controlli automatici</text:span></text:p>
      <text:p text:style-name="P107"><text:span text:style-name="T51"><text:s/>Stabilità dei sistemi retroazionati</text:span></text:p>
      <text:p text:style-name="P56">Il criterio di Nyquist. Influenza del guadagno sulla stabilità in retroazione. Margini di stabilità: margine di guadagno e di fase. Il criterio di Bode.. </text:p>
      <text:p text:style-name="P57">2. Sistemi di controllo: struttura e specifiche di progetto</text:p>
      <text:p text:style-name="P56">Il controllo automatico a retroazione: esempi, struttura e proprietà fondamentali. Precisione di risposta: tipo del sistema e relative condizioni. Limitazioni sull'errore a regime permanente. Reiezione dei disturbi: astatismo e relative condizioni. Attenuazione dei disturbi. Specifiche sulla risposta transitoria e legami con la risposta armonica ad anello aperto. </text:p>
      <text:p text:style-name="P57">3. Progetto nel dominio della frequenza</text:p>
      <text:p text:style-name="P56">Funzioni compensatrici elementari. Sintesi delle funzioni compensatrici mediante rappresentazioni grafiche (diagrammi di Bode) della risposta in frequenza.</text:p>
      <text:p text:style-name="P57">4. Progetto nel dominio di Laplace</text:p>
      <text:p text:style-name="P56">Il luogo delle radici e le regole per il suo tracciamento. Stabilizzazione di sistemi a fase minima mediante il luogo delle radici. Stabilizzazione di sistemi a fase non minima. Progetto di controllori a dimensione minima. Progetto mediante assegnazione dei poli.</text:p>
      <text:p text:style-name="P57"><text:soft-page-break/>5. Progetto nel dominio del tempo</text:p>
      <text:p text:style-name="P56">Proprietà strutturali: raggiungibilità e osservabilità. Decomposizioni strutturali secondo Kalman. Assegnazione degli autovalori e stabilizzazione mediante retroazione dallo stato. Osservatore asintotico o rilevatore dello stato. Principio di separazione. Assegnazione degli autovalori e stabilizzazione mediante retroaazione dall'uscita. Criteri per la scelta degli autovalori ad anello chiuso. Inclusione del segnale di riferimento negli schemi a retroazione dallo stato.</text:p>
      <text:p text:style-name="P120"><text:span text:style-name="T40">6. Sistemi di controllo a tempo discreto</text:span></text:p>
      <text:p text:style-name="P57">7. Stabilità per sistemi non lineari</text:p>
      <text:p text:style-name="P56">Stabilità dei punti di equilibrio. Il metodo diretto di Lyapunov. Costruzione di funzioni di Lyapunov. Teoremi dell'insieme invariante. Il metodo indiretto di Lyapunov.</text:p>
      <text:p text:style-name="P57">8. Stabilizzazione di sistemi non lineari</text:p>
      <text:p text:style-name="P56">Stabilizzazione via retroazione dallo stato. Stabilizzazione mediante linearizzazione approssimata. Stabilizzazione mediante linearizzazione esatta (cenni).</text:p>
      <text:p text:style-name="P57">9. Esempi</text:p>
      <text:p text:style-name="P56">Studio di applicazioni delle tecniche di sintesi studiate. Progettazione e simulazione di controllori mediante MATLAB/Control System Toolbox e Simulink.</text:p>
      <text:p text:style-name="Text_20_body"><text:span text:style-name="T49"><text:line-break/></text:span><text:line-break/>------</text:p>
      <text:p text:style-name="Text_20_body"/>
      <text:p text:style-name="P114">Economia e organizzazione aziendale</text:p>
      <text:p text:style-name="P113">Finanza aziendale e obiettivi dell’impresa</text:p>
      <text:p text:style-name="P112">Decisioni di investimento e finanziamento, obiettivo finanziario dell'impresa, obiettivo degli</text:p>
      <text:p text:style-name="P112">azionisti, trade off di un investimento, separazione tra proprietà e controllo, obiettivi dell’impresa e</text:p>
      <text:p text:style-name="P112">corporate governance.</text:p>
      <text:p text:style-name="P113">Valutazione degli investimenti</text:p>
      <text:p text:style-name="P112">Elementi di matematica finanziaria, valori attuali e tassi di rendimento, costo opportunità del</text:p>
      <text:p text:style-name="P112">capitale, valore attuale netto, tempo di recupero, costo annuo equivalente, tasso interno di</text:p>
      <text:p text:style-name="P112">rendimento, decisioni di investimento quando le risorse sono limitate, stima dei flussi di cassa su</text:p>
      <text:p text:style-name="P112">base incrementale.</text:p>
      <text:p text:style-name="P113">Il bilancio come strumento di analisi della gestione</text:p>
      <text:p text:style-name="P112">Natura e scopo della contabilità, principi contabili di base: stato patrimoniale e formazione del</text:p>
      <text:p text:style-name="P112">reddito in conto economico, schema di bilancio civilistico e riclassificazione, sistemi contabili e</text:p>
      <text:p text:style-name="P112">modalità di contabilizzazione, ricavi e attività monetarie, rimanenze e costo del venduto,</text:p>
      <text:p text:style-name="P112">immobilizzazioni e ammortamento, passività e capitale netto, analisi di bilancio.</text:p>
      <text:p text:style-name="P113">Elementi di cost engineering</text:p>
      <text:p text:style-name="P112">Contabilità analitica e generale, costi diretti e indiretti, budget e controllo di gestione, manutenzione</text:p>
      <text:p text:style-name="P112">ordinaria e straordinaria, programmazione tecnica e finanziaria, curve a S, controllo</text:p>
      <text:p text:style-name="P112">dell’avanzamento economico e fisico, OPEX e CAPEX, stima del costo di costruzione.</text:p>
      <text:p text:style-name="P113"><text:soft-page-break/>Principi di organizzazione aziendale</text:p>
      <text:p text:style-name="P112">Principali teorie organizzative, dimensioni organizzative, panoramica delle funzioni aziendali, teorie sulla leadership e stili di leadership, requisiti organizzativi fondamentali, sviluppo delle competenze organizzative, progettazione dell’organizzazione.</text:p>
      <text:p text:style-name="P112"/>
      <text:p text:style-name="P112">------</text:p>
      <text:p text:style-name="P112"/>
      <text:p text:style-name="P115">Telecomunicazioni</text:p>
      <text:p text:style-name="P117"><text:span text:style-name="T42">1.Evoluzione delle architetture di rete e dei servizi di telecomunicazione</text:span></text:p>
      <text:p text:style-name="P119"><text:span text:style-name="T42">·</text:span><text:span text:style-name="T41"> </text:span><text:span text:style-name="T42">Tecnologia, Mercato, Standard, Regolamentazione</text:span></text:p>
      <text:p text:style-name="P117"><text:span text:style-name="T42">2.Evoluzione delle architetture di rete e dei servizi di telecomunicazione</text:span></text:p>
      <text:p text:style-name="P119"><text:span text:style-name="T42">·</text:span><text:span text:style-name="T41"> </text:span><text:span text:style-name="T42">Modello di riferimento OSI</text:span></text:p>
      <text:p text:style-name="P119"><text:span text:style-name="T42">·</text:span><text:span text:style-name="T41"> </text:span><text:span text:style-name="T42">Architettura TCP/IP</text:span></text:p>
      <text:p text:style-name="P117"><text:span text:style-name="T42">3.</text:span><text:span text:style-name="T41"> </text:span><text:span text:style-name="T42">Fondamenti di trasmissione numerica</text:span></text:p>
      <text:p text:style-name="P119"><text:span text:style-name="T42">·</text:span><text:span text:style-name="T41"> </text:span><text:span text:style-name="T42">Rappresentazione digitale dell’informazione</text:span></text:p>
      <text:p text:style-name="P119"><text:span text:style-name="T42">·</text:span><text:span text:style-name="T41"> </text:span><text:span text:style-name="T42">Caratterizzazione di un canale di comunicazione</text:span></text:p>
      <text:p text:style-name="P119"><text:span text:style-name="T42">·</text:span><text:span text:style-name="T41"> </text:span><text:span text:style-name="T42">Codifica di linea</text:span></text:p>
      <text:p text:style-name="P119"><text:span text:style-name="T42">·</text:span><text:span text:style-name="T41"> </text:span><text:span text:style-name="T42">Funzione modem e schemi di modulazione numerica</text:span></text:p>
      <text:p text:style-name="P119"><text:span text:style-name="T42">·</text:span><text:span text:style-name="T41"> </text:span><text:span text:style-name="T42">Mezzi fisici di trasmissione</text:span></text:p>
      <text:p text:style-name="P117"><text:span text:style-name="T42">4.Tecniche di rivelazione, correzione d’errore e controllo di flusso</text:span></text:p>
      <text:p text:style-name="P119"><text:span text:style-name="T42">·</text:span><text:span text:style-name="T41"> </text:span><text:span text:style-name="T42">La funzione di controllo d’errore</text:span></text:p>
      <text:p text:style-name="P119"><text:span text:style-name="T42">·</text:span><text:span text:style-name="T41"> </text:span><text:span text:style-name="T42">Mezzi di recupero</text:span></text:p>
      <text:p text:style-name="P119"><text:span text:style-name="T42">·</text:span><text:span text:style-name="T41"> </text:span><text:span text:style-name="T42">Numeri di sequenza</text:span></text:p>
      <text:p text:style-name="P119"><text:span text:style-name="T42">·</text:span><text:span text:style-name="T41"> </text:span><text:span text:style-name="T42">Finestre scorrevoli</text:span></text:p>
      <text:p text:style-name="P119"><text:span text:style-name="T42">·</text:span><text:span text:style-name="T41"> </text:span><text:span text:style-name="T42">Azioni di recupero</text:span></text:p>
      <text:p text:style-name="P119"><text:span text:style-name="T42">·</text:span><text:span text:style-name="T41"> </text:span><text:span text:style-name="T42">Procedure di recupero</text:span></text:p>
      <text:p text:style-name="P119"><text:span text:style-name="T42">·</text:span><text:span text:style-name="T41"> </text:span><text:span text:style-name="T42">La funzione di controllo di flusso</text:span></text:p>
      <text:p text:style-name="P119"><text:span text:style-name="T42">·</text:span><text:span text:style-name="T41"> </text:span><text:span text:style-name="T42">Esempi di protocollo</text:span></text:p>
      <text:p text:style-name="P117"><text:span text:style-name="T42">5.Protocolli di accesso multiplo (Medium Access Control – MAC)</text:span></text:p>
      <text:p text:style-name="P119"><text:span text:style-name="T42">·</text:span><text:span text:style-name="T41"> </text:span><text:span text:style-name="T42">Mezzi multiaccesso Wired e Wireless </text:span></text:p>
      <text:p text:style-name="P119"><text:span text:style-name="T42">·</text:span><text:span text:style-name="T41"> </text:span><text:span text:style-name="T42">Tecniche di accesso multiplo</text:span></text:p>
      <text:p text:style-name="P119"><text:span text:style-name="T42">·</text:span><text:span text:style-name="T41"> </text:span><text:span text:style-name="T42">Modello di accesso perfetto</text:span></text:p>
      <text:p text:style-name="P119"><text:span text:style-name="T42">·</text:span><text:span text:style-name="T41"> </text:span><text:span text:style-name="T42">Protocolli ad accesso casuale e controllato</text:span></text:p>
      <text:p text:style-name="P119"><text:span text:style-name="T42">·</text:span><text:span text:style-name="T41"> </text:span><text:span text:style-name="T42">Protocolli di accesso in ambiente radio (Wireless)</text:span></text:p>
      <text:p text:style-name="P117"><text:span text:style-name="T42">6.Reti Locali (Local Area Networks - LAN)</text:span></text:p>
      <text:p text:style-name="P119"><text:span text:style-name="T42">·Standard 802.3 (Ethernet)</text:span></text:p>
      <text:p text:style-name="P117"><text:span text:style-name="T42">7.Modello e funzioni di una rete di telecomunicazione</text:span></text:p>
      <text:p text:style-name="P93">·Servizi di rete</text:p>
      <text:p text:style-name="P93">·Parametri prestazionali</text:p>
      <text:p text:style-name="P93">·Tecniche di multiplazione e di allocazione delle risorse</text:p>
      <text:p text:style-name="P93">·Commutazione di circuito</text:p>
      <text:p text:style-name="P93">·Commutazione di pacchetto</text:p>
      <text:p text:style-name="P93">·Modelli di analisi prestazionale</text:p>
      <text:p text:style-name="P117"><text:span text:style-name="T42">8.Modi di trasferimento in rete: Il protocollo IP</text:span></text:p>
      <text:p text:style-name="P117"><text:span text:style-name="T42">9.Indirizzamento in Internet</text:span></text:p>
      <text:list text:style-name="L2">
        <text:list-item>
          <text:p text:style-name="P94">Indirizzamento classful e classless</text:p>
        </text:list-item>
        <text:list-item>
          <text:p text:style-name="P95">CIDR</text:p>
        </text:list-item>
        <text:list-item>
          <text:p text:style-name="P95">Risoluzione di indirizzi in Internet</text:p>
          <text:list>
            <text:list-item>
              <text:p text:style-name="P96"><text:soft-page-break/>DNS</text:p>
            </text:list-item>
            <text:list-item>
              <text:p text:style-name="P97">ICMP</text:p>
            </text:list-item>
          </text:list>
        </text:list-item>
      </text:list>
      <text:p text:style-name="P118"><text:span text:style-name="T42">10.Instradamento</text:span></text:p>
      <text:list text:style-name="L3">
        <text:list-item>
          <text:p text:style-name="P98">Il problema dell’instradamento</text:p>
        </text:list-item>
        <text:list-item>
          <text:p text:style-name="P99">L’instradamento in Internet</text:p>
          <text:list>
            <text:list-item>
              <text:p text:style-name="P99">Algoritmi di instradamento</text:p>
            </text:list-item>
            <text:list-item>
              <text:p text:style-name="P99">Protocolli di instradamento IGP e EGP</text:p>
            </text:list-item>
            <text:list-item>
              <text:p text:style-name="P103"><text:span text:style-name="T48">Le tabelle di instradamento</text:span></text:p>
            </text:list-item>
          </text:list>
        </text:list-item>
      </text:list>
      <text:p text:style-name="P117"><text:span text:style-name="T42">11.</text:span><text:span text:style-name="T41"> </text:span><text:span text:style-name="T42">I protocolli di trasposto: protocolli UDP e TCP</text:span></text:p>
      <text:list text:style-name="L4">
        <text:list-item>
          <text:p text:style-name="P100">Il protocollo UDP</text:p>
        </text:list-item>
        <text:list-item>
          <text:p text:style-name="P101">Il problema del controllo della QoS</text:p>
        </text:list-item>
        <text:list-item>
          <text:p text:style-name="P101">Controllo d’errore in TCP</text:p>
        </text:list-item>
        <text:list-item>
          <text:p text:style-name="P101">Dimensionamento del RTO</text:p>
        </text:list-item>
        <text:list-item>
          <text:p text:style-name="P101">Controllo di flusso</text:p>
        </text:list-item>
        <text:list-item>
          <text:p text:style-name="P102">Controllo di congestione</text:p>
        </text:list-item>
      </text:list>
      <text:p text:style-name="P121"><text:span text:style-name="T60"/></text:p>
      <text:p text:style-name="P122"><text:span text:style-name="T60">------</text:span></text:p>
      <text:p text:style-name="P123"><text:span text:style-name="T60"/></text:p>
      <text:p text:style-name="P123"><text:span text:style-name="T61">Basi di dati</text:span></text:p>
      <text:p text:style-name="P22"><text:span text:style-name="T15">1. Introduzione alle basi di dati.</text:span><text:span text:style-name="T14"> Basi di dati e sistemi informativi. Sistemi di gestione di basi di dati.</text:span></text:p>
      <text:p text:style-name="P22"><text:span text:style-name="T15">2. Il modello relazionale.</text:span><text:span text:style-name="T13"> </text:span><text:span text:style-name="T14">Basi di dati relazionali. Il modello relazionale. Algebra relazionale.</text:span></text:p>
      <text:p text:style-name="P22"><text:span text:style-name="T15">3. Il linguaggio SQL.</text:span><text:span text:style-name="T13"> </text:span><text:span text:style-name="T14">Definizione dei dati. Interrogazioni. Vincoli di integrità. Manipolazione dei dati. Viste. Transazioni.</text:span></text:p>
      <text:p text:style-name="P22"><text:span text:style-name="T15">4. Accesso alle basi di dati da software.</text:span><text:span text:style-name="T13"> </text:span><text:span text:style-name="T14">Accesso da software interno mediante PL/pgSQL. Accesso da software esterno mediante il protocollo JDBC di Java. </text:span></text:p>
      <text:p text:style-name="P22"><text:span text:style-name="T15">5. La progettazione concettuale.</text:span><text:span text:style-name="T13"> </text:span><text:span text:style-name="T14">Modelli concettuali. Il modello Entità-Relazione. Metodologie per la progettazione concettuale. Qualità di uno schema.</text:span></text:p>
      <text:p text:style-name="P22"><text:span text:style-name="T15">6. La progettazione logica/fisica.</text:span><text:span text:style-name="T13"> </text:span><text:span text:style-name="T14">Ristrutturazione dello schema ER. Traduzione diretta nel modello relazionale. Ristrutturazione dello schema relazionale. Cenni di progettazione fisica.</text:span></text:p>
      <text:p text:style-name="P22"><text:span text:style-name="T16">7.</text:span><text:span text:style-name="T15">I modelli NoSQL.</text:span><text:span text:style-name="T13"> </text:span><text:span text:style-name="T14">Proprietà dei modelli NoSQL. Cenno ai sistemi NoSQL. Il sistema MongoDB.</text:span></text:p>
      <text:p text:style-name="P22"><text:span text:style-name="T14"/></text:p>
      <text:p text:style-name="P22"><text:span text:style-name="T14">------</text:span></text:p>
      <text:p text:style-name="P22"><text:span text:style-name="T14"/></text:p>
      <text:p text:style-name="P22"><text:span text:style-name="T25">Sistemi di calcolo II</text:span></text:p>
      <text:p text:style-name="P128"><text:span text:style-name="T21">- </text:span><text:span text:style-name="T23">Introduzione al corso</text:span><text:span text:style-name="T21"><text:line-break/>- </text:span><text:span text:style-name="T23">Processi e Thread</text:span></text:p>
      <text:list xml:id="list235419193" text:style-name="L7">
        <text:list-item>
          <text:list>
            <text:list-item>
              <text:p text:style-name="P23"><text:span text:style-name="T24">Thread; Libreria Ptrhead;</text:span></text:p>
            </text:list-item>
          </text:list>
        </text:list-item>
      </text:list>
      <text:p text:style-name="P116"><text:span text:style-name="T24">- Concorrenza</text:span></text:p>
      <text:list xml:id="list11618335589435" text:continue-numbering="true" text:style-name="L7">
        <text:list-item>
          <text:list>
            <text:list-item>
              <text:p text:style-name="P129"><text:soft-page-break/><text:span text:style-name="T21">Mutua esclusione; Semafori</text:span></text:p>
            </text:list-item>
            <text:list-item>
              <text:p text:style-name="P129"><text:span text:style-name="T21">Problema del Produttore/Consumatore; Monitor; Message passing</text:span></text:p>
            </text:list-item>
            <text:list-item>
              <text:p text:style-name="P129"><text:span text:style-name="T21">Problema del Produttore/Consumatore con message passing; Problema lettori/scrittori con semafori; Problemi di Deadlock e Starvation; Condizioni per il deadlock; Deadlock prevention</text:span></text:p>
            </text:list-item>
            <text:list-item>
              <text:p text:style-name="P130"><text:span text:style-name="T21">Deadlock avoidance; Deadlock detection; Problema dei cinque filosofi; Approcci software per la mutua esclusione e no deadlock, Algoritmo di Dekker; Algoritmo di Dijkstra.</text:span></text:p>
            </text:list-item>
            <text:list-item>
              <text:p text:style-name="P131"><text:span text:style-name="T21">Algoritmo del panettier</text:span><text:span text:style-name="T22">e</text:span></text:p>
            </text:list-item>
          </text:list>
        </text:list-item>
      </text:list>
      <text:p text:style-name="P132"><text:span text:style-name="T23">- Basi di Reti di Calcolatori</text:span></text:p>
      <text:list text:style-name="L12">
        <text:list-item>
          <text:list>
            <text:list-item>
              <text:p text:style-name="P24"><text:span text:style-name="T24">Modello OSI; Modello TCP/IP; rotocollo IP; Address resolution protocol. Protocolli TCP e UDP; Domain Name System</text:span></text:p>
            </text:list-item>
          </text:list>
        </text:list-item>
      </text:list>
      <text:p text:style-name="P132"><text:span text:style-name="T23">- Socket</text:span></text:p>
      <text:list xml:id="list1923438889" text:style-name="L16">
        <text:list-item>
          <text:list>
            <text:list-item>
              <text:p text:style-name="P133"><text:span text:style-name="T21">Richiami di rete; Applicazioni TCP/IP; Applicazioni UDP/IP; Berkeley Sockets</text:span></text:p>
            </text:list-item>
            <text:list-item>
              <text:p text:style-name="P109"><text:span text:style-name="T54">Berkeley Sockets; Windows Sockets; Network adapters.</text:span></text:p>
            </text:list-item>
          </text:list>
        </text:list-item>
      </text:list>
      <text:p text:style-name="P132"><text:span text:style-name="T21"/></text:p>
      <text:p text:style-name="P132"><text:span text:style-name="T23">- Basi di Sistemi Distribuiti</text:span></text:p>
      <text:list text:style-name="L21">
        <text:list-item>
          <text:list>
            <text:list-item>
              <text:p text:style-name="P147"><text:span text:style-name="T21">A</text:span><text:span text:style-name="T20">pplicazioni, vantaggi e svantaggi</text:span></text:p>
            </text:list-item>
          </text:list>
        </text:list-item>
      </text:list>
      <text:p text:style-name="P108"/>
      <text:list text:style-name="L18">
        <text:list-item>
          <text:list>
            <text:list-header>
              <text:p text:style-name="P134"><text:span text:style-name="T21"/></text:p>
            </text:list-header>
          </text:list>
        </text:list-item>
      </text:list>
      <text:p text:style-name="P132"><text:span text:style-name="T21"><text:line-break/></text:span><text:span text:style-name="T23">- Comunicazione InterProcesso</text:span></text:p>
      <text:list xml:id="list162375592" text:style-name="L9">
        <text:list-item>
          <text:list>
            <text:list-item>
              <text:p text:style-name="P135"><text:span text:style-name="T21">Principi di IPC; Shared memory</text:span></text:p>
            </text:list-item>
            <text:list-item>
              <text:p text:style-name="P25"><text:span text:style-name="T24">Pipe; FIFO. Architettura di rete: Tipologie di rete</text:span></text:p>
            </text:list-item>
          </text:list>
        </text:list-item>
      </text:list>
      <text:p text:style-name="P136"><text:span text:style-name="T21"><text:line-break/></text:span><text:span text:style-name="T23">- Sicurezza in Sistemi di Calcolo</text:span></text:p>
      <text:p text:style-name="P27"><text:span text:style-name="T53"/></text:p>
      <text:p text:style-name="P26"><text:span text:style-name="T53">------</text:span></text:p>
      <text:p text:style-name="P26"><text:span text:style-name="T53"/></text:p>
      <text:p text:style-name="P28"><text:span text:style-name="T56">E</text:span><text:span text:style-name="T55">lettronica</text:span></text:p>
      <text:p text:style-name="P30"><text:span text:style-name="T57">Teoria e circuiti di base</text:span><text:span text:style-name="T55">: Leggi di Ohm e Kirkhoff. Teoremi di Thevenin, Norton e Miller. Generatori controllati. Circuiti a singola costante di tempo. Segnali analogici e digitali. Parametri delle reti due porte. </text:span></text:p>
      <text:p text:style-name="P30"><text:span text:style-name="T57">Amplificatori</text:span><text:span text:style-name="T55">:Rappresentazione come reti due porte; unidirezionalità; guadagno di potenza; amplificatore di tensione, corrente, transimpedenza, transconduttanza. Polarizzazione e dinamica. Risposta in frequenza.</text:span></text:p>
      <text:p text:style-name="P30"><text:span text:style-name="T57">La retroazione negativa</text:span><text:span text:style-name="T55">: Proprietà della retroazione negativa; prodotto banda-guadagno. Le quattro classiche retroazioni (caso ideale): serie-parallelo, serie-serie, parallelo -serie, parallelo-parallelo.</text:span></text:p>
      <text:p text:style-name="P30"><text:span text:style-name="T57">L’amplificatore operazionale:</text:span><text:span text:style-name="T55"> Amplificatore operazionale ideale ad anello aperto. Configurazioni base con controreazione negativa: invertente, non invertente, differenza; integratori e derivatori. </text:span><text:soft-page-break/><text:span text:style-name="T55">Amplificatore operazionale con controreazione positiva: multivibratori bistabili, astabili e monostabili; generatori di forme d’onda quadre, triangolari e di impulsi.</text:span></text:p>
      <text:p text:style-name="P30"><text:span text:style-name="T57">Concetti base della fisica della giunzione p-n:</text:span><text:span text:style-name="T55"> Proprietà dei semiconduttori, La conduzione nei semiconduttori: correnti di deriva e di diffusione. Fisica della giunzione p-n. Relazione tensione-corrente.</text:span></text:p>
      <text:p text:style-name="P30"><text:span text:style-name="T57">Diodi:</text:span><text:span text:style-name="T55"> Diodo ideale. Analisi grafica di circuiti con diodi. Metodo degli stati. Diodi Zener. Circuiti limitatori.</text:span></text:p>
      <text:p text:style-name="P30"><text:span text:style-name="T57">Transistori metallo-ossido-semiconduttore (MOS):</text:span><text:span text:style-name="T55"> Struttura e principio di funzionamento del MOS a canale N e P, ad arricchimento ed a svuotamento. Caratteristiche tensione-corrente. Polarizzazione del MOS in circuiti discreti. Circuito per piccoli segnali. Amplificatori integrati con carico attivo: amplificatori NMOS e CMOS.</text:span></text:p>
      <text:p text:style-name="P30"><text:span text:style-name="T57">Circuiti digitali:</text:span><text:span text:style-name="T55"> Invertitore logico ideale e reale. Parametri caratteristici: margini di rumore, tempi di propagazione, potenza dissipata.</text:span></text:p>
      <text:p text:style-name="P30"><text:span text:style-name="T57">Circuiti digitali in tecnologia NMOS:</text:span><text:span text:style-name="T55">Invertitore NMOS con carico resistivo. Invertitore NMOS con carico attivo a svuotamento: analisi statica e dinamica. Porte logiche NAND e NOR in tecnologia NMOS: realizzazione e dimensionamento.</text:span></text:p>
      <text:p text:style-name="P30"><text:span text:style-name="T57">Circuiti digitali in tecnologia CMOS:</text:span><text:span text:style-name="T55">Processo tecnologico CMOS. Invertitore CMOS: analisi statica e dinamica. Porte logiche NAND e NOR in tecnologia CMOS: realizzazione e dimensionamento. Circuiti combinatori: codificatori, multiplexer. Circuiti sequenziali: Latch. Circuiti di memoria: bistabile SR. Flip-flop JK, master-slave, D: funzionamento e realizzazione fisica in tecnologia NMOS e CMOS.</text:span></text:p>
      <text:p text:style-name="P30"><text:span text:style-name="T57">Conversione analogico-digitale:</text:span><text:span text:style-name="T55"> Teorema del campionamento. Convertitore D/A a scala pesata, a scala R-2R, a scala invertita. Convertitore A/D flash, ad approssimazioni successive.</text:span></text:p>
      <text:p text:style-name="P30"><text:span text:style-name="T55"/></text:p>
      <text:p text:style-name="P30"><text:span text:style-name="T55">------</text:span></text:p>
      <text:p text:style-name="P30"><text:span text:style-name="T55"/></text:p>
      <text:p text:style-name="P29"><text:span text:style-name="T55">Sistemi operativi</text:span></text:p>
      <text:p text:style-name="P104"><text:bookmark text:name="docs-internal-guid-df2060cd-7fff-a6e7-c2cc-9d1dd55179b6"/>Introduzione ai Sistemi Operativi</text:p>
      <text:list text:style-name="L22">
        <text:list-item>
          <text:p text:style-name="P58">storia</text:p>
        </text:list-item>
        <text:list-item>
          <text:p text:style-name="P59">servizi</text:p>
        </text:list-item>
        <text:list-item>
          <text:p text:style-name="P60">funzionalita'</text:p>
        </text:list-item>
      </text:list>
      <text:p text:style-name="P125"><text:span text:style-name="T33">Complementi di programmazione in C per Sistemi Operativi</text:span></text:p>
      <text:list text:style-name="L23">
        <text:list-item>
          <text:p text:style-name="P61">implementazione di concetti OOP</text:p>
        </text:list-item>
        <text:list-item>
          <text:p text:style-name="P62">strutture dati polimorfiche</text:p>
        </text:list-item>
        <text:list-item>
          <text:p text:style-name="P63">allocatori di memoria</text:p>
        </text:list-item>
      </text:list>
      <text:p text:style-name="P125"><text:span text:style-name="T33">Architetture hardware</text:span></text:p>
      <text:list text:style-name="L24">
        <text:list-item>
          <text:p text:style-name="P64">cpu/memoria/bus dati e indirizzi</text:p>
        </text:list-item>
        <text:list-item>
          <text:p text:style-name="P65">esempio di bare metal programming su microcontrollore</text:p>
        </text:list-item>
      </text:list>
      <text:p text:style-name="P125"><text:soft-page-break/><text:span text:style-name="T33">Interrupt</text:span></text:p>
      <text:list text:style-name="L25">
        <text:list-item>
          <text:p text:style-name="P66">sviluppo in interrupt handler su microcontrollore</text:p>
        </text:list-item>
      </text:list>
      <text:p text:style-name="P125"><text:span text:style-name="T33">Stack e context switch</text:span></text:p>
      <text:list text:style-name="L26">
        <text:list-item>
          <text:p text:style-name="P67">context switch su microcontrollore</text:p>
        </text:list-item>
        <text:list-item>
          <text:p text:style-name="P68">context switch in user space</text:p>
        </text:list-item>
      </text:list>
      <text:p text:style-name="P125"><text:span text:style-name="T33">Processi e Strutture del Kernel</text:span></text:p>
      <text:list text:style-name="L27">
        <text:list-item>
          <text:p text:style-name="P69">dual mode, meccanismo delle system call</text:p>
        </text:list-item>
        <text:list-item>
          <text:p text:style-name="P70">implementazione di spawn, exec, wait</text:p>
        </text:list-item>
        <text:list-item>
          <text:p text:style-name="P71">creazione di uno scheduler preemptive in user space</text:p>
        </text:list-item>
      </text:list>
      <text:p text:style-name="P125"><text:span text:style-name="T33">Thread</text:span></text:p>
      <text:list text:style-name="L28">
        <text:list-item>
          <text:p text:style-name="P72">concetti in pthread</text:p>
        </text:list-item>
        <text:list-item>
          <text:p text:style-name="P73">scheduling di thread</text:p>
        </text:list-item>
      </text:list>
      <text:p text:style-name="P125"><text:span text:style-name="T33">CPU Scheduling</text:span></text:p>
      <text:list text:style-name="L29">
        <text:list-item>
          <text:p text:style-name="P74">metriche</text:p>
        </text:list-item>
        <text:list-item>
          <text:p text:style-name="P75">FIFO, SJF, SRJF, Round Robin, Round Robin con Priorita'</text:p>
        </text:list-item>
        <text:list-item>
          <text:p text:style-name="P76">controllare lo scheduler in PTHREAD</text:p>
        </text:list-item>
      </text:list>
      <text:p text:style-name="P125"><text:span text:style-name="T33">IPC</text:span></text:p>
      <text:list text:style-name="L30">
        <text:list-item>
          <text:p text:style-name="P77">motivazioni</text:p>
        </text:list-item>
        <text:list-item>
          <text:p text:style-name="P78">mutex</text:p>
        </text:list-item>
        <text:list-item>
          <text:p text:style-name="P78">semafori</text:p>
        </text:list-item>
        <text:list-item>
          <text:p text:style-name="P78">code</text:p>
        </text:list-item>
        <text:list-item>
          <text:p text:style-name="P79">memoria condivisa</text:p>
        </text:list-item>
      </text:list>
      <text:p text:style-name="P125"><text:span text:style-name="T33">Memoria</text:span></text:p>
      <text:list text:style-name="L31">
        <text:list-item>
          <text:p text:style-name="P80">protezione della memoria</text:p>
        </text:list-item>
        <text:list-item>
          <text:p text:style-name="P81">metriche</text:p>
        </text:list-item>
        <text:list-item>
          <text:p text:style-name="P81">segmentazione</text:p>
        </text:list-item>
        <text:list-item>
          <text:p text:style-name="P81">paginazione</text:p>
        </text:list-item>
        <text:list-item>
          <text:p text:style-name="P82">traduzione di indirizzi</text:p>
        </text:list-item>
      </text:list>
      <text:p text:style-name="P125"><text:span text:style-name="T33">Memoria Virtuale</text:span></text:p>
      <text:list text:style-name="L32">
        <text:list-item>
          <text:p text:style-name="P83">metriche</text:p>
        </text:list-item>
        <text:list-item>
          <text:p text:style-name="P84">analisi delle prestazioni</text:p>
        </text:list-item>
        <text:list-item>
          <text:p text:style-name="P84">algoritmi di rimpiazzamento delle pagine</text:p>
        </text:list-item>
        <text:list-item>
          <text:p text:style-name="P85">copy on write</text:p>
        </text:list-item>
      </text:list>
      <text:p text:style-name="P126"><text:soft-page-break/><text:span text:style-name="T33">File System</text:span></text:p>
      <text:list text:style-name="L33">
        <text:list-item>
          <text:p text:style-name="P86">interfaccia al file system</text:p>
        </text:list-item>
        <text:list-item>
          <text:p text:style-name="P87">controllo degli accessi</text:p>
        </text:list-item>
        <text:list-item>
          <text:p text:style-name="P88">operazioni sui file</text:p>
        </text:list-item>
      </text:list>
      <text:p text:style-name="P126"><text:span text:style-name="T33">Implementazione del File System</text:span></text:p>
      <text:list text:style-name="L34">
        <text:list-item>
          <text:p text:style-name="P89">virtual file system</text:p>
        </text:list-item>
        <text:list-item>
          <text:p text:style-name="P90">Esempi: FAT, Inodes</text:p>
        </text:list-item>
      </text:list>
      <text:p text:style-name="P92"/>
      <text:p text:style-name="P91">------</text:p>
      <text:p text:style-name="P106">Architetture dei calcolatori</text:p>
      <text:list text:style-name="L35">
        <text:list-header>
          <text:p text:style-name="P146"/>
        </text:list-header>
      </text:list>
      <text:p text:style-name="P31"><text:span text:style-name="T58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/>
          </table:table-cell>
          <table:table-cell table:style-name="Tabella1.A1" office:value-type="string">
            <text:p text:style-name="P19"/>
          </table:table-cell>
        </table:table-row>
        <table:table-row>
          <table:table-cell table:style-name="Tabella1.A2" office:value-type="string">
            <text:p text:style-name="P19"/>
          </table:table-cell>
          <table:table-cell table:style-name="Tabella1.B2" office:value-type="string">
            <text:p text:style-name="P19">Introduzione, Rappresentazioni Numeriche e concetti fondamentali</text:p>
          </table:table-cell>
        </table:table-row>
        <table:table-row>
          <table:table-cell table:style-name="Tabella1.A3" table:number-rows-spanned="3" office:value-type="string">
            <text:p text:style-name="P19">Introduzione<text:line-break/>e Concetti Fondamentali</text:p>
          </table:table-cell>
          <table:table-cell table:style-name="Tabella1.A1" office:value-type="string">
            <text:p text:style-name="P19">Introduzione e obiettivi del corso</text:p>
          </table:table-cell>
        </table:table-row>
        <table:table-row>
          <table:covered-table-cell table:style-name="Tabella1.A3"/>
          <table:table-cell table:style-name="Tabella1.A1" office:value-type="string">
            <text:p text:style-name="P19">Perché studiare Architetture: Meltdown e Spectre, RowHammer</text:p>
          </table:table-cell>
        </table:table-row>
        <table:table-row>
          <table:covered-table-cell table:style-name="Tabella1.A3"/>
          <table:table-cell table:style-name="Tabella1.B5" office:value-type="string">
            <text:p text:style-name="P19">Numeri binari fondamenti: complemento a due, operazioni cenni sulla rappresentazione di numeri reali e numerazione dei calcolatori</text:p>
          </table:table-cell>
        </table:table-row>
        <table:table-row>
          <table:table-cell table:style-name="Tabella1.A6" table:number-rows-spanned="14" office:value-type="string">
            <text:p text:style-name="P20">Reti Logiche </text:p>
          </table:table-cell>
          <table:table-cell table:style-name="Tabella1.B6" office:value-type="string">
            <text:p text:style-name="P21">Reti Logiche Combinatorie</text:p>
          </table:table-cell>
        </table:table-row>
        <table:table-row>
          <table:covered-table-cell table:style-name="Tabella1.A6"/>
          <table:table-cell table:style-name="Tabella1.A1" office:value-type="string">
            <text:p text:style-name="P19">P/N-Mos, Porte Logiche proprietà e realizzazione con CMOS. Latency, Noise and Power consumption</text:p>
          </table:table-cell>
        </table:table-row>
        <table:table-row>
          <table:covered-table-cell table:style-name="Tabella1.A6"/>
          <table:table-cell table:style-name="Tabella1.A1" office:value-type="string">
            <text:p text:style-name="P19">Logica Booleana, assiomi, operazioni e teoremi notevoli</text:p>
          </table:table-cell>
        </table:table-row>
        <table:table-row>
          <table:covered-table-cell table:style-name="Tabella1.A6"/>
          <table:table-cell table:style-name="Tabella1.A1" office:value-type="string">
            <text:p text:style-name="P19">Funzioni Booleane: realizzazione tramite circuiti e minimizzazione. Timing e glitch, definizione di percorso critico</text:p>
          </table:table-cell>
        </table:table-row>
        <table:table-row>
          <table:covered-table-cell table:style-name="Tabella1.A6"/>
          <table:table-cell table:style-name="Tabella1.B10" office:value-type="string">
            <text:p text:style-name="P19">Circuiti Combinatori Notevoli: Encoder, Decoder, Mux, Demux, Addizionatori e Compatori. Realizzazione di circuiti combinatori tramite PLA e ROM</text:p>
          </table:table-cell>
        </table:table-row>
        <table:table-row>
          <table:covered-table-cell table:style-name="Tabella1.A6"/>
          <table:table-cell table:style-name="Tabella1.B6" office:value-type="string">
            <text:p text:style-name="P21">Reti Logiche Sequenziali</text:p>
          </table:table-cell>
        </table:table-row>
        <table:table-row>
          <table:covered-table-cell table:style-name="Tabella1.A6"/>
          <table:table-cell table:style-name="Tabella1.A1" office:value-type="string">
            <text:p text:style-name="P19">Latch, Flip-Flops e Registri</text:p>
          </table:table-cell>
        </table:table-row>
        <table:table-row>
          <table:covered-table-cell table:style-name="Tabella1.A6"/>
          <table:table-cell table:style-name="Tabella1.A1" office:value-type="string">
            <text:p text:style-name="P19">Reti Sequenziali Sincrone, Concetto di Clock. Macchine a stati finiti di mealy e moore. Design di alcune reti sequenziali. </text:p>
          </table:table-cell>
        </table:table-row>
        <table:table-row>
          <table:covered-table-cell table:style-name="Tabella1.A6"/>
          <table:table-cell table:style-name="Tabella1.B14" office:value-type="string">
            <text:p text:style-name="P19">Timing in reti sequenziali, e clock-skew</text:p>
          </table:table-cell>
        </table:table-row>
        <table:table-row>
          <table:covered-table-cell table:style-name="Tabella1.A6"/>
          <table:table-cell table:style-name="Tabella1.B15" office:value-type="string">
            <text:p text:style-name="P19">Sistema digitale complesso: SCO e SCA (esempi)</text:p>
          </table:table-cell>
        </table:table-row>
        <table:table-row>
          <table:covered-table-cell table:style-name="Tabella1.A6"/>
          <table:table-cell table:style-name="Tabella1.B6" office:value-type="string">
            <text:p text:style-name="P21">Simulazione e Design di Hardware con Verilog</text:p>
          </table:table-cell>
        </table:table-row>
        <table:table-row>
          <table:covered-table-cell table:style-name="Tabella1.A6"/>
          <table:table-cell table:style-name="Tabella1.A1" office:value-type="string">
            <text:p text:style-name="P19">Introduzione a Verilog - Costrutti e Metodologia per il design di circuiti</text:p>
          </table:table-cell>
        </table:table-row>
        <table:table-row>
          <table:covered-table-cell table:style-name="Tabella1.A6"/>
          <table:table-cell table:style-name="Tabella1.A1" office:value-type="string">
            <text:p text:style-name="P19">Realizzazione di reti Sequenziali e Combinatorie in Verilog</text:p>
          </table:table-cell>
        </table:table-row>
        <table:table-row>
          <table:covered-table-cell table:style-name="Tabella1.A6"/>
          <table:table-cell table:style-name="Tabella1.B19" office:value-type="string">
            <text:p text:style-name="P19">HDL e Verilog </text:p>
          </table:table-cell>
        </table:table-row>
        <text:soft-page-break/>
        <table:table-row>
          <table:table-cell table:style-name="Tabella1.A20" table:number-rows-spanned="7" office:value-type="string">
            <text:p text:style-name="P19">Architettura - Microarchtettura SISD</text:p>
          </table:table-cell>
          <table:table-cell table:style-name="Tabella1.B20" office:value-type="string">
            <text:p text:style-name="P21">RISC V - Architettura </text:p>
          </table:table-cell>
        </table:table-row>
        <table:table-row>
          <table:covered-table-cell table:style-name="Tabella1.A20"/>
          <table:table-cell table:style-name="Tabella1.A1" office:value-type="string">
            <text:p text:style-name="P19">Modello di Von-Neumann Tipologie di ISA e Principi di Design, Confronto tra RISC e CISC</text:p>
          </table:table-cell>
        </table:table-row>
        <table:table-row>
          <table:covered-table-cell table:style-name="Tabella1.A20"/>
          <table:table-cell table:style-name="Tabella1.A1" office:value-type="string">
            <text:p text:style-name="P19">RISC V - Assembly Language: Istruzioni, Operandi e accesso a memoria</text:p>
          </table:table-cell>
        </table:table-row>
        <table:table-row>
          <table:covered-table-cell table:style-name="Tabella1.A20"/>
          <table:table-cell table:style-name="Tabella1.B23" office:value-type="string">
            <text:p text:style-name="P19">RISC V - Linguaggio Macchina</text:p>
          </table:table-cell>
        </table:table-row>
        <table:table-row>
          <table:covered-table-cell table:style-name="Tabella1.A20"/>
          <table:table-cell table:style-name="Tabella1.B24" office:value-type="string">
            <text:p text:style-name="P21">RISC V - Microarchitetture a Singolo Ciclo e Multiciclo</text:p>
          </table:table-cell>
        </table:table-row>
        <table:table-row>
          <table:covered-table-cell table:style-name="Tabella1.A20"/>
          <table:table-cell table:style-name="Tabella1.A1" office:value-type="string">
            <text:p text:style-name="P19">Realizzazione di una microarchitettura a Singolo Ciclo per RISC-V</text:p>
          </table:table-cell>
        </table:table-row>
        <table:table-row>
          <table:covered-table-cell table:style-name="Tabella1.A20"/>
          <table:table-cell table:style-name="Tabella1.B26" office:value-type="string">
            <text:p text:style-name="P19">Realizzazione di una microarchitettura a Multi-Ciclo per RISC-V</text:p>
          </table:table-cell>
        </table:table-row>
        <table:table-row>
          <table:table-cell table:style-name="Tabella1.A27" table:number-rows-spanned="11" office:value-type="string">
            <text:p text:style-name="P19"><text:span text:style-name="T39">Parallelism</text:span><text:span text:style-name="T2"> </text:span></text:p>
          </table:table-cell>
          <table:table-cell table:style-name="Tabella1.B27" office:value-type="string">
            <text:p text:style-name="P21">Instruction Level Parallelism</text:p>
          </table:table-cell>
        </table:table-row>
        <table:table-row>
          <table:covered-table-cell table:style-name="Tabella1.A27"/>
          <table:table-cell table:style-name="Tabella1.B28" office:value-type="string">
            <text:p text:style-name="P19">Concetto di Pipeline - Realizzazione di una microarchitettura a pipeline per RISC-V a 5 stadi</text:p>
          </table:table-cell>
        </table:table-row>
        <table:table-row>
          <table:covered-table-cell table:style-name="Tabella1.A27"/>
          <table:table-cell table:style-name="Tabella1.B29" office:value-type="string">
            <text:p text:style-name="P19">Hazards - Definizione di Data Hazard e Control Hazards - Metodi per la gestione di data hazards: forwarding/bypass e pipeline stall </text:p>
          </table:table-cell>
        </table:table-row>
        <table:table-row>
          <table:covered-table-cell table:style-name="Tabella1.A27"/>
          <table:table-cell table:style-name="Tabella1.B30" office:value-type="string">
            <text:p text:style-name="P19">Metodi per la gestione di Control Hazards: Branch Prediction single bit e 2 bit</text:p>
          </table:table-cell>
        </table:table-row>
        <table:table-row>
          <table:covered-table-cell table:style-name="Tabella1.A27"/>
          <table:table-cell table:style-name="Tabella1.B31" office:value-type="string">
            <text:p text:style-name="P19">Concetti avanzati: Processori Superscalari e Esecuzione Speculative. </text:p>
          </table:table-cell>
        </table:table-row>
        <table:table-row>
          <table:covered-table-cell table:style-name="Tabella1.A27"/>
          <table:table-cell table:style-name="Tabella1.B27" office:value-type="string">
            <text:p text:style-name="P21">Data Level Parallelism: SIMD E GPU </text:p>
          </table:table-cell>
        </table:table-row>
        <table:table-row>
          <table:covered-table-cell table:style-name="Tabella1.A27"/>
          <table:table-cell table:style-name="Tabella1.B33" office:value-type="string">
            <text:p text:style-name="P19">Architetture Vettoriali </text:p>
          </table:table-cell>
        </table:table-row>
        <table:table-row>
          <table:covered-table-cell table:style-name="Tabella1.A27"/>
          <table:table-cell table:style-name="Tabella1.B34" office:value-type="string">
            <text:p text:style-name="P19">Architettura di una GPU </text:p>
          </table:table-cell>
        </table:table-row>
        <table:table-row>
          <table:covered-table-cell table:style-name="Tabella1.A27"/>
          <table:table-cell table:style-name="Tabella1.B27" office:value-type="string">
            <text:p text:style-name="P21">Thread Level Parallelism</text:p>
          </table:table-cell>
        </table:table-row>
        <table:table-row>
          <table:covered-table-cell table:style-name="Tabella1.A27"/>
          <table:table-cell table:style-name="Tabella1.B36" office:value-type="string">
            <text:p text:style-name="P19">Multi-thread</text:p>
          </table:table-cell>
        </table:table-row>
        <table:table-row>
          <table:covered-table-cell table:style-name="Tabella1.A27"/>
          <table:table-cell table:style-name="Tabella1.B37" office:value-type="string">
            <text:p text:style-name="P19">Cenni di architetture multicore </text:p>
          </table:table-cell>
        </table:table-row>
        <table:table-row>
          <table:table-cell table:style-name="Tabella1.A38" table:number-rows-spanned="5" office:value-type="string">
            <text:p text:style-name="P19">Memoria</text:p>
          </table:table-cell>
          <table:table-cell table:style-name="Tabella1.B38" office:value-type="string">
            <text:p text:style-name="P21">Gerachia di Memoria - Cache e Virtual memory</text:p>
          </table:table-cell>
        </table:table-row>
        <table:table-row>
          <table:covered-table-cell table:style-name="Tabella1.A38"/>
          <table:table-cell table:style-name="Tabella1.B39" office:value-type="string">
            <text:p text:style-name="P19">Memory Array: SRAM vs DRAM Trade-off costo/prestazioni</text:p>
          </table:table-cell>
        </table:table-row>
        <table:table-row>
          <table:covered-table-cell table:style-name="Tabella1.A38"/>
          <table:table-cell table:style-name="Tabella1.B40" office:value-type="string">
            <text:p text:style-name="P19">Concetti di Base: Miss e Associatività - Policy di scrittura write through e write back - FSM di un controller di base</text:p>
          </table:table-cell>
        </table:table-row>
        <table:table-row>
          <table:covered-table-cell table:style-name="Tabella1.A38"/>
          <table:table-cell table:style-name="Tabella1.B41" office:value-type="string">
            <text:p text:style-name="P19">Corenza della Cache in caso di mutiprocessori - Snooping protocol</text:p>
          </table:table-cell>
        </table:table-row>
        <table:table-row>
          <table:covered-table-cell table:style-name="Tabella1.A38"/>
          <table:table-cell table:style-name="Tabella1.B42" office:value-type="string">
            <text:p text:style-name="P19">Virtual Memory, e TLB </text:p>
          </table:table-cell>
        </table:table-row>
        <table:table-row>
          <table:table-cell table:style-name="Tabella1.A43" table:number-rows-spanned="3" office:value-type="string">
            <text:p text:style-name="P19">I/O</text:p>
          </table:table-cell>
          <table:table-cell table:style-name="Tabella1.B43" office:value-type="string">
            <text:p text:style-name="P19">I/O BUS</text:p>
          </table:table-cell>
        </table:table-row>
        <table:table-row>
          <table:covered-table-cell table:style-name="Tabella1.A43"/>
          <table:table-cell table:style-name="Tabella1.A1" office:value-type="string">
            <text:p text:style-name="P19"/>
          </table:table-cell>
        </table:table-row>
        <table:table-row>
          <table:covered-table-cell table:style-name="Tabella1.A43"/>
          <table:table-cell table:style-name="Tabella1.A1" office:value-type="string">
            <text:p text:style-name="P19"/>
          </table:table-cell>
        </table:table-row>
        <table:table-row>
          <table:table-cell table:style-name="Tabella1.A1" office:value-type="string">
            <text:p text:style-name="P19"/>
          </table:table-cell>
          <table:table-cell table:style-name="Tabella1.A1" office:value-type="string">
            <text:p text:style-name="P19"/>
          </table:table-cell>
        </table:table-row>
        <table:table-row>
          <table:table-cell table:style-name="Tabella1.A1" office:value-type="string">
            <text:p text:style-name="P19"/>
          </table:table-cell>
          <table:table-cell table:style-name="Tabella1.A1" office:value-type="string">
            <text:p text:style-name="P19"/>
          </table:table-cell>
        </table:table-row>
      </table:table>
      <text:p text:style-name="P31"><text:span text:style-name="T58"/></text:p>
      <text:p text:style-name="P31"><text:span text:style-name="T58">------</text:span></text:p>
      <text:p text:style-name="P31"><text:span text:style-name="T58"/></text:p>
      <text:p text:style-name="P32"><text:span text:style-name="T58">Linguaggi e tecnologie per il web</text:span></text:p>
      <text:p text:style-name="P110"><text:span text:style-name="T58">Linguaggi di markup e HTML</text:span></text:p>
      <text:list xml:id="list360130298" text:style-name="L36">
        <text:list-item>
          <text:list>
            <text:list-item>
              <text:p text:style-name="P46">World Wide Web, HTTP</text:p>
            </text:list-item>
            <text:list-item>
              <text:p text:style-name="P46">Linguaggi di markup</text:p>
            </text:list-item>
            <text:list-item>
              <text:p text:style-name="P46"><text:soft-page-break/>HTML e XHTML</text:p>
            </text:list-item>
            <text:list-item>
              <text:p text:style-name="P46">HTML5</text:p>
            </text:list-item>
            <text:list-item>
              <text:p text:style-name="P47">Fogli di stile per HTML: CSS</text:p>
            </text:list-item>
          </text:list>
        </text:list-item>
      </text:list>
      <text:p text:style-name="P52">Programmazione Web lato client</text:p>
      <text:list xml:id="list11617870355034" text:continue-numbering="true" text:style-name="L36">
        <text:list-item>
          <text:list>
            <text:list-item>
              <text:p text:style-name="P46">Aspetti dinamici in HTML</text:p>
            </text:list-item>
            <text:list-item>
              <text:p text:style-name="P46">Linguaggi di scripting lato client e lato server</text:p>
            </text:list-item>
            <text:list-item>
              <text:p text:style-name="P46">JavaScript</text:p>
            </text:list-item>
            <text:list-item>
              <text:p text:style-name="P46">Il Document Object Model (DOM) di HTML</text:p>
            </text:list-item>
            <text:list-item>
              <text:p text:style-name="P46">JSON</text:p>
            </text:list-item>
            <text:list-item>
              <text:p text:style-name="P46">AJAX</text:p>
            </text:list-item>
            <text:list-item>
              <text:p text:style-name="P46">Cenni su programmazione lato server</text:p>
            </text:list-item>
            <text:list-item>
              <text:p text:style-name="P46">Cenni su PHP e interazione con database relazionali</text:p>
            </text:list-item>
            <text:list-item>
              <text:p text:style-name="P46">Cenni su Node.js</text:p>
            </text:list-item>
            <text:list-item>
              <text:p text:style-name="P46">Framework e librerie per JavaScript</text:p>
            </text:list-item>
            <text:list-item>
              <text:p text:style-name="P46">JQuery</text:p>
            </text:list-item>
            <text:list-item>
              <text:p text:style-name="P46">Vue.js</text:p>
            </text:list-item>
          </text:list>
        </text:list-item>
      </text:list>
      <text:p text:style-name="P53">Il linguaggio XML</text:p>
      <text:list xml:id="list11617201048921" text:continue-numbering="true" text:style-name="L36">
        <text:list-item>
          <text:list>
            <text:list-item>
              <text:p text:style-name="P46">XML</text:p>
            </text:list-item>
            <text:list-item>
              <text:p text:style-name="P46">Il Document Object Model di XML</text:p>
            </text:list-item>
            <text:list-item>
              <text:p text:style-name="P48">Fogli di stile, XSL e XSLT</text:p>
            </text:list-item>
          </text:list>
        </text:list-item>
      </text:list>
      <text:p text:style-name="P50"><text:span text:style-name="T63"/></text:p>
      <text:p text:style-name="P50"><text:span text:style-name="T63">------</text:span></text:p>
      <text:p text:style-name="P50"><text:span text:style-name="T63"/></text:p>
      <text:p text:style-name="P55">Laboratorio di Architetture software e sicurezza informatica</text:p>
      <text:p text:style-name="P148"><text:span text:style-name="T5">Introduzione a SaaS e sviluppo agile (3 ore)</text:span><text:span text:style-name="T52"><text:line-break/></text:span><text:span text:style-name="T5">L'architettura delle applicazioni SaaS (3 ore)</text:span><text:span text:style-name="T52"><text:line-break/></text:span><text:span text:style-name="T5">SaaS Framework: Introduzione a Ruby (6 ore)</text:span><text:span text:style-name="T52"><text:line-break/></text:span><text:span text:style-name="T5">SaaS Framework: Introduzione a Rails (6 ore)</text:span><text:span text:style-name="T52"><text:line-break/></text:span><text:span text:style-name="T5">SaaS Framework: Advanced Rails (6 ore)</text:span><text:span text:style-name="T52"><text:line-break/></text:span><text:span text:style-name="T5">SaaS Client Framework: JavaScript (6 ore)</text:span><text:span text:style-name="T52"><text:line-break/></text:span><text:span text:style-name="T5">Requisiti: BDD e User Story (6 ore)</text:span><text:span text:style-name="T52"><text:line-break/></text:span><text:span text:style-name="T5">Test: sviluppo basato su test (6 ore)</text:span><text:span text:style-name="T52"><text:line-break/></text:span><text:span text:style-name="T5">Project Management (6 ore)</text:span><text:span text:style-name="T52"><text:line-break/></text:span><text:span text:style-name="T5">Performance, Release, Affidabilità (6 ore)</text:span><text:span text:style-name="T52"><text:line-break/></text:span><text:span text:style-name="T5">Sicurezza delle applicazioni web (6 ore)</text:span><text:span text:style-name="T49"><text:line-break/></text:span><text:span text:style-name="T59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, RobotoDraft, Helvetica, Arial, sans-serif"/>
    <style:font-face style:name="Verdana" svg:font-family="Verdana"/>
    <style:font-face style:name="Verdana1" svg:font-family="Verdana, Arial, sans-serif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2:31:12.406774582</meta:creation-date>
    <dc:date>2023-01-26T01:16:16.074185516</dc:date>
    <meta:editing-duration>PT2H42M50S</meta:editing-duration>
    <meta:editing-cycles>22</meta:editing-cycles>
    <meta:generator>LibreOffice/7.4.2.3$Linux_X86_64 LibreOffice_project/40$Build-3</meta:generator>
    <meta:document-statistic meta:table-count="1" meta:image-count="0" meta:object-count="0" meta:page-count="29" meta:paragraph-count="1074" meta:word-count="8736" meta:character-count="61341" meta:non-whitespace-character-count="53564"/>
  </office:meta>
</office:document-meta>
</file>